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Sans4"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 style:family="table">
      <style:table-properties style:width="6.6917in" fo:margin-left="0in" fo:margin-right="0.0014in" fo:margin-top="0.0785in" fo:margin-bottom="0in" table:align="margins" style:may-break-between-rows="true"/>
    </style:style>
    <style:style style:name="Table1.A" style:family="table-column">
      <style:table-column-properties style:column-width="2.0104in" style:rel-column-width="19689*"/>
    </style:style>
    <style:style style:name="Table1.B" style:family="table-column">
      <style:table-column-properties style:column-width="2.3625in" style:rel-column-width="23137*"/>
    </style:style>
    <style:style style:name="Table1.C" style:family="table-column">
      <style:table-column-properties style:column-width="2.3188in" style:rel-column-width="22709*"/>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1" style:family="table">
      <style:table-properties style:width="6.6931in" fo:margin-left="0in" fo:margin-right="0in" fo:margin-top="0.0785in" fo:margin-bottom="0.1576in" table:align="margins" style:may-break-between-rows="true"/>
    </style:style>
    <style:style style:name="Table11.A" style:family="table-column">
      <style:table-column-properties style:column-width="1.5757in" style:rel-column-width="15428*"/>
    </style:style>
    <style:style style:name="Table11.B" style:family="table-column">
      <style:table-column-properties style:column-width="5.1174in" style:rel-column-width="50107*"/>
    </style:style>
    <style:style style:name="Table11.1" style:family="table-row">
      <style:table-row-properties fo:keep-together="always"/>
    </style:style>
    <style:style style:name="Table11.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1.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2" style:family="table">
      <style:table-properties style:width="6.6931in" fo:margin-left="0in" fo:margin-right="0in" fo:margin-top="0.0785in" fo:margin-bottom="0.1576in" table:align="margins" style:may-break-between-rows="true"/>
    </style:style>
    <style:style style:name="Table12.A" style:family="table-column">
      <style:table-column-properties style:column-width="1.5764in" style:rel-column-width="15435*"/>
    </style:style>
    <style:style style:name="Table12.B" style:family="table-column">
      <style:table-column-properties style:column-width="5.1167in" style:rel-column-width="50100*"/>
    </style:style>
    <style:style style:name="Table12.1" style:family="table-row">
      <style:table-row-properties fo:keep-together="always"/>
    </style:style>
    <style:style style:name="Table12.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2.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6" style:family="table">
      <style:table-properties style:width="6.6931in" fo:margin-left="0in" fo:margin-right="0in" fo:margin-top="0.0785in" fo:margin-bottom="0.1576in" table:align="margins" style:may-break-between-rows="true"/>
    </style:style>
    <style:style style:name="Table6.A" style:family="table-column">
      <style:table-column-properties style:column-width="1.5764in" style:rel-column-width="15435*"/>
    </style:style>
    <style:style style:name="Table6.B" style:family="table-column">
      <style:table-column-properties style:column-width="5.1167in" style:rel-column-width="50100*"/>
    </style:style>
    <style:style style:name="Table6.1" style:family="table-row">
      <style:table-row-properties fo:keep-together="always"/>
    </style:style>
    <style:style style:name="Table6.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 style:family="table">
      <style:table-properties style:width="6.6931in" fo:margin-left="0in" fo:margin-right="0in" fo:margin-top="0.0785in" fo:margin-bottom="0.1576in" table:align="margins" style:may-break-between-rows="true"/>
    </style:style>
    <style:style style:name="Table4.A" style:family="table-column">
      <style:table-column-properties style:column-width="1.5764in" style:rel-column-width="15435*"/>
    </style:style>
    <style:style style:name="Table4.B" style:family="table-column">
      <style:table-column-properties style:column-width="5.1167in" style:rel-column-width="50100*"/>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3" style:family="table">
      <style:table-properties style:width="6.6931in" fo:margin-left="0in" fo:margin-right="0in" fo:margin-top="0.0785in" fo:margin-bottom="0.1576in" table:align="margins" style:may-break-between-rows="true"/>
    </style:style>
    <style:style style:name="Table13.A" style:family="table-column">
      <style:table-column-properties style:column-width="1.5764in" style:rel-column-width="15435*"/>
    </style:style>
    <style:style style:name="Table13.B" style:family="table-column">
      <style:table-column-properties style:column-width="5.1167in" style:rel-column-width="50100*"/>
    </style:style>
    <style:style style:name="Table13.1" style:family="table-row">
      <style:table-row-properties fo:keep-together="always"/>
    </style:style>
    <style:style style:name="Table13.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3.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4" style:family="table">
      <style:table-properties style:width="6.6931in" fo:margin-left="0in" fo:margin-right="0in" fo:margin-top="0.0785in" fo:margin-bottom="0.1576in" table:align="margins" style:may-break-between-rows="true"/>
    </style:style>
    <style:style style:name="Table14.A" style:family="table-column">
      <style:table-column-properties style:column-width="1.5764in" style:rel-column-width="15435*"/>
    </style:style>
    <style:style style:name="Table14.B" style:family="table-column">
      <style:table-column-properties style:column-width="5.1167in" style:rel-column-width="50100*"/>
    </style:style>
    <style:style style:name="Table14.1" style:family="table-row">
      <style:table-row-properties fo:keep-together="always"/>
    </style:style>
    <style:style style:name="Table1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5" style:family="table">
      <style:table-properties style:width="6.6896in" fo:margin-left="0in" fo:margin-right="0.0035in" fo:margin-top="0.0785in" fo:margin-bottom="0.1576in" table:align="margins" style:may-break-between-rows="true"/>
    </style:style>
    <style:style style:name="Table5.A" style:family="table-column">
      <style:table-column-properties style:column-width="1.575in" style:rel-column-width="15429*"/>
    </style:style>
    <style:style style:name="Table5.B" style:family="table-column">
      <style:table-column-properties style:column-width="5.1146in" style:rel-column-width="50106*"/>
    </style:style>
    <style:style style:name="Table5.1" style:family="table-row">
      <style:table-row-properties fo:keep-together="always"/>
    </style:style>
    <style:style style:name="Table5.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896in" fo:margin-left="0in" fo:margin-right="0.0035in" fo:margin-top="0.0785in" fo:margin-bottom="0.1576in" table:align="margins" style:may-break-between-rows="true"/>
    </style:style>
    <style:style style:name="Table7.A" style:family="table-column">
      <style:table-column-properties style:column-width="1.575in" style:rel-column-width="15429*"/>
    </style:style>
    <style:style style:name="Table7.B" style:family="table-column">
      <style:table-column-properties style:column-width="5.1146in" style:rel-column-width="50106*"/>
    </style:style>
    <style:style style:name="Table7.1" style:family="table-row">
      <style:table-row-properties fo:keep-together="always"/>
    </style:style>
    <style:style style:name="Table7.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7.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8" style:family="table">
      <style:table-properties style:width="6.6896in" fo:margin-left="0in" fo:margin-right="0.0035in" fo:margin-top="0.0785in" fo:margin-bottom="0.1576in" table:align="margins" style:may-break-between-rows="true"/>
    </style:style>
    <style:style style:name="Table8.A" style:family="table-column">
      <style:table-column-properties style:column-width="1.575in" style:rel-column-width="15429*"/>
    </style:style>
    <style:style style:name="Table8.B" style:family="table-column">
      <style:table-column-properties style:column-width="5.1146in" style:rel-column-width="50106*"/>
    </style:style>
    <style:style style:name="Table8.1" style:family="table-row">
      <style:table-row-properties fo:keep-together="always"/>
    </style:style>
    <style:style style:name="Table8.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8.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9" style:family="table">
      <style:table-properties style:width="6.6896in" fo:margin-left="0in" fo:margin-right="0.0035in" fo:margin-top="0.0785in" fo:margin-bottom="0.1576in" table:align="margins" style:may-break-between-rows="true"/>
    </style:style>
    <style:style style:name="Table9.A" style:family="table-column">
      <style:table-column-properties style:column-width="1.575in" style:rel-column-width="15429*"/>
    </style:style>
    <style:style style:name="Table9.B" style:family="table-column">
      <style:table-column-properties style:column-width="5.1146in" style:rel-column-width="50106*"/>
    </style:style>
    <style:style style:name="Table9.1" style:family="table-row">
      <style:table-row-properties fo:keep-together="always"/>
    </style:style>
    <style:style style:name="Table9.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9.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0" style:family="table">
      <style:table-properties style:width="6.6896in" fo:margin-left="0in" fo:margin-right="0.0035in" fo:margin-top="0.0785in" fo:margin-bottom="0.1576in" table:align="margins" style:may-break-between-rows="true"/>
    </style:style>
    <style:style style:name="Table10.A" style:family="table-column">
      <style:table-column-properties style:column-width="1.575in" style:rel-column-width="15429*"/>
    </style:style>
    <style:style style:name="Table10.B" style:family="table-column">
      <style:table-column-properties style:column-width="5.1146in" style:rel-column-width="50106*"/>
    </style:style>
    <style:style style:name="Table10.1" style:family="table-row">
      <style:table-row-properties fo:keep-together="always"/>
    </style:style>
    <style:style style:name="Table10.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0.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2d3e0a0"/>
    </style:style>
    <style:style style:name="P3" style:family="paragraph" style:parent-style-name="Footer">
      <style:text-properties officeooo:paragraph-rsid="0029a911"/>
    </style:style>
    <style:style style:name="P4" style:family="paragraph" style:parent-style-name="Text_20_Note">
      <style:text-properties officeooo:paragraph-rsid="00b1a1b5"/>
    </style:style>
    <style:style style:name="P5" style:family="paragraph" style:parent-style-name="Text_20_Note">
      <style:text-properties officeooo:paragraph-rsid="0152a179"/>
    </style:style>
    <style:style style:name="P6" style:family="paragraph" style:parent-style-name="Text_20_Note">
      <style:text-properties officeooo:paragraph-rsid="0157a833"/>
    </style:style>
    <style:style style:name="P7" style:family="paragraph" style:parent-style-name="Text_20_Note">
      <style:text-properties officeooo:paragraph-rsid="029b064e"/>
    </style:style>
    <style:style style:name="P8" style:family="paragraph" style:parent-style-name="Table_20_Contents">
      <style:text-properties officeooo:rsid="00dd49d0" officeooo:paragraph-rsid="00dd49d0"/>
    </style:style>
    <style:style style:name="P9" style:family="paragraph" style:parent-style-name="Table_20_Contents">
      <style:text-properties officeooo:rsid="00dddd19" officeooo:paragraph-rsid="00dddd19"/>
    </style:style>
    <style:style style:name="P10" style:family="paragraph" style:parent-style-name="Table_20_Contents">
      <style:text-properties officeooo:paragraph-rsid="00e1d038"/>
    </style:style>
    <style:style style:name="P11" style:family="paragraph" style:parent-style-name="Table_20_Contents">
      <style:text-properties officeooo:rsid="00e2be1e" officeooo:paragraph-rsid="01263360"/>
    </style:style>
    <style:style style:name="P12" style:family="paragraph" style:parent-style-name="Table_20_Contents">
      <style:text-properties officeooo:rsid="00e2be1e" officeooo:paragraph-rsid="012b8777"/>
    </style:style>
    <style:style style:name="P13" style:family="paragraph" style:parent-style-name="Table_20_Contents">
      <style:text-properties officeooo:rsid="00e2be1e" officeooo:paragraph-rsid="012dfe6d"/>
    </style:style>
    <style:style style:name="P14" style:family="paragraph" style:parent-style-name="Table_20_Contents">
      <style:text-properties officeooo:rsid="00e2be1e" officeooo:paragraph-rsid="012f0198"/>
    </style:style>
    <style:style style:name="P15" style:family="paragraph" style:parent-style-name="Table_20_Contents">
      <style:text-properties officeooo:rsid="00e2be1e" officeooo:paragraph-rsid="0136f7a0"/>
    </style:style>
    <style:style style:name="P16" style:family="paragraph" style:parent-style-name="Table_20_Contents">
      <style:text-properties officeooo:rsid="00e2be1e" officeooo:paragraph-rsid="0139497e"/>
    </style:style>
    <style:style style:name="P17" style:family="paragraph" style:parent-style-name="Table_20_Contents">
      <style:text-properties officeooo:rsid="00e2be1e" officeooo:paragraph-rsid="013c9daf"/>
    </style:style>
    <style:style style:name="P18" style:family="paragraph" style:parent-style-name="Table_20_Contents">
      <style:text-properties officeooo:rsid="00e2be1e" officeooo:paragraph-rsid="01426f8a"/>
    </style:style>
    <style:style style:name="P19" style:family="paragraph" style:parent-style-name="Table_20_Contents">
      <style:text-properties officeooo:rsid="00e2be1e" officeooo:paragraph-rsid="0131bcb4"/>
    </style:style>
    <style:style style:name="P20" style:family="paragraph" style:parent-style-name="Table_20_Contents">
      <style:text-properties officeooo:rsid="00e2be1e" officeooo:paragraph-rsid="01cc0a7c"/>
    </style:style>
    <style:style style:name="P21" style:family="paragraph" style:parent-style-name="Table_20_Contents">
      <style:text-properties officeooo:rsid="00e2be1e" officeooo:paragraph-rsid="01cf4712"/>
    </style:style>
    <style:style style:name="P22" style:family="paragraph" style:parent-style-name="Table_20_Contents">
      <style:text-properties officeooo:rsid="00e2be1e" officeooo:paragraph-rsid="00e384fa"/>
    </style:style>
    <style:style style:name="P23" style:family="paragraph" style:parent-style-name="Table_20_Contents">
      <style:text-properties officeooo:rsid="00e2be1e" officeooo:paragraph-rsid="00e50894"/>
    </style:style>
    <style:style style:name="P24" style:family="paragraph" style:parent-style-name="Table_20_Contents">
      <style:text-properties officeooo:rsid="00e2be1e" officeooo:paragraph-rsid="00e63786"/>
    </style:style>
    <style:style style:name="P25" style:family="paragraph" style:parent-style-name="Table_20_Contents">
      <style:text-properties officeooo:rsid="00e2be1e" officeooo:paragraph-rsid="018175ae"/>
    </style:style>
    <style:style style:name="P26" style:family="paragraph" style:parent-style-name="Table_20_Contents">
      <style:text-properties officeooo:rsid="00e2be1e" officeooo:paragraph-rsid="0182d5a6"/>
    </style:style>
    <style:style style:name="P27" style:family="paragraph" style:parent-style-name="Table_20_Contents">
      <style:text-properties officeooo:rsid="00e2be1e" officeooo:paragraph-rsid="013e70f6"/>
    </style:style>
    <style:style style:name="P28" style:family="paragraph" style:parent-style-name="Table_20_Contents">
      <style:text-properties officeooo:rsid="00e2be1e" officeooo:paragraph-rsid="00f3867e"/>
    </style:style>
    <style:style style:name="P29" style:family="paragraph" style:parent-style-name="Table_20_Contents">
      <style:text-properties officeooo:rsid="00e2be1e" officeooo:paragraph-rsid="00f28ffd"/>
    </style:style>
    <style:style style:name="P30" style:family="paragraph" style:parent-style-name="Table_20_Contents">
      <style:text-properties officeooo:rsid="00e2be1e" officeooo:paragraph-rsid="01849162"/>
    </style:style>
    <style:style style:name="P31" style:family="paragraph" style:parent-style-name="Table_20_Contents">
      <style:text-properties officeooo:rsid="00e2be1e" officeooo:paragraph-rsid="00e66359"/>
    </style:style>
    <style:style style:name="P32" style:family="paragraph" style:parent-style-name="Table_20_Contents">
      <style:text-properties officeooo:rsid="00e2be1e" officeooo:paragraph-rsid="01370520"/>
    </style:style>
    <style:style style:name="P33" style:family="paragraph" style:parent-style-name="Table_20_Contents">
      <style:text-properties officeooo:rsid="00e2be1e" officeooo:paragraph-rsid="01d01364"/>
    </style:style>
    <style:style style:name="P34" style:family="paragraph" style:parent-style-name="Table_20_Contents">
      <style:text-properties officeooo:rsid="00e2be1e" officeooo:paragraph-rsid="00e2be1e"/>
    </style:style>
    <style:style style:name="P35" style:family="paragraph" style:parent-style-name="Table_20_Contents">
      <style:text-properties fo:font-style="normal" officeooo:rsid="0150d25b" officeooo:paragraph-rsid="0150d25b" style:font-style-asian="normal" style:font-style-complex="normal"/>
    </style:style>
    <style:style style:name="P36" style:family="paragraph" style:parent-style-name="Table_20_Contents">
      <style:text-properties fo:font-style="normal" officeooo:rsid="0155d9f7" officeooo:paragraph-rsid="0155d9f7" style:font-style-asian="normal" style:font-style-complex="normal"/>
    </style:style>
    <style:style style:name="P37" style:family="paragraph" style:parent-style-name="Table_20_Contents">
      <style:text-properties officeooo:paragraph-rsid="0125daf9"/>
    </style:style>
    <style:style style:name="P38" style:family="paragraph" style:parent-style-name="Table_20_Contents">
      <style:text-properties officeooo:rsid="0125daf9" officeooo:paragraph-rsid="0125daf9"/>
    </style:style>
    <style:style style:name="P39" style:family="paragraph" style:parent-style-name="Table_20_Contents">
      <style:text-properties officeooo:rsid="0125daf9" officeooo:paragraph-rsid="0144d922"/>
    </style:style>
    <style:style style:name="P40" style:family="paragraph" style:parent-style-name="Table_20_Contents">
      <style:text-properties officeooo:paragraph-rsid="01263360"/>
    </style:style>
    <style:style style:name="P41" style:family="paragraph" style:parent-style-name="Table_20_Contents">
      <style:text-properties style:font-name="Liberation Sans" fo:font-size="11pt" fo:font-style="italic" officeooo:rsid="01263360" officeooo:paragraph-rsid="0126f967" fo:background-color="transparent" style:font-size-asian="10.5pt" style:font-style-asian="italic" style:font-weight-asian="normal" style:font-style-complex="italic"/>
    </style:style>
    <style:style style:name="P42" style:family="paragraph" style:parent-style-name="Table_20_Contents">
      <style:text-properties style:font-name="Liberation Sans" fo:font-size="11pt" fo:font-style="italic" officeooo:rsid="01263360" officeooo:paragraph-rsid="012761cb" fo:background-color="transparent" style:font-size-asian="10.5pt" style:font-style-asian="italic" style:font-weight-asian="normal" style:font-style-complex="italic"/>
    </style:style>
    <style:style style:name="P43" style:family="paragraph" style:parent-style-name="Table_20_Contents">
      <style:text-properties style:font-name="Liberation Sans" fo:font-size="11pt" fo:font-style="italic" officeooo:rsid="0139497e" officeooo:paragraph-rsid="013f7a82" fo:background-color="transparent" style:font-size-asian="10.5pt" style:font-style-asian="italic" style:font-weight-asian="normal" style:font-style-complex="italic"/>
    </style:style>
    <style:style style:name="P44" style:family="paragraph" style:parent-style-name="Table_20_Contents">
      <style:text-properties style:font-name="Liberation Sans" fo:font-size="11pt" fo:font-style="italic" officeooo:rsid="0139497e" officeooo:paragraph-rsid="0140ffb2" fo:background-color="transparent" style:font-size-asian="10.5pt" style:font-style-asian="italic" style:font-weight-asian="normal" style:font-style-complex="italic"/>
    </style:style>
    <style:style style:name="P45" style:family="paragraph" style:parent-style-name="Table_20_Contents">
      <style:text-properties style:font-name="Liberation Sans" fo:font-size="11pt" fo:font-style="italic" officeooo:rsid="0150d25b" officeooo:paragraph-rsid="015589a0" fo:background-color="transparent" style:font-size-asian="10.5pt" style:font-style-asian="italic" style:font-weight-asian="normal" style:font-style-complex="italic"/>
    </style:style>
    <style:style style:name="P46" style:family="paragraph" style:parent-style-name="Table_20_Contents">
      <style:text-properties style:font-name="Liberation Sans" fo:font-size="11pt" fo:font-style="italic" officeooo:rsid="0150d25b" officeooo:paragraph-rsid="0155d9f7" fo:background-color="transparent" style:font-size-asian="10.5pt" style:font-style-asian="italic" style:font-weight-asian="normal" style:font-style-complex="italic"/>
    </style:style>
    <style:style style:name="P47" style:family="paragraph" style:parent-style-name="Table_20_Contents">
      <style:text-properties style:font-name="Liberation Sans" fo:font-size="11pt" fo:font-style="italic" officeooo:rsid="0150d25b" officeooo:paragraph-rsid="015a7c06" fo:background-color="transparent" style:font-size-asian="10.5pt" style:font-style-asian="italic" style:font-weight-asian="normal" style:font-style-complex="italic"/>
    </style:style>
    <style:style style:name="P48" style:family="paragraph" style:parent-style-name="Table_20_Contents">
      <style:text-properties style:font-name="Liberation Sans" fo:font-size="11pt" fo:font-style="italic" officeooo:rsid="0150d25b" officeooo:paragraph-rsid="015bcf1f" fo:background-color="transparent" style:font-size-asian="10.5pt" style:font-style-asian="italic" style:font-weight-asian="normal" style:font-style-complex="italic"/>
    </style:style>
    <style:style style:name="P49" style:family="paragraph" style:parent-style-name="Table_20_Contents">
      <style:text-properties style:font-name="Liberation Sans" fo:font-size="11pt" fo:font-style="italic" officeooo:rsid="0150d25b" officeooo:paragraph-rsid="015e848d" fo:background-color="transparent" style:font-size-asian="10.5pt" style:font-style-asian="italic" style:font-weight-asian="normal" style:font-style-complex="italic"/>
    </style:style>
    <style:style style:name="P50" style:family="paragraph" style:parent-style-name="Table_20_Contents">
      <style:text-properties style:font-name="Liberation Sans" fo:font-size="11pt" fo:font-style="italic" officeooo:rsid="0150d25b" officeooo:paragraph-rsid="01653122" fo:background-color="transparent" style:font-size-asian="10.5pt" style:font-style-asian="italic" style:font-weight-asian="normal" style:font-style-complex="italic"/>
    </style:style>
    <style:style style:name="P51" style:family="paragraph" style:parent-style-name="Table_20_Contents">
      <style:text-properties style:font-name="Liberation Sans" fo:font-size="11pt" fo:font-style="italic" officeooo:rsid="0155d9f7" officeooo:paragraph-rsid="0155d9f7" fo:background-color="transparent" style:font-size-asian="10.5pt" style:font-style-asian="italic" style:font-weight-asian="normal" style:font-style-complex="italic"/>
    </style:style>
    <style:style style:name="P52" style:family="paragraph" style:parent-style-name="Table_20_Contents">
      <style:text-properties style:font-name="Liberation Sans" fo:font-size="11pt" fo:font-style="italic" officeooo:rsid="0155d9f7" officeooo:paragraph-rsid="01661ec8" fo:background-color="transparent" style:font-size-asian="10.5pt" style:font-style-asian="italic" style:font-weight-asian="normal" style:font-style-complex="italic"/>
    </style:style>
    <style:style style:name="P53" style:family="paragraph" style:parent-style-name="Table_20_Contents">
      <style:text-properties style:font-name="Liberation Sans" fo:font-size="11pt" fo:font-style="italic" officeooo:rsid="00e2be1e" officeooo:paragraph-rsid="016cccf8" fo:background-color="transparent" style:font-size-asian="10.5pt" style:font-style-asian="italic" style:font-weight-asian="normal" style:font-style-complex="italic"/>
    </style:style>
    <style:style style:name="P54" style:family="paragraph" style:parent-style-name="Table_20_Contents">
      <style:text-properties officeooo:rsid="0126f967" officeooo:paragraph-rsid="0126f967"/>
    </style:style>
    <style:style style:name="P55" style:family="paragraph" style:parent-style-name="Table_20_Contents">
      <style:text-properties officeooo:paragraph-rsid="012761cb"/>
    </style:style>
    <style:style style:name="P56" style:family="paragraph" style:parent-style-name="Table_20_Contents">
      <style:text-properties officeooo:paragraph-rsid="012b8777"/>
    </style:style>
    <style:style style:name="P57" style:family="paragraph" style:parent-style-name="Table_20_Contents">
      <style:text-properties style:font-name="Liberation Sans3" fo:font-size="11pt" officeooo:rsid="0133e926" officeooo:paragraph-rsid="0135980d" style:font-size-asian="10.5pt"/>
    </style:style>
    <style:style style:name="P58" style:family="paragraph" style:parent-style-name="Table_20_Contents">
      <style:text-properties style:font-name="Liberation Sans3" fo:font-size="11pt" officeooo:rsid="01661ec8" officeooo:paragraph-rsid="01661ec8" style:font-size-asian="10.5pt"/>
    </style:style>
    <style:style style:name="P59" style:family="paragraph" style:parent-style-name="Table_20_Contents">
      <style:text-properties style:font-name="Liberation Sans3" fo:font-size="11pt" officeooo:rsid="01c14b28" officeooo:paragraph-rsid="01daa6ff" style:font-size-asian="10.5pt"/>
    </style:style>
    <style:style style:name="P60" style:family="paragraph" style:parent-style-name="Table_20_Contents">
      <style:text-properties style:font-name="Liberation Sans3" fo:font-size="11pt" officeooo:rsid="013a2853" officeooo:paragraph-rsid="013a2853" style:font-size-asian="10.5pt"/>
    </style:style>
    <style:style style:name="P61" style:family="paragraph" style:parent-style-name="Table_20_Contents">
      <style:text-properties style:font-name="Liberation Sans3" fo:font-size="11pt" officeooo:rsid="01cf4712" officeooo:paragraph-rsid="02b4b594" style:font-size-asian="10.5pt"/>
    </style:style>
    <style:style style:name="P62" style:family="paragraph" style:parent-style-name="Table_20_Contents">
      <style:text-properties style:font-name="Liberation Sans3" fo:font-size="11pt" officeooo:rsid="01d01364" officeooo:paragraph-rsid="01d01364" style:font-size-asian="10.5pt"/>
    </style:style>
    <style:style style:name="P63" style:family="paragraph" style:parent-style-name="Table_20_Contents">
      <style:text-properties style:font-name="Liberation Sans3" fo:font-size="11pt" fo:font-style="normal" officeooo:rsid="0155d9f7" officeooo:paragraph-rsid="01653122" style:font-size-asian="10.5pt" style:font-style-asian="normal" style:font-style-complex="normal"/>
    </style:style>
    <style:style style:name="P64" style:family="paragraph" style:parent-style-name="Table_20_Contents">
      <style:text-properties style:font-name="Liberation Sans3" fo:font-size="11pt" fo:font-style="normal" officeooo:rsid="01c7adb1" officeooo:paragraph-rsid="01c7adb1" style:font-size-asian="10.5pt" style:font-style-asian="normal" style:font-style-complex="normal"/>
    </style:style>
    <style:style style:name="P65" style:family="paragraph" style:parent-style-name="Table_20_Contents">
      <style:text-properties officeooo:paragraph-rsid="012dfe6d"/>
    </style:style>
    <style:style style:name="P66" style:family="paragraph" style:parent-style-name="Table_20_Contents">
      <style:text-properties officeooo:paragraph-rsid="012f0198"/>
    </style:style>
    <style:style style:name="P67" style:family="paragraph" style:parent-style-name="Table_20_Contents">
      <style:text-properties officeooo:paragraph-rsid="0131bcb4"/>
    </style:style>
    <style:style style:name="P68" style:family="paragraph" style:parent-style-name="Table_20_Contents">
      <style:text-properties officeooo:rsid="0132b633" officeooo:paragraph-rsid="0132b633"/>
    </style:style>
    <style:style style:name="P69" style:family="paragraph" style:parent-style-name="Table_20_Contents">
      <style:text-properties officeooo:paragraph-rsid="013e70f6"/>
    </style:style>
    <style:style style:name="P70" style:family="paragraph" style:parent-style-name="Table_20_Contents">
      <style:text-properties officeooo:paragraph-rsid="013f7a82"/>
    </style:style>
    <style:style style:name="P71" style:family="paragraph" style:parent-style-name="Table_20_Contents">
      <style:text-properties officeooo:rsid="0140ffb2" officeooo:paragraph-rsid="0140ffb2"/>
    </style:style>
    <style:style style:name="P72" style:family="paragraph" style:parent-style-name="Table_20_Contents">
      <style:text-properties officeooo:rsid="0141cff5" officeooo:paragraph-rsid="0141cff5"/>
    </style:style>
    <style:style style:name="P73" style:family="paragraph" style:parent-style-name="Table_20_Contents">
      <style:text-properties officeooo:paragraph-rsid="0150d25b"/>
    </style:style>
    <style:style style:name="P74" style:family="paragraph" style:parent-style-name="Table_20_Contents">
      <style:text-properties officeooo:paragraph-rsid="0151bc30"/>
    </style:style>
    <style:style style:name="P75" style:family="paragraph" style:parent-style-name="Table_20_Contents">
      <style:text-properties officeooo:rsid="0151bc30" officeooo:paragraph-rsid="0151bc30"/>
    </style:style>
    <style:style style:name="P76" style:family="paragraph" style:parent-style-name="Table_20_Contents">
      <style:text-properties officeooo:paragraph-rsid="0155d9f7"/>
    </style:style>
    <style:style style:name="P77" style:family="paragraph" style:parent-style-name="Table_20_Contents">
      <style:text-properties officeooo:rsid="0155d9f7" officeooo:paragraph-rsid="0155d9f7"/>
    </style:style>
    <style:style style:name="P78" style:family="paragraph" style:parent-style-name="Table_20_Contents">
      <style:text-properties officeooo:paragraph-rsid="0157a833"/>
    </style:style>
    <style:style style:name="P79" style:family="paragraph" style:parent-style-name="Table_20_Contents">
      <style:text-properties officeooo:rsid="0157a833" officeooo:paragraph-rsid="0157a833"/>
    </style:style>
    <style:style style:name="P80" style:family="paragraph" style:parent-style-name="Table_20_Contents">
      <style:text-properties officeooo:paragraph-rsid="0157f465"/>
    </style:style>
    <style:style style:name="P81" style:family="paragraph" style:parent-style-name="Table_20_Contents">
      <style:text-properties officeooo:rsid="0157f465" officeooo:paragraph-rsid="0157f465"/>
    </style:style>
    <style:style style:name="P82" style:family="paragraph" style:parent-style-name="Table_20_Contents">
      <style:text-properties officeooo:paragraph-rsid="0158b4dd"/>
    </style:style>
    <style:style style:name="P83" style:family="paragraph" style:parent-style-name="Table_20_Contents">
      <style:text-properties officeooo:rsid="0158b4dd" officeooo:paragraph-rsid="0158b4dd"/>
    </style:style>
    <style:style style:name="P84" style:family="paragraph" style:parent-style-name="Table_20_Contents">
      <style:text-properties officeooo:rsid="015a7c06" officeooo:paragraph-rsid="015a7c06"/>
    </style:style>
    <style:style style:name="P85" style:family="paragraph" style:parent-style-name="Table_20_Contents">
      <style:text-properties officeooo:paragraph-rsid="015a7c06"/>
    </style:style>
    <style:style style:name="P86" style:family="paragraph" style:parent-style-name="Table_20_Contents">
      <style:text-properties officeooo:paragraph-rsid="015ac1f3"/>
    </style:style>
    <style:style style:name="P87" style:family="paragraph" style:parent-style-name="Table_20_Contents">
      <style:text-properties officeooo:paragraph-rsid="015b1351"/>
    </style:style>
    <style:style style:name="P88" style:family="paragraph" style:parent-style-name="Table_20_Contents">
      <style:text-properties officeooo:rsid="015b1351" officeooo:paragraph-rsid="015b1351"/>
    </style:style>
    <style:style style:name="P89" style:family="paragraph" style:parent-style-name="Table_20_Contents">
      <style:text-properties officeooo:paragraph-rsid="015b7a4a"/>
    </style:style>
    <style:style style:name="P90" style:family="paragraph" style:parent-style-name="Table_20_Contents">
      <style:text-properties officeooo:rsid="015b7a4a" officeooo:paragraph-rsid="015b7a4a"/>
    </style:style>
    <style:style style:name="P91" style:family="paragraph" style:parent-style-name="Table_20_Contents">
      <style:text-properties officeooo:rsid="015bcf1f" officeooo:paragraph-rsid="015bcf1f"/>
    </style:style>
    <style:style style:name="P92" style:family="paragraph" style:parent-style-name="Table_20_Contents">
      <style:text-properties officeooo:paragraph-rsid="015bcf1f"/>
    </style:style>
    <style:style style:name="P93" style:family="paragraph" style:parent-style-name="Table_20_Contents">
      <style:text-properties officeooo:rsid="015e848d" officeooo:paragraph-rsid="015e848d"/>
    </style:style>
    <style:style style:name="P94" style:family="paragraph" style:parent-style-name="Table_20_Contents">
      <style:text-properties officeooo:paragraph-rsid="01653122"/>
    </style:style>
    <style:style style:name="P95" style:family="paragraph" style:parent-style-name="Table_20_Contents">
      <style:text-properties officeooo:rsid="01653122" officeooo:paragraph-rsid="01653122"/>
    </style:style>
    <style:style style:name="P96" style:family="paragraph" style:parent-style-name="Table_20_Contents">
      <style:text-properties officeooo:paragraph-rsid="01661ec8"/>
    </style:style>
    <style:style style:name="P97" style:family="paragraph" style:parent-style-name="Table_20_Contents">
      <style:text-properties officeooo:paragraph-rsid="01aa6b1b"/>
    </style:style>
    <style:style style:name="P98" style:family="paragraph" style:parent-style-name="Table_20_Contents">
      <style:text-properties officeooo:rsid="01b3e171" officeooo:paragraph-rsid="01b3e171"/>
    </style:style>
    <style:style style:name="P99" style:family="paragraph" style:parent-style-name="Table_20_Contents">
      <style:text-properties officeooo:paragraph-rsid="01b3e171"/>
    </style:style>
    <style:style style:name="P100" style:family="paragraph" style:parent-style-name="Table_20_Contents">
      <style:text-properties officeooo:rsid="01b436b8" officeooo:paragraph-rsid="01b436b8"/>
    </style:style>
    <style:style style:name="P101" style:family="paragraph" style:parent-style-name="Table_20_Contents">
      <style:text-properties officeooo:rsid="01b436b8" officeooo:paragraph-rsid="01b6a988"/>
    </style:style>
    <style:style style:name="P102" style:family="paragraph" style:parent-style-name="Table_20_Contents">
      <style:text-properties officeooo:rsid="01b436b8" officeooo:paragraph-rsid="01bffdbd"/>
    </style:style>
    <style:style style:name="P103" style:family="paragraph" style:parent-style-name="Table_20_Contents">
      <style:text-properties officeooo:rsid="01b436b8" officeooo:paragraph-rsid="029a3aa2"/>
    </style:style>
    <style:style style:name="P104" style:family="paragraph" style:parent-style-name="Table_20_Contents">
      <style:text-properties officeooo:paragraph-rsid="011f83f5"/>
    </style:style>
    <style:style style:name="P105" style:family="paragraph" style:parent-style-name="Table_20_Contents">
      <style:text-properties officeooo:paragraph-rsid="01210a32"/>
    </style:style>
    <style:style style:name="P106" style:family="paragraph" style:parent-style-name="Table_20_Contents">
      <style:text-properties officeooo:paragraph-rsid="01b6a988"/>
    </style:style>
    <style:style style:name="P107" style:family="paragraph" style:parent-style-name="Table_20_Contents">
      <style:text-properties officeooo:rsid="01bffdbd" officeooo:paragraph-rsid="01bffdbd"/>
    </style:style>
    <style:style style:name="P108" style:family="paragraph" style:parent-style-name="Table_20_Contents">
      <style:text-properties officeooo:rsid="01c4d396" officeooo:paragraph-rsid="01c4d396"/>
    </style:style>
    <style:style style:name="P109" style:family="paragraph" style:parent-style-name="Table_20_Contents">
      <style:text-properties officeooo:rsid="01cc0a7c" officeooo:paragraph-rsid="01cc0a7c"/>
    </style:style>
    <style:style style:name="P110" style:family="paragraph" style:parent-style-name="Table_20_Contents">
      <style:text-properties officeooo:paragraph-rsid="01011e6e"/>
    </style:style>
    <style:style style:name="P111" style:family="paragraph" style:parent-style-name="Table_20_Contents">
      <style:text-properties officeooo:paragraph-rsid="01ae4524"/>
    </style:style>
    <style:style style:name="P112" style:family="paragraph" style:parent-style-name="Table_20_Contents">
      <style:text-properties officeooo:rsid="01ae4524" officeooo:paragraph-rsid="01ae4524"/>
    </style:style>
    <style:style style:name="P113" style:family="paragraph" style:parent-style-name="Table_20_Contents">
      <style:text-properties officeooo:paragraph-rsid="01aec2ad"/>
    </style:style>
    <style:style style:name="P114" style:family="paragraph" style:parent-style-name="Table_20_Contents">
      <style:text-properties officeooo:paragraph-rsid="01b09bd7"/>
    </style:style>
    <style:style style:name="P115" style:family="paragraph" style:parent-style-name="Table_20_Contents">
      <style:text-properties officeooo:paragraph-rsid="016cccf8"/>
    </style:style>
    <style:style style:name="P116" style:family="paragraph" style:parent-style-name="Table_20_Contents">
      <style:text-properties officeooo:paragraph-rsid="00e384fa"/>
    </style:style>
    <style:style style:name="P117" style:family="paragraph" style:parent-style-name="Table_20_Contents">
      <style:text-properties officeooo:paragraph-rsid="00e50894"/>
    </style:style>
    <style:style style:name="P118" style:family="paragraph" style:parent-style-name="Table_20_Contents">
      <style:text-properties officeooo:paragraph-rsid="00f28ffd"/>
    </style:style>
    <style:style style:name="P119" style:family="paragraph" style:parent-style-name="Table_20_Contents">
      <style:text-properties officeooo:rsid="00f3db66" officeooo:paragraph-rsid="00f3db66"/>
    </style:style>
    <style:style style:name="P120" style:family="paragraph" style:parent-style-name="Table_20_Contents">
      <style:text-properties officeooo:rsid="00f3db66" officeooo:paragraph-rsid="02abc5a9"/>
    </style:style>
    <style:style style:name="P121" style:family="paragraph" style:parent-style-name="Table_20_Contents">
      <style:text-properties officeooo:paragraph-rsid="01774615"/>
    </style:style>
    <style:style style:name="P122" style:family="paragraph" style:parent-style-name="Table_20_Contents">
      <style:text-properties officeooo:paragraph-rsid="00f59838"/>
    </style:style>
    <style:style style:name="P123" style:family="paragraph" style:parent-style-name="Table_20_Contents">
      <style:text-properties officeooo:rsid="00e63786" officeooo:paragraph-rsid="00e63786"/>
    </style:style>
    <style:style style:name="P124" style:family="paragraph" style:parent-style-name="Table_20_Contents">
      <style:text-properties officeooo:paragraph-rsid="00e81d14"/>
    </style:style>
    <style:style style:name="P125" style:family="paragraph" style:parent-style-name="Table_20_Contents">
      <style:text-properties officeooo:rsid="00e81d14" officeooo:paragraph-rsid="00e81d14"/>
    </style:style>
    <style:style style:name="P126" style:family="paragraph" style:parent-style-name="Table_20_Contents">
      <style:text-properties officeooo:paragraph-rsid="018175ae"/>
    </style:style>
    <style:style style:name="P127" style:family="paragraph" style:parent-style-name="Table_20_Contents">
      <style:text-properties officeooo:rsid="0182d5a6" officeooo:paragraph-rsid="0182d5a6"/>
    </style:style>
    <style:style style:name="P128" style:family="paragraph" style:parent-style-name="Table_20_Contents">
      <style:text-properties officeooo:paragraph-rsid="00f641fe"/>
    </style:style>
    <style:style style:name="P129" style:family="paragraph" style:parent-style-name="Table_20_Contents">
      <style:text-properties officeooo:paragraph-rsid="00f7b1f7"/>
    </style:style>
    <style:style style:name="P130" style:family="paragraph" style:parent-style-name="Table_20_Contents">
      <style:text-properties officeooo:paragraph-rsid="012c2dd5"/>
    </style:style>
    <style:style style:name="P131" style:family="paragraph" style:parent-style-name="Table_20_Contents">
      <style:text-properties officeooo:paragraph-rsid="0139497e"/>
    </style:style>
    <style:style style:name="P132" style:family="paragraph" style:parent-style-name="Table_20_Contents">
      <style:text-properties officeooo:paragraph-rsid="020a1337"/>
    </style:style>
    <style:style style:name="P133" style:family="paragraph" style:parent-style-name="Table_20_Contents">
      <style:text-properties officeooo:paragraph-rsid="013c9daf"/>
    </style:style>
    <style:style style:name="P134" style:family="paragraph" style:parent-style-name="Table_20_Contents">
      <style:text-properties officeooo:paragraph-rsid="02224fb0"/>
    </style:style>
    <style:style style:name="P135" style:family="paragraph" style:parent-style-name="Table_20_Contents">
      <style:text-properties officeooo:rsid="00f3867e" officeooo:paragraph-rsid="00f3867e"/>
    </style:style>
    <style:style style:name="P136" style:family="paragraph" style:parent-style-name="Table_20_Contents">
      <style:text-properties officeooo:paragraph-rsid="00ffab66"/>
    </style:style>
    <style:style style:name="P137" style:family="paragraph" style:parent-style-name="Table_20_Contents">
      <style:text-properties officeooo:rsid="00e66359" officeooo:paragraph-rsid="00e66359"/>
    </style:style>
    <style:style style:name="P138" style:family="paragraph" style:parent-style-name="Table_20_Contents">
      <style:text-properties officeooo:paragraph-rsid="01c14b28"/>
    </style:style>
    <style:style style:name="P139" style:family="paragraph" style:parent-style-name="Table_20_Contents">
      <style:text-properties officeooo:paragraph-rsid="01bec931"/>
    </style:style>
    <style:style style:name="P140" style:family="paragraph" style:parent-style-name="Table_20_Contents">
      <style:text-properties officeooo:paragraph-rsid="01e77672"/>
    </style:style>
    <style:style style:name="P141" style:family="paragraph" style:parent-style-name="Table_20_Contents">
      <style:text-properties officeooo:rsid="01c14b28" officeooo:paragraph-rsid="01c14b28"/>
    </style:style>
    <style:style style:name="P142" style:family="paragraph" style:parent-style-name="Table_20_Contents">
      <style:text-properties officeooo:paragraph-rsid="01c600fc"/>
    </style:style>
    <style:style style:name="P143" style:family="paragraph" style:parent-style-name="Table_20_Contents">
      <style:text-properties officeooo:paragraph-rsid="01c7adb1"/>
    </style:style>
    <style:style style:name="P144" style:family="paragraph" style:parent-style-name="Table_20_Contents">
      <style:text-properties officeooo:rsid="029a3aa2" officeooo:paragraph-rsid="029a3aa2"/>
    </style:style>
    <style:style style:name="P145" style:family="paragraph" style:parent-style-name="Table_20_Contents">
      <style:text-properties officeooo:paragraph-rsid="029e2e72"/>
    </style:style>
    <style:style style:name="P146" style:family="paragraph" style:parent-style-name="Table_20_Contents">
      <style:text-properties officeooo:rsid="029e2e72" officeooo:paragraph-rsid="029e2e72"/>
    </style:style>
    <style:style style:name="P147" style:family="paragraph" style:parent-style-name="Table_20_Contents">
      <style:text-properties officeooo:rsid="00fad841" officeooo:paragraph-rsid="00f7b1f7"/>
    </style:style>
    <style:style style:name="P148" style:family="paragraph" style:parent-style-name="Table_20_Contents">
      <style:text-properties officeooo:rsid="02abc5a9" officeooo:paragraph-rsid="02abc5a9"/>
    </style:style>
    <style:style style:name="P149" style:family="paragraph" style:parent-style-name="Table_20_Contents">
      <style:text-properties officeooo:rsid="02ac05e6" officeooo:paragraph-rsid="02ac05e6"/>
    </style:style>
    <style:style style:name="P150" style:family="paragraph" style:parent-style-name="Table_20_Contents">
      <style:text-properties officeooo:paragraph-rsid="02ae9597"/>
    </style:style>
    <style:style style:name="P151" style:family="paragraph" style:parent-style-name="Table_20_Contents">
      <style:text-properties officeooo:rsid="02ae9597" officeooo:paragraph-rsid="02ae9597"/>
    </style:style>
    <style:style style:name="P152" style:family="paragraph" style:parent-style-name="Table_20_Contents">
      <style:text-properties officeooo:paragraph-rsid="0136f7a0"/>
    </style:style>
    <style:style style:name="P153" style:family="paragraph" style:parent-style-name="Table_20_Contents">
      <style:text-properties officeooo:paragraph-rsid="01370520"/>
    </style:style>
    <style:style style:name="P154" style:family="paragraph" style:parent-style-name="Table_20_Contents">
      <style:text-properties officeooo:paragraph-rsid="01495ca0"/>
    </style:style>
    <style:style style:name="P155" style:family="paragraph" style:parent-style-name="Table_20_Contents">
      <style:text-properties officeooo:rsid="01e5fdd1" officeooo:paragraph-rsid="02b9bdeb"/>
    </style:style>
    <style:style style:name="P156" style:family="paragraph" style:parent-style-name="Table_20_Contents">
      <style:text-properties officeooo:rsid="016f6a5c" officeooo:paragraph-rsid="02b9bdeb"/>
    </style:style>
    <style:style style:name="P157" style:family="paragraph" style:parent-style-name="Table_20_Contents">
      <style:text-properties officeooo:paragraph-rsid="00e2be1e"/>
    </style:style>
    <style:style style:name="P158" style:family="paragraph" style:parent-style-name="Table_20_Contents">
      <style:text-properties officeooo:paragraph-rsid="02b9bdeb"/>
    </style:style>
    <style:style style:name="P159" style:family="paragraph" style:parent-style-name="Table_20_Contents">
      <style:text-properties officeooo:paragraph-rsid="01c9022a"/>
    </style:style>
    <style:style style:name="P160" style:family="paragraph" style:parent-style-name="Table_20_Contents">
      <style:text-properties officeooo:paragraph-rsid="0144d922"/>
    </style:style>
    <style:style style:name="P161" style:family="paragraph" style:parent-style-name="Table_20_Contents">
      <style:text-properties officeooo:paragraph-rsid="01456f0e"/>
    </style:style>
    <style:style style:name="P162" style:family="paragraph" style:parent-style-name="Table_20_Contents">
      <style:text-properties officeooo:rsid="0170a8f5" officeooo:paragraph-rsid="0170a8f5"/>
    </style:style>
    <style:style style:name="P163" style:family="paragraph" style:parent-style-name="Table_20_Contents">
      <style:text-properties officeooo:paragraph-rsid="017265d0"/>
    </style:style>
    <style:style style:name="P164" style:family="paragraph" style:parent-style-name="Table_20_Contents">
      <style:text-properties officeooo:paragraph-rsid="01426f8a"/>
    </style:style>
    <style:style style:name="P165" style:family="paragraph" style:parent-style-name="Table_20_Contents">
      <style:text-properties officeooo:rsid="02cbcf57" officeooo:paragraph-rsid="02cbcf57"/>
    </style:style>
    <style:style style:name="P166" style:family="paragraph" style:parent-style-name="Table_20_Contents">
      <style:text-properties officeooo:rsid="02d2ca34" officeooo:paragraph-rsid="02d2ca34"/>
    </style:style>
    <style:style style:name="P167" style:family="paragraph" style:parent-style-name="Table_20_Heading">
      <style:text-properties officeooo:rsid="00e2be1e" officeooo:paragraph-rsid="011e4432"/>
    </style:style>
    <style:style style:name="P168" style:family="paragraph" style:parent-style-name="Table_20_Heading">
      <style:text-properties officeooo:rsid="00e2be1e" officeooo:paragraph-rsid="014d58ba"/>
    </style:style>
    <style:style style:name="P169" style:family="paragraph" style:parent-style-name="Table_20_Heading">
      <style:text-properties officeooo:rsid="00e2be1e" officeooo:paragraph-rsid="015589a0"/>
    </style:style>
    <style:style style:name="P170" style:family="paragraph" style:parent-style-name="Table_20_Heading">
      <style:text-properties officeooo:rsid="00e2be1e" officeooo:paragraph-rsid="0155d9f7"/>
    </style:style>
    <style:style style:name="P171" style:family="paragraph" style:parent-style-name="Table_20_Heading">
      <style:text-properties officeooo:rsid="00e2be1e" officeooo:paragraph-rsid="01653122"/>
    </style:style>
    <style:style style:name="P172" style:family="paragraph" style:parent-style-name="Table_20_Heading">
      <style:text-properties officeooo:rsid="00e2be1e" officeooo:paragraph-rsid="01aa63c7"/>
    </style:style>
    <style:style style:name="P173" style:family="paragraph" style:parent-style-name="Table_20_Heading">
      <style:text-properties officeooo:rsid="00e2be1e" officeooo:paragraph-rsid="00e2be1e"/>
    </style:style>
    <style:style style:name="P174" style:family="paragraph" style:parent-style-name="Table_20_Heading">
      <style:text-properties officeooo:rsid="00e2be1e" officeooo:paragraph-rsid="02b9bdeb"/>
    </style:style>
    <style:style style:name="P175" style:family="paragraph" style:parent-style-name="Table_20_Heading">
      <style:text-properties officeooo:rsid="00e2be1e" officeooo:paragraph-rsid="02bdca14"/>
    </style:style>
    <style:style style:name="P176" style:family="paragraph" style:parent-style-name="Table_20_Heading">
      <style:text-properties officeooo:rsid="00e2be1e" officeooo:paragraph-rsid="02bed788"/>
    </style:style>
    <style:style style:name="P177" style:family="paragraph" style:parent-style-name="Table_20_Heading">
      <style:text-properties officeooo:rsid="00e2be1e" officeooo:paragraph-rsid="02bfc8fc"/>
    </style:style>
    <style:style style:name="P178" style:family="paragraph" style:parent-style-name="Text_20_body">
      <style:text-properties officeooo:paragraph-rsid="00e1d038"/>
    </style:style>
    <style:style style:name="P179" style:family="paragraph" style:parent-style-name="Text_20_body">
      <style:text-properties officeooo:paragraph-rsid="01d06599"/>
    </style:style>
    <style:style style:name="P180" style:family="paragraph" style:parent-style-name="Text_20_body">
      <style:text-properties officeooo:paragraph-rsid="00dea31b"/>
    </style:style>
    <style:style style:name="P181" style:family="paragraph" style:parent-style-name="Text_20_body">
      <style:text-properties officeooo:paragraph-rsid="029bd824"/>
    </style:style>
    <style:style style:name="P182" style:family="paragraph" style:parent-style-name="Caption">
      <style:text-properties officeooo:paragraph-rsid="02bdca14"/>
    </style:style>
    <style:style style:name="P183" style:family="paragraph" style:parent-style-name="Contents_20_3">
      <style:paragraph-properties>
        <style:tab-stops>
          <style:tab-stop style:position="6.6929in" style:type="right" style:leader-style="dotted" style:leader-text="."/>
        </style:tab-stops>
      </style:paragraph-properties>
    </style:style>
    <style:style style:name="P184" style:family="paragraph" style:parent-style-name="Contents_20_1">
      <style:paragraph-properties>
        <style:tab-stops>
          <style:tab-stop style:position="6.6929in" style:type="right" style:leader-style="dotted" style:leader-text="."/>
        </style:tab-stops>
      </style:paragraph-properties>
    </style:style>
    <style:style style:name="P185" style:family="paragraph" style:parent-style-name="Contents_20_2">
      <style:paragraph-properties>
        <style:tab-stops>
          <style:tab-stop style:position="6.6929in" style:type="right" style:leader-style="dotted" style:leader-text="."/>
        </style:tab-stops>
      </style:paragraph-properties>
    </style:style>
    <style:style style:name="P186" style:family="paragraph" style:parent-style-name="Guide_20_Name">
      <style:text-properties fo:language="en" fo:country="US" officeooo:rsid="02d98f5f" officeooo:paragraph-rsid="02d98f5f"/>
    </style:style>
    <style:style style:name="P18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88" style:family="paragraph" style:parent-style-name="Contents_20_1">
      <style:paragraph-properties>
        <style:tab-stops>
          <style:tab-stop style:position="6.6929in" style:type="right" style:leader-style="dotted" style:leader-text="."/>
        </style:tab-stops>
      </style:paragraph-properties>
    </style:style>
    <style:style style:name="P189" style:family="paragraph" style:parent-style-name="Contents_20_2">
      <style:paragraph-properties>
        <style:tab-stops>
          <style:tab-stop style:position="6.6929in" style:type="right" style:leader-style="dotted" style:leader-text="."/>
        </style:tab-stops>
      </style:paragraph-properties>
    </style:style>
    <style:style style:name="P190" style:family="paragraph" style:parent-style-name="Contents_20_3">
      <style:paragraph-properties>
        <style:tab-stops>
          <style:tab-stop style:position="6.6929in" style:type="right" style:leader-style="dotted" style:leader-text="."/>
        </style:tab-stops>
      </style:paragraph-properties>
    </style:style>
    <style:style style:name="P191" style:family="paragraph" style:parent-style-name="Heading_20_1">
      <style:text-properties officeooo:paragraph-rsid="01aa63c7"/>
    </style:style>
    <style:style style:name="P192" style:family="paragraph" style:parent-style-name="Heading_20_1">
      <style:text-properties officeooo:rsid="011c6639" officeooo:paragraph-rsid="02bfc8fc"/>
    </style:style>
    <style:style style:name="P193" style:family="paragraph" style:parent-style-name="Heading_20_1">
      <style:text-properties officeooo:rsid="014d58ba" officeooo:paragraph-rsid="014d58ba"/>
    </style:style>
    <style:style style:name="P194" style:family="paragraph" style:parent-style-name="Heading_20_1">
      <style:text-properties officeooo:rsid="015589a0" officeooo:paragraph-rsid="015589a0"/>
    </style:style>
    <style:style style:name="P195" style:family="paragraph" style:parent-style-name="Heading_20_1">
      <style:text-properties officeooo:paragraph-rsid="01653122"/>
    </style:style>
    <style:style style:name="P196" style:family="paragraph" style:parent-style-name="Heading_20_1" style:master-page-name="LOFrontMatter">
      <style:paragraph-properties style:page-number="auto"/>
      <style:text-properties fo:language="en" fo:country="US"/>
    </style:style>
    <style:style style:name="P197" style:family="paragraph" style:parent-style-name="Heading_20_1" style:master-page-name="Standard">
      <style:paragraph-properties style:page-number="auto"/>
      <style:text-properties fo:language="en" fo:country="US" officeooo:rsid="00cc7055" officeooo:paragraph-rsid="00cc7055"/>
    </style:style>
    <style:style style:name="P198" style:family="paragraph" style:parent-style-name="Heading_20_2">
      <style:text-properties officeooo:paragraph-rsid="00b1a1b5"/>
    </style:style>
    <style:style style:name="P199" style:family="paragraph" style:parent-style-name="Heading_20_2">
      <style:text-properties officeooo:rsid="02b9bdeb" officeooo:paragraph-rsid="02b9bdeb"/>
    </style:style>
    <style:style style:name="P200" style:family="paragraph" style:parent-style-name="Heading_20_2">
      <style:text-properties officeooo:rsid="02bc97e4" officeooo:paragraph-rsid="02bc97e4"/>
    </style:style>
    <style:style style:name="P201" style:family="paragraph" style:parent-style-name="Heading_20_2">
      <style:text-properties officeooo:rsid="02bdca14" officeooo:paragraph-rsid="02bdca14"/>
    </style:style>
    <style:style style:name="P202" style:family="paragraph" style:parent-style-name="Heading_20_2">
      <style:text-properties officeooo:rsid="02bdfda8" officeooo:paragraph-rsid="02bdfda8"/>
    </style:style>
    <style:style style:name="P203" style:family="paragraph" style:parent-style-name="Heading_20_2">
      <style:text-properties officeooo:paragraph-rsid="02bfc8fc"/>
    </style:style>
    <style:style style:name="P204" style:family="paragraph" style:parent-style-name="Heading_20_3">
      <style:text-properties officeooo:rsid="01040c4d" officeooo:paragraph-rsid="00b1a1b5"/>
    </style:style>
    <style:style style:name="P205" style:family="paragraph" style:parent-style-name="Heading_20_Caution">
      <style:text-properties officeooo:rsid="029b064e" officeooo:paragraph-rsid="029b064e"/>
    </style:style>
    <style:style style:name="P206" style:family="paragraph" style:parent-style-name="Heading_20_Note">
      <style:text-properties officeooo:paragraph-rsid="00b1a1b5"/>
    </style:style>
    <style:style style:name="P207" style:family="paragraph" style:parent-style-name="Heading_20_Note">
      <style:text-properties officeooo:rsid="0141cff5" officeooo:paragraph-rsid="0141cff5"/>
    </style:style>
    <style:style style:name="P208" style:family="paragraph" style:parent-style-name="Heading_20_Note">
      <style:text-properties officeooo:rsid="0152a179" officeooo:paragraph-rsid="0152a179"/>
    </style:style>
    <style:style style:name="P209" style:family="paragraph" style:parent-style-name="Heading_20_Tip">
      <style:text-properties officeooo:rsid="0157a833" officeooo:paragraph-rsid="0157a833"/>
    </style:style>
    <style:style style:name="P210" style:family="paragraph" style:parent-style-name="Table_20_Contents">
      <style:text-properties style:font-name="Liberation Sans3" fo:font-size="11pt" officeooo:rsid="013a2853" officeooo:paragraph-rsid="013a2853" style:font-size-asian="10.5pt"/>
    </style:style>
    <style:style style:name="P211" style:family="paragraph" style:parent-style-name="Table_20_Contents">
      <style:text-properties officeooo:paragraph-rsid="01e77672"/>
    </style:style>
    <style:style style:name="P212" style:family="paragraph" style:parent-style-name="Table_20_Contents">
      <style:text-properties officeooo:paragraph-rsid="01bec931"/>
    </style:style>
    <style:style style:name="P213" style:family="paragraph" style:parent-style-name="Table_20_Contents">
      <style:text-properties officeooo:paragraph-rsid="00e2be1e"/>
    </style:style>
    <style:style style:name="P214" style:family="paragraph" style:parent-style-name="Table_20_Contents">
      <style:text-properties officeooo:paragraph-rsid="017265d0"/>
    </style:style>
    <style:style style:name="P215" style:family="paragraph" style:parent-style-name="Table_20_Contents">
      <style:text-properties officeooo:paragraph-rsid="01011e6e"/>
    </style:style>
    <style:style style:name="P216" style:family="paragraph" style:parent-style-name="Table_20_Contents">
      <style:text-properties officeooo:rsid="02ae9597" officeooo:paragraph-rsid="02ae9597"/>
    </style:style>
    <style:style style:name="P217" style:family="paragraph" style:parent-style-name="Table_20_Contents">
      <style:text-properties officeooo:rsid="00e2be1e" officeooo:paragraph-rsid="013e70f6"/>
    </style:style>
    <style:style style:name="P218" style:family="paragraph" style:parent-style-name="Table_20_Contents">
      <style:text-properties officeooo:paragraph-rsid="0139497e"/>
    </style:style>
    <style:style style:name="P219" style:family="paragraph" style:parent-style-name="Table_20_Contents">
      <style:text-properties officeooo:paragraph-rsid="020a1337"/>
    </style:style>
    <style:style style:name="P220" style:family="paragraph" style:parent-style-name="Table_20_Contents">
      <style:text-properties officeooo:paragraph-rsid="013e70f6"/>
    </style:style>
    <style:style style:name="P221" style:family="paragraph" style:parent-style-name="Table_20_Contents">
      <style:text-properties officeooo:paragraph-rsid="013c9daf"/>
    </style:style>
    <style:style style:name="P222" style:family="paragraph" style:parent-style-name="Table_20_Contents">
      <style:text-properties officeooo:paragraph-rsid="015ac1f3"/>
    </style:style>
    <style:style style:name="P223" style:family="paragraph" style:parent-style-name="Table_20_Contents">
      <style:text-properties officeooo:paragraph-rsid="02224fb0"/>
    </style:style>
    <style:style style:name="P22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officeooo:rsid="0079ac0e"/>
    </style:style>
    <style:style style:name="T6" style:family="text">
      <style:text-properties officeooo:rsid="0029a911"/>
    </style:style>
    <style:style style:name="T7" style:family="text">
      <style:text-properties fo:language="en" fo:country="US"/>
    </style:style>
    <style:style style:name="T8" style:family="text">
      <style:text-properties fo:language="en" fo:country="US" officeooo:rsid="0104f082"/>
    </style:style>
    <style:style style:name="T9" style:family="text">
      <style:text-properties fo:language="en" fo:country="US" officeooo:rsid="0019deb4" style:font-name-asian="Liberation Sans4" style:font-size-asian="10.5pt" style:font-name-complex="Liberation Sans4" style:font-size-complex="10.5pt"/>
    </style:style>
    <style:style style:name="T10" style:family="text">
      <style:text-properties fo:language="en" fo:country="US" officeooo:rsid="00dea31b"/>
    </style:style>
    <style:style style:name="T11" style:family="text">
      <style:text-properties fo:language="en" fo:country="US" officeooo:rsid="02d98f5f"/>
    </style:style>
    <style:style style:name="T12" style:family="text">
      <style:text-properties style:font-name="Times New Roman"/>
    </style:style>
    <style:style style:name="T13" style:family="text">
      <style:text-properties officeooo:rsid="00232bb6"/>
    </style:style>
    <style:style style:name="T14" style:family="text">
      <style:text-properties fo:font-style="normal" officeooo:rsid="00e2be1e" style:font-style-asian="normal" style:font-style-complex="normal"/>
    </style:style>
    <style:style style:name="T15" style:family="text">
      <style:text-properties fo:font-style="normal" officeooo:rsid="015ac1f3" style:font-style-asian="normal" style:font-style-complex="normal"/>
    </style:style>
    <style:style style:name="T16" style:family="text">
      <style:text-properties fo:font-style="normal" officeooo:rsid="01aa63c7" style:font-style-asian="normal" style:font-style-complex="normal"/>
    </style:style>
    <style:style style:name="T17" style:family="text">
      <style:text-properties fo:font-style="normal" officeooo:rsid="01bec931" style:font-style-asian="normal" style:font-style-complex="normal"/>
    </style:style>
    <style:style style:name="T18" style:family="text">
      <style:text-properties fo:font-style="normal" officeooo:rsid="0299e9aa" style:font-style-asian="normal" style:font-style-complex="normal"/>
    </style:style>
    <style:style style:name="T19" style:family="text">
      <style:text-properties fo:font-style="normal" officeooo:rsid="01c9022a" style:font-style-asian="normal" style:font-style-complex="normal"/>
    </style:style>
    <style:style style:name="T20" style:family="text">
      <style:text-properties fo:font-style="normal" officeooo:rsid="01ca3199" style:font-style-asian="normal" style:font-style-complex="normal"/>
    </style:style>
    <style:style style:name="T21" style:family="text">
      <style:text-properties fo:font-style="normal" officeooo:rsid="02ce6966" style:font-style-asian="normal" style:font-style-complex="normal"/>
    </style:style>
    <style:style style:name="T22" style:family="text">
      <style:text-properties style:font-name="Liberation Sans4" fo:font-size="10.5pt" fo:language="en" fo:country="US" officeooo:rsid="0019deb4" style:font-name-asian="Liberation Sans4" style:font-size-asian="10.5pt" style:font-name-complex="Liberation Sans4" style:font-size-complex="10.5pt"/>
    </style:style>
    <style:style style:name="T23" style:family="text">
      <style:text-properties officeooo:rsid="00dd49d0"/>
    </style:style>
    <style:style style:name="T24" style:family="text">
      <style:text-properties fo:color="#000000" style:font-name="Liberation Sans" fo:font-size="32pt" fo:font-style="italic" fo:font-weight="normal" officeooo:rsid="00dd49d0" style:font-size-asian="18pt" style:font-weight-asian="bold" style:font-size-complex="18pt" style:font-weight-complex="bold"/>
    </style:style>
    <style:style style:name="T25" style:family="text">
      <style:text-properties fo:color="#000000" style:font-name="Liberation Sans" fo:font-size="32pt" fo:font-style="italic" fo:font-weight="normal" officeooo:rsid="02d803a3" style:font-size-asian="18pt" style:font-weight-asian="bold" style:font-size-complex="18pt" style:font-weight-complex="bold"/>
    </style:style>
    <style:style style:name="T26" style:family="text">
      <style:text-properties fo:color="#000000" style:text-outline="false" style:text-line-through-style="none" style:text-line-through-type="none" fo:language="en" fo:country="US" fo:text-shadow="none" style:text-underline-style="none" fo:font-weight="normal" officeooo:rsid="0019deb4" style:font-name-asian="Liberation Sans4" style:font-size-asian="10.5pt" style:font-name-complex="Liberation Sans4" style:font-size-complex="10.5pt" style:font-weight-complex="normal" style:text-overline-style="none" style:text-overline-color="font-color"/>
    </style:style>
    <style:style style:name="T27" style:family="text">
      <style:text-properties fo:color="#000000" style:text-outline="false" style:text-line-through-style="none" style:text-line-through-type="none" style:font-name="Liberation Sans3"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8" style:family="text">
      <style:text-properties fo:color="#000000" style:text-outline="false" style:text-line-through-style="none" style:text-line-through-type="none" style:font-name="Liberation Sans4" fo:font-size="10.5pt" fo:language="en" fo:country="US" fo:text-shadow="none" style:text-underline-style="none" fo:font-weight="normal" officeooo:rsid="0019deb4" style:font-name-asian="Liberation Sans4" style:font-size-asian="10.5pt" style:font-weight-asian="normal" style:font-name-complex="Liberation Sans4" style:font-size-complex="10.5pt" style:font-weight-complex="normal" style:text-overline-style="none" style:text-overline-color="font-color"/>
    </style:style>
    <style:style style:name="T29" style:family="text">
      <style:text-properties fo:color="#000000" style:text-outline="false" style:text-line-through-style="none" style:text-line-through-type="none" fo:font-size="10.4499998092651pt" fo:text-shadow="none" style:text-underline-style="none" fo:font-weight="normal" style:font-size-asian="10.4499998092651pt" style:font-size-complex="10.4499998092651pt" style:font-weight-complex="normal" style:text-overline-style="none" style:text-overline-color="font-color"/>
    </style:style>
    <style:style style:name="T30" style:family="text">
      <style:text-properties officeooo:rsid="00e9da12"/>
    </style:style>
    <style:style style:name="T31" style:family="text">
      <style:text-properties officeooo:rsid="006194b1"/>
    </style:style>
    <style:style style:name="T32" style:family="text">
      <style:text-properties style:font-name="Liberation Sans3" fo:font-size="11pt" fo:language="en" fo:country="US" officeooo:rsid="00dea31b" style:font-size-asian="10.5pt"/>
    </style:style>
    <style:style style:name="T33" style:family="text">
      <style:text-properties style:font-name="Liberation Sans3" fo:font-size="11pt" fo:language="en" fo:country="US" officeooo:rsid="00def002" style:font-size-asian="10.5pt"/>
    </style:style>
    <style:style style:name="T34" style:family="text">
      <style:text-properties style:font-name="Liberation Sans3" fo:font-size="11pt" fo:language="en" fo:country="US" officeooo:rsid="00dfbbf5" style:font-size-asian="10.5pt"/>
    </style:style>
    <style:style style:name="T35" style:family="text">
      <style:text-properties style:font-name="Liberation Sans3" fo:font-size="11pt" fo:language="en" fo:country="US" officeooo:rsid="016f27df" style:font-size-asian="10.5pt"/>
    </style:style>
    <style:style style:name="T36" style:family="text">
      <style:text-properties style:font-name="Liberation Sans3" fo:font-size="11pt" fo:language="en" fo:country="US" officeooo:rsid="01d937b8" style:font-size-asian="10.5pt"/>
    </style:style>
    <style:style style:name="T37" style:family="text">
      <style:text-properties style:font-name="Liberation Sans3" fo:font-size="11pt" fo:language="en" fo:country="US" officeooo:rsid="02393715" style:font-size-asian="10.5pt"/>
    </style:style>
    <style:style style:name="T38" style:family="text">
      <style:text-properties style:font-name="Liberation Sans3" fo:font-size="11pt" fo:language="en" fo:country="US" officeooo:rsid="023bcdca" style:font-size-asian="10.5pt"/>
    </style:style>
    <style:style style:name="T39" style:family="text">
      <style:text-properties style:font-name="Liberation Sans3" fo:font-size="11pt" fo:language="en" fo:country="US" officeooo:rsid="024bc488" style:font-size-asian="10.5pt"/>
    </style:style>
    <style:style style:name="T40" style:family="text">
      <style:text-properties style:font-name="Liberation Sans3" fo:font-size="11pt" fo:language="en" fo:country="US" officeooo:rsid="02987b93" style:font-size-asian="10.5pt"/>
    </style:style>
    <style:style style:name="T41" style:family="text">
      <style:text-properties style:font-name="Liberation Sans3" fo:font-size="11pt" fo:language="en" fo:country="US" officeooo:rsid="029bd824" style:font-size-asian="10.5pt"/>
    </style:style>
    <style:style style:name="T42" style:family="text">
      <style:text-properties style:font-name="Liberation Sans3" fo:font-size="11pt" fo:language="en" fo:country="US" officeooo:rsid="02cbcf57" style:font-size-asian="10.5pt"/>
    </style:style>
    <style:style style:name="T43" style:family="text">
      <style:text-properties style:font-name="Liberation Sans3" fo:font-size="11pt" fo:language="en" fo:country="US" officeooo:rsid="02d3e0a0" style:font-size-asian="10.5pt"/>
    </style:style>
    <style:style style:name="T44" style:family="text">
      <style:text-properties style:font-name="Liberation Sans3" fo:font-size="11pt" officeooo:rsid="00dfbbf5" style:font-size-asian="10.5pt"/>
    </style:style>
    <style:style style:name="T45" style:family="text">
      <style:text-properties style:font-name="Liberation Sans3" fo:font-size="11pt" officeooo:rsid="00e2be1e" style:font-size-asian="10.5pt"/>
    </style:style>
    <style:style style:name="T46" style:family="text">
      <style:text-properties style:font-name="Liberation Sans3" fo:font-size="11pt" officeooo:rsid="00e384fa" style:font-size-asian="10.5pt"/>
    </style:style>
    <style:style style:name="T47" style:family="text">
      <style:text-properties style:font-name="Liberation Sans3" fo:font-size="11pt" officeooo:rsid="00e63786" style:font-size-asian="10.5pt"/>
    </style:style>
    <style:style style:name="T48" style:family="text">
      <style:text-properties style:font-name="Liberation Sans3" fo:font-size="11pt" officeooo:rsid="00e50894" style:font-size-asian="10.5pt"/>
    </style:style>
    <style:style style:name="T49" style:family="text">
      <style:text-properties style:font-name="Liberation Sans3" fo:font-size="11pt" officeooo:rsid="00e66359" style:font-size-asian="10.5pt"/>
    </style:style>
    <style:style style:name="T50" style:family="text">
      <style:text-properties style:font-name="Liberation Sans3" fo:font-size="11pt" officeooo:rsid="00ed56f9" style:font-size-asian="10.5pt"/>
    </style:style>
    <style:style style:name="T51" style:family="text">
      <style:text-properties style:font-name="Liberation Sans3" fo:font-size="11pt" officeooo:rsid="00efb62f" style:font-size-asian="10.5pt"/>
    </style:style>
    <style:style style:name="T52" style:family="text">
      <style:text-properties style:font-name="Liberation Sans3" fo:font-size="11pt" officeooo:rsid="00f18648" style:font-size-asian="10.5pt"/>
    </style:style>
    <style:style style:name="T53" style:family="text">
      <style:text-properties style:font-name="Liberation Sans3" fo:font-size="11pt" officeooo:rsid="00f28ffd" style:font-size-asian="10.5pt"/>
    </style:style>
    <style:style style:name="T54" style:family="text">
      <style:text-properties style:font-name="Liberation Sans3" fo:font-size="11pt" officeooo:rsid="00f7b1f7" style:font-size-asian="10.5pt"/>
    </style:style>
    <style:style style:name="T55" style:family="text">
      <style:text-properties style:font-name="Liberation Sans3" fo:font-size="11pt" officeooo:rsid="0108576d" style:font-size-asian="10.5pt"/>
    </style:style>
    <style:style style:name="T56" style:family="text">
      <style:text-properties style:font-name="Liberation Sans3" fo:font-size="11pt" officeooo:rsid="0108ca75" style:font-size-asian="10.5pt"/>
    </style:style>
    <style:style style:name="T57" style:family="text">
      <style:text-properties style:font-name="Liberation Sans3" fo:font-size="11pt" officeooo:rsid="01095faf" style:font-size-asian="10.5pt"/>
    </style:style>
    <style:style style:name="T58" style:family="text">
      <style:text-properties style:font-name="Liberation Sans3" fo:font-size="11pt" officeooo:rsid="010aee11" style:font-size-asian="10.5pt"/>
    </style:style>
    <style:style style:name="T59" style:family="text">
      <style:text-properties style:font-name="Liberation Sans3" fo:font-size="11pt" officeooo:rsid="01100c10" style:font-size-asian="10.5pt"/>
    </style:style>
    <style:style style:name="T60" style:family="text">
      <style:text-properties style:font-name="Liberation Sans3" fo:font-size="11pt" officeooo:rsid="0112a0f7" style:font-size-asian="10.5pt"/>
    </style:style>
    <style:style style:name="T61" style:family="text">
      <style:text-properties style:font-name="Liberation Sans3" fo:font-size="11pt" officeooo:rsid="0116c5e5" style:font-size-asian="10.5pt"/>
    </style:style>
    <style:style style:name="T62" style:family="text">
      <style:text-properties style:font-name="Liberation Sans3" fo:font-size="11pt" officeooo:rsid="012bfee3" style:font-size-asian="10.5pt"/>
    </style:style>
    <style:style style:name="T63" style:family="text">
      <style:text-properties style:font-name="Liberation Sans3" fo:font-size="11pt" officeooo:rsid="012761cb" style:font-size-asian="10.5pt"/>
    </style:style>
    <style:style style:name="T64" style:family="text">
      <style:text-properties style:font-name="Liberation Sans3" fo:font-size="11pt" officeooo:rsid="012dfe6d" style:font-size-asian="10.5pt"/>
    </style:style>
    <style:style style:name="T65" style:family="text">
      <style:text-properties style:font-name="Liberation Sans3" fo:font-size="11pt" officeooo:rsid="012f23ab" style:font-size-asian="10.5pt"/>
    </style:style>
    <style:style style:name="T66" style:family="text">
      <style:text-properties style:font-name="Liberation Sans3" fo:font-size="11pt" officeooo:rsid="012fbee5" style:font-size-asian="10.5pt"/>
    </style:style>
    <style:style style:name="T67" style:family="text">
      <style:text-properties style:font-name="Liberation Sans3" fo:font-size="11pt" officeooo:rsid="0131bcb4" style:font-size-asian="10.5pt"/>
    </style:style>
    <style:style style:name="T68" style:family="text">
      <style:text-properties style:font-name="Liberation Sans3" fo:font-size="11pt" officeooo:rsid="013a2853" style:font-size-asian="10.5pt"/>
    </style:style>
    <style:style style:name="T69" style:family="text">
      <style:text-properties style:font-name="Liberation Sans3" fo:font-size="11pt" officeooo:rsid="013b2669" style:font-size-asian="10.5pt"/>
    </style:style>
    <style:style style:name="T70" style:family="text">
      <style:text-properties style:font-name="Liberation Sans3" fo:font-size="11pt" officeooo:rsid="013f7a82" style:font-size-asian="10.5pt"/>
    </style:style>
    <style:style style:name="T71" style:family="text">
      <style:text-properties style:font-name="Liberation Sans3" fo:font-size="11pt" officeooo:rsid="0151bc30" style:font-size-asian="10.5pt"/>
    </style:style>
    <style:style style:name="T72" style:family="text">
      <style:text-properties style:font-name="Liberation Sans3" fo:font-size="11pt" officeooo:rsid="0155d9f7" style:font-size-asian="10.5pt"/>
    </style:style>
    <style:style style:name="T73" style:family="text">
      <style:text-properties style:font-name="Liberation Sans3" fo:font-size="11pt" officeooo:rsid="015ac1f3" style:font-size-asian="10.5pt"/>
    </style:style>
    <style:style style:name="T74" style:family="text">
      <style:text-properties style:font-name="Liberation Sans3" fo:font-size="11pt" officeooo:rsid="01661ec8" style:font-size-asian="10.5pt"/>
    </style:style>
    <style:style style:name="T75" style:family="text">
      <style:text-properties style:font-name="Liberation Sans3" fo:font-size="11pt" officeooo:rsid="0167ad83" style:font-size-asian="10.5pt"/>
    </style:style>
    <style:style style:name="T76" style:family="text">
      <style:text-properties style:font-name="Liberation Sans3" fo:font-size="11pt" officeooo:rsid="016aacfa" style:font-size-asian="10.5pt"/>
    </style:style>
    <style:style style:name="T77" style:family="text">
      <style:text-properties style:font-name="Liberation Sans3" fo:font-size="11pt" officeooo:rsid="016b71d2" style:font-size-asian="10.5pt"/>
    </style:style>
    <style:style style:name="T78" style:family="text">
      <style:text-properties style:font-name="Liberation Sans3" fo:font-size="11pt" officeooo:rsid="016cccf8" style:font-size-asian="10.5pt"/>
    </style:style>
    <style:style style:name="T79" style:family="text">
      <style:text-properties style:font-name="Liberation Sans3" fo:font-size="11pt" officeooo:rsid="0173f63e" style:font-size-asian="10.5pt"/>
    </style:style>
    <style:style style:name="T80" style:family="text">
      <style:text-properties style:font-name="Liberation Sans3" fo:font-size="11pt" officeooo:rsid="00f59838" style:font-size-asian="10.5pt"/>
    </style:style>
    <style:style style:name="T81" style:family="text">
      <style:text-properties style:font-name="Liberation Sans3" fo:font-size="11pt" officeooo:rsid="01774615" style:font-size-asian="10.5pt"/>
    </style:style>
    <style:style style:name="T82" style:family="text">
      <style:text-properties style:font-name="Liberation Sans3" fo:font-size="11pt" officeooo:rsid="0178b486" style:font-size-asian="10.5pt"/>
    </style:style>
    <style:style style:name="T83" style:family="text">
      <style:text-properties style:font-name="Liberation Sans3" fo:font-size="11pt" officeooo:rsid="017d21a0" style:font-size-asian="10.5pt"/>
    </style:style>
    <style:style style:name="T84" style:family="text">
      <style:text-properties style:font-name="Liberation Sans3" fo:font-size="11pt" officeooo:rsid="017f04ac" style:font-size-asian="10.5pt"/>
    </style:style>
    <style:style style:name="T85" style:family="text">
      <style:text-properties style:font-name="Liberation Sans3" fo:font-size="11pt" officeooo:rsid="018175ae" style:font-size-asian="10.5pt"/>
    </style:style>
    <style:style style:name="T86" style:family="text">
      <style:text-properties style:font-name="Liberation Sans3" fo:font-size="11pt" officeooo:rsid="01845fb8" style:font-size-asian="10.5pt"/>
    </style:style>
    <style:style style:name="T87" style:family="text">
      <style:text-properties style:font-name="Liberation Sans3" fo:font-size="11pt" officeooo:rsid="018b9180" style:font-size-asian="10.5pt"/>
    </style:style>
    <style:style style:name="T88" style:family="text">
      <style:text-properties style:font-name="Liberation Sans3" fo:font-size="11pt" officeooo:rsid="01918f13" style:font-size-asian="10.5pt"/>
    </style:style>
    <style:style style:name="T89" style:family="text">
      <style:text-properties style:font-name="Liberation Sans3" fo:font-size="11pt" officeooo:rsid="01929887" style:font-size-asian="10.5pt"/>
    </style:style>
    <style:style style:name="T90" style:family="text">
      <style:text-properties style:font-name="Liberation Sans3" fo:font-size="11pt" officeooo:rsid="01961cbc" style:font-size-asian="10.5pt"/>
    </style:style>
    <style:style style:name="T91" style:family="text">
      <style:text-properties style:font-name="Liberation Sans3" fo:font-size="11pt" officeooo:rsid="019c86f5" style:font-size-asian="10.5pt"/>
    </style:style>
    <style:style style:name="T92" style:family="text">
      <style:text-properties style:font-name="Liberation Sans3" fo:font-size="11pt" officeooo:rsid="019e01af" style:font-size-asian="10.5pt"/>
    </style:style>
    <style:style style:name="T93" style:family="text">
      <style:text-properties style:font-name="Liberation Sans3" fo:font-size="11pt" officeooo:rsid="019ebee5" style:font-size-asian="10.5pt"/>
    </style:style>
    <style:style style:name="T94" style:family="text">
      <style:text-properties style:font-name="Liberation Sans3" fo:font-size="11pt" officeooo:rsid="019ed468" style:font-size-asian="10.5pt"/>
    </style:style>
    <style:style style:name="T95" style:family="text">
      <style:text-properties style:font-name="Liberation Sans3" fo:font-size="11pt" officeooo:rsid="019f7956" style:font-size-asian="10.5pt"/>
    </style:style>
    <style:style style:name="T96" style:family="text">
      <style:text-properties style:font-name="Liberation Sans3" fo:font-size="11pt" officeooo:rsid="01a041e9" style:font-size-asian="10.5pt"/>
    </style:style>
    <style:style style:name="T97" style:family="text">
      <style:text-properties style:font-name="Liberation Sans3" fo:font-size="11pt" officeooo:rsid="01a2aff8" style:font-size-asian="10.5pt"/>
    </style:style>
    <style:style style:name="T98" style:family="text">
      <style:text-properties style:font-name="Liberation Sans3" fo:font-size="11pt" officeooo:rsid="01a373de" style:font-size-asian="10.5pt"/>
    </style:style>
    <style:style style:name="T99" style:family="text">
      <style:text-properties style:font-name="Liberation Sans3" fo:font-size="11pt" officeooo:rsid="011f83f5" style:font-size-asian="10.5pt"/>
    </style:style>
    <style:style style:name="T100" style:family="text">
      <style:text-properties style:font-name="Liberation Sans3" fo:font-size="11pt" officeooo:rsid="01a44972" style:font-size-asian="10.5pt"/>
    </style:style>
    <style:style style:name="T101" style:family="text">
      <style:text-properties style:font-name="Liberation Sans3" fo:font-size="11pt" officeooo:rsid="00ffab66" style:font-size-asian="10.5pt"/>
    </style:style>
    <style:style style:name="T102" style:family="text">
      <style:text-properties style:font-name="Liberation Sans3" fo:font-size="11pt" officeooo:rsid="01a8e95c" style:font-size-asian="10.5pt"/>
    </style:style>
    <style:style style:name="T103" style:family="text">
      <style:text-properties style:font-name="Liberation Sans3" fo:font-size="11pt" officeooo:rsid="01b09bd7" style:font-size-asian="10.5pt"/>
    </style:style>
    <style:style style:name="T104" style:family="text">
      <style:text-properties style:font-name="Liberation Sans3" fo:font-size="11pt" officeooo:rsid="01b26886" style:font-size-asian="10.5pt"/>
    </style:style>
    <style:style style:name="T105" style:family="text">
      <style:text-properties style:font-name="Liberation Sans3" fo:font-size="11pt" officeooo:rsid="01210a32" style:font-size-asian="10.5pt"/>
    </style:style>
    <style:style style:name="T106" style:family="text">
      <style:text-properties style:font-name="Liberation Sans3" fo:font-size="11pt" officeooo:rsid="01b77b25" style:font-size-asian="10.5pt"/>
    </style:style>
    <style:style style:name="T107" style:family="text">
      <style:text-properties style:font-name="Liberation Sans3" fo:font-size="11pt" officeooo:rsid="01bec931" style:font-size-asian="10.5pt"/>
    </style:style>
    <style:style style:name="T108" style:family="text">
      <style:text-properties style:font-name="Liberation Sans3" fo:font-size="11pt" officeooo:rsid="01c05c14" style:font-size-asian="10.5pt"/>
    </style:style>
    <style:style style:name="T109" style:family="text">
      <style:text-properties style:font-name="Liberation Sans3" fo:font-size="11pt" officeooo:rsid="01c7adb1" style:font-size-asian="10.5pt"/>
    </style:style>
    <style:style style:name="T110" style:family="text">
      <style:text-properties style:font-name="Liberation Sans3" fo:font-size="11pt" officeooo:rsid="01dac49f" style:font-size-asian="10.5pt"/>
    </style:style>
    <style:style style:name="T111" style:family="text">
      <style:text-properties style:font-name="Liberation Sans3" fo:font-size="11pt" officeooo:rsid="01b3e171" style:font-size-asian="10.5pt"/>
    </style:style>
    <style:style style:name="T112" style:family="text">
      <style:text-properties style:font-name="Liberation Sans3" fo:font-size="11pt" officeooo:rsid="01dc8ebd" style:font-size-asian="10.5pt"/>
    </style:style>
    <style:style style:name="T113" style:family="text">
      <style:text-properties style:font-name="Liberation Sans3" fo:font-size="11pt" officeooo:rsid="01e6dcc7" style:font-size-asian="10.5pt"/>
    </style:style>
    <style:style style:name="T114" style:family="text">
      <style:text-properties style:font-name="Liberation Sans3" fo:font-size="11pt" officeooo:rsid="01ed502f" style:font-size-asian="10.5pt"/>
    </style:style>
    <style:style style:name="T115" style:family="text">
      <style:text-properties style:font-name="Liberation Sans3" fo:font-size="11pt" officeooo:rsid="01efbcb6" style:font-size-asian="10.5pt"/>
    </style:style>
    <style:style style:name="T116" style:family="text">
      <style:text-properties style:font-name="Liberation Sans3" fo:font-size="11pt" officeooo:rsid="01f337a9" style:font-size-asian="10.5pt"/>
    </style:style>
    <style:style style:name="T117" style:family="text">
      <style:text-properties style:font-name="Liberation Sans3" fo:font-size="11pt" officeooo:rsid="01f3cac7" style:font-size-asian="10.5pt"/>
    </style:style>
    <style:style style:name="T118" style:family="text">
      <style:text-properties style:font-name="Liberation Sans3" fo:font-size="11pt" officeooo:rsid="01f461d7" style:font-size-asian="10.5pt"/>
    </style:style>
    <style:style style:name="T119" style:family="text">
      <style:text-properties style:font-name="Liberation Sans3" fo:font-size="11pt" officeooo:rsid="01f7175c" style:font-size-asian="10.5pt"/>
    </style:style>
    <style:style style:name="T120" style:family="text">
      <style:text-properties style:font-name="Liberation Sans3" fo:font-size="11pt" officeooo:rsid="01f7c229" style:font-size-asian="10.5pt"/>
    </style:style>
    <style:style style:name="T121" style:family="text">
      <style:text-properties style:font-name="Liberation Sans3" fo:font-size="11pt" officeooo:rsid="01f934a1" style:font-size-asian="10.5pt"/>
    </style:style>
    <style:style style:name="T122" style:family="text">
      <style:text-properties style:font-name="Liberation Sans3" fo:font-size="11pt" officeooo:rsid="01aec2ad" style:font-size-asian="10.5pt"/>
    </style:style>
    <style:style style:name="T123" style:family="text">
      <style:text-properties style:font-name="Liberation Sans3" fo:font-size="11pt" officeooo:rsid="01fb1786" style:font-size-asian="10.5pt"/>
    </style:style>
    <style:style style:name="T124" style:family="text">
      <style:text-properties style:font-name="Liberation Sans3" fo:font-size="11pt" officeooo:rsid="02053918" style:font-size-asian="10.5pt"/>
    </style:style>
    <style:style style:name="T125" style:family="text">
      <style:text-properties style:font-name="Liberation Sans3" fo:font-size="11pt" officeooo:rsid="0139497e" style:font-size-asian="10.5pt"/>
    </style:style>
    <style:style style:name="T126" style:family="text">
      <style:text-properties style:font-name="Liberation Sans3" fo:font-size="11pt" officeooo:rsid="0208b37d" style:font-size-asian="10.5pt"/>
    </style:style>
    <style:style style:name="T127" style:family="text">
      <style:text-properties style:font-name="Liberation Sans3" fo:font-size="11pt" officeooo:rsid="020fdfef" style:font-size-asian="10.5pt"/>
    </style:style>
    <style:style style:name="T128" style:family="text">
      <style:text-properties style:font-name="Liberation Sans3" fo:font-size="11pt" officeooo:rsid="0244c022" style:font-size-asian="10.5pt"/>
    </style:style>
    <style:style style:name="T129" style:family="text">
      <style:text-properties style:font-name="Liberation Sans3" fo:font-size="11pt" officeooo:rsid="01aa6b1b" style:font-size-asian="10.5pt"/>
    </style:style>
    <style:style style:name="T130" style:family="text">
      <style:text-properties style:font-name="Liberation Sans3" fo:font-size="11pt" officeooo:rsid="025f7a25" style:font-size-asian="10.5pt"/>
    </style:style>
    <style:style style:name="T131" style:family="text">
      <style:text-properties style:font-name="Liberation Sans3" fo:font-size="11pt" officeooo:rsid="0260fd55" style:font-size-asian="10.5pt"/>
    </style:style>
    <style:style style:name="T132" style:family="text">
      <style:text-properties style:font-name="Liberation Sans3" fo:font-size="11pt" officeooo:rsid="02628e41" style:font-size-asian="10.5pt"/>
    </style:style>
    <style:style style:name="T133" style:family="text">
      <style:text-properties style:font-name="Liberation Sans3" fo:font-size="11pt" officeooo:rsid="026ef618" style:font-size-asian="10.5pt"/>
    </style:style>
    <style:style style:name="T134" style:family="text">
      <style:text-properties style:font-name="Liberation Sans3" fo:font-size="11pt" officeooo:rsid="0270a79a" style:font-size-asian="10.5pt"/>
    </style:style>
    <style:style style:name="T135" style:family="text">
      <style:text-properties style:font-name="Liberation Sans3" fo:font-size="11pt" officeooo:rsid="02725ea5" style:font-size-asian="10.5pt"/>
    </style:style>
    <style:style style:name="T136" style:family="text">
      <style:text-properties style:font-name="Liberation Sans3" fo:font-size="11pt" officeooo:rsid="0272aba0" style:font-size-asian="10.5pt"/>
    </style:style>
    <style:style style:name="T137" style:family="text">
      <style:text-properties style:font-name="Liberation Sans3" fo:font-size="11pt" officeooo:rsid="02747492" style:font-size-asian="10.5pt"/>
    </style:style>
    <style:style style:name="T138" style:family="text">
      <style:text-properties style:font-name="Liberation Sans3" fo:font-size="11pt" officeooo:rsid="02757892" style:font-size-asian="10.5pt"/>
    </style:style>
    <style:style style:name="T139" style:family="text">
      <style:text-properties style:font-name="Liberation Sans3" fo:font-size="11pt" officeooo:rsid="0277c44b" style:font-size-asian="10.5pt"/>
    </style:style>
    <style:style style:name="T140" style:family="text">
      <style:text-properties style:font-name="Liberation Sans3" fo:font-size="11pt" officeooo:rsid="027ab4f7" style:font-size-asian="10.5pt"/>
    </style:style>
    <style:style style:name="T141" style:family="text">
      <style:text-properties style:font-name="Liberation Sans3" fo:font-size="11pt" officeooo:rsid="00f641fe" style:font-size-asian="10.5pt"/>
    </style:style>
    <style:style style:name="T142" style:family="text">
      <style:text-properties style:font-name="Liberation Sans3" fo:font-size="11pt" officeooo:rsid="027c7f1e" style:font-size-asian="10.5pt"/>
    </style:style>
    <style:style style:name="T143" style:family="text">
      <style:text-properties style:font-name="Liberation Sans3" fo:font-size="11pt" officeooo:rsid="027ecec8" style:font-size-asian="10.5pt"/>
    </style:style>
    <style:style style:name="T144" style:family="text">
      <style:text-properties style:font-name="Liberation Sans3" fo:font-size="11pt" officeooo:rsid="0284af10" style:font-size-asian="10.5pt"/>
    </style:style>
    <style:style style:name="T145" style:family="text">
      <style:text-properties style:font-name="Liberation Sans3" fo:font-size="11pt" officeooo:rsid="029b064e" style:font-size-asian="10.5pt" style:font-weight-asian="normal" style:font-weight-complex="normal"/>
    </style:style>
    <style:style style:name="T146" style:family="text">
      <style:text-properties style:font-name="Liberation Sans3" fo:font-size="11pt" officeooo:rsid="029d3780" style:font-size-asian="10.5pt" style:font-weight-asian="normal" style:font-weight-complex="normal"/>
    </style:style>
    <style:style style:name="T147" style:family="text">
      <style:text-properties style:font-name="Liberation Sans3" fo:font-size="11pt" officeooo:rsid="029c784e" style:font-size-asian="10.5pt"/>
    </style:style>
    <style:style style:name="T148" style:family="text">
      <style:text-properties style:font-name="Liberation Sans3" fo:font-size="11pt" officeooo:rsid="029fdc86" style:font-size-asian="10.5pt"/>
    </style:style>
    <style:style style:name="T149" style:family="text">
      <style:text-properties style:font-name="Liberation Sans3" fo:font-size="11pt" officeooo:rsid="02a0f56b" style:font-size-asian="10.5pt"/>
    </style:style>
    <style:style style:name="T150" style:family="text">
      <style:text-properties style:font-name="Liberation Sans3" fo:font-size="11pt" officeooo:rsid="02a2cfe0" style:font-size-asian="10.5pt"/>
    </style:style>
    <style:style style:name="T151" style:family="text">
      <style:text-properties style:font-name="Liberation Sans3" fo:font-size="11pt" officeooo:rsid="02a31d0a" style:font-size-asian="10.5pt"/>
    </style:style>
    <style:style style:name="T152" style:family="text">
      <style:text-properties style:font-name="Liberation Sans3" fo:font-size="11pt" officeooo:rsid="02a47538" style:font-size-asian="10.5pt"/>
    </style:style>
    <style:style style:name="T153" style:family="text">
      <style:text-properties style:font-name="Liberation Sans3" fo:font-size="11pt" officeooo:rsid="02a7e816" style:font-size-asian="10.5pt"/>
    </style:style>
    <style:style style:name="T154" style:family="text">
      <style:text-properties style:font-name="Liberation Sans3" fo:font-size="11pt" officeooo:rsid="02ac8e64" style:font-size-asian="10.5pt"/>
    </style:style>
    <style:style style:name="T155" style:family="text">
      <style:text-properties style:font-name="Liberation Sans3" fo:font-size="11pt" officeooo:rsid="02b01c11" style:font-size-asian="10.5pt"/>
    </style:style>
    <style:style style:name="T156" style:family="text">
      <style:text-properties style:font-name="Liberation Sans3" fo:font-size="11pt" officeooo:rsid="02b34d44" style:font-size-asian="10.5pt"/>
    </style:style>
    <style:style style:name="T157" style:family="text">
      <style:text-properties style:font-name="Liberation Sans3" fo:font-size="11pt" officeooo:rsid="0136f7a0" style:font-size-asian="10.5pt"/>
    </style:style>
    <style:style style:name="T158" style:family="text">
      <style:text-properties style:font-name="Liberation Sans3" fo:font-size="11pt" officeooo:rsid="01370520" style:font-size-asian="10.5pt"/>
    </style:style>
    <style:style style:name="T159" style:family="text">
      <style:text-properties style:font-name="Liberation Sans3" fo:font-size="11pt" officeooo:rsid="0137c217" style:font-size-asian="10.5pt"/>
    </style:style>
    <style:style style:name="T160" style:family="text">
      <style:text-properties style:font-name="Liberation Sans3" fo:font-size="11pt" officeooo:rsid="01495ca0" style:font-size-asian="10.5pt"/>
    </style:style>
    <style:style style:name="T161" style:family="text">
      <style:text-properties style:font-name="Liberation Sans3" fo:font-size="11pt" officeooo:rsid="02b700cb" style:font-size-asian="10.5pt"/>
    </style:style>
    <style:style style:name="T162" style:family="text">
      <style:text-properties style:font-name="Liberation Sans3" fo:font-size="11pt" officeooo:rsid="02197568" style:font-size-asian="10.5pt"/>
    </style:style>
    <style:style style:name="T163" style:family="text">
      <style:text-properties style:font-name="Liberation Sans3" fo:font-size="11pt" officeooo:rsid="02c1c4b5" style:font-size-asian="10.5pt"/>
    </style:style>
    <style:style style:name="T164" style:family="text">
      <style:text-properties style:font-name="Liberation Sans3" fo:font-size="11pt" officeooo:rsid="02cbcf57" style:font-size-asian="10.5pt"/>
    </style:style>
    <style:style style:name="T165" style:family="text">
      <style:text-properties style:font-name="Liberation Sans3" fo:font-size="11pt" officeooo:rsid="02ce6966" style:font-size-asian="10.5pt"/>
    </style:style>
    <style:style style:name="T166" style:family="text">
      <style:text-properties style:font-name="Liberation Sans3" fo:font-size="11pt" fo:font-style="normal" officeooo:rsid="015ac1f3" style:font-size-asian="10.5pt" style:font-style-asian="normal" style:font-style-complex="normal"/>
    </style:style>
    <style:style style:name="T167" style:family="text">
      <style:text-properties style:font-name="Liberation Sans3" fo:font-size="11pt" fo:font-style="normal" officeooo:rsid="0169a9b7" style:font-size-asian="10.5pt" style:font-style-asian="normal" style:font-style-complex="normal"/>
    </style:style>
    <style:style style:name="T168" style:family="text">
      <style:text-properties style:font-name="Liberation Sans3" fo:font-size="11pt" fo:font-style="normal" officeooo:rsid="01bec931" style:font-size-asian="10.5pt" style:font-style-asian="normal" style:font-style-complex="normal"/>
    </style:style>
    <style:style style:name="T169" style:family="text">
      <style:text-properties style:font-name="Liberation Sans3" fo:font-size="11pt" fo:font-style="normal" officeooo:rsid="0246f050" style:font-size-asian="10.5pt" style:font-style-asian="normal" style:font-style-complex="normal"/>
    </style:style>
    <style:style style:name="T170" style:family="text">
      <style:text-properties style:font-name="Liberation Sans3" fo:font-size="11pt" fo:font-style="normal" officeooo:rsid="0257c535" style:font-size-asian="10.5pt" style:font-style-asian="normal" style:font-style-complex="normal"/>
    </style:style>
    <style:style style:name="T171" style:family="text">
      <style:text-properties style:font-name="Liberation Sans3" fo:font-size="11pt" fo:font-style="normal" officeooo:rsid="01e77672" style:font-size-asian="10.5pt" style:font-style-asian="normal" style:font-style-complex="normal"/>
    </style:style>
    <style:style style:name="T172" style:family="text">
      <style:text-properties style:font-name="Liberation Sans3" fo:font-size="11pt" fo:font-style="normal" officeooo:rsid="02725ea5" style:font-size-asian="10.5pt" style:font-style-asian="normal" style:font-style-complex="normal"/>
    </style:style>
    <style:style style:name="T173" style:family="text">
      <style:text-properties style:font-name="Liberation Sans3" fo:font-size="11pt" fo:font-style="normal" officeooo:rsid="0299e9aa" style:font-size-asian="10.5pt" style:font-style-asian="normal" style:font-style-complex="normal"/>
    </style:style>
    <style:style style:name="T174" style:family="text">
      <style:text-properties style:font-name="Liberation Sans3" fo:font-size="11pt" fo:font-style="normal" officeooo:rsid="02a55eaf" style:font-size-asian="10.5pt" style:font-style-asian="normal" style:font-style-complex="normal"/>
    </style:style>
    <style:style style:name="T175" style:family="text">
      <style:text-properties style:font-name="Liberation Sans3" fo:font-size="11pt" fo:font-style="normal" officeooo:rsid="02a6d6da" style:font-size-asian="10.5pt" style:font-style-asian="normal" style:font-style-complex="normal"/>
    </style:style>
    <style:style style:name="T176" style:family="text">
      <style:text-properties style:font-name="Liberation Sans3" fo:font-size="11pt" fo:font-style="normal" officeooo:rsid="02cbcf57" style:font-size-asian="10.5pt" style:font-style-asian="normal" style:font-style-complex="normal"/>
    </style:style>
    <style:style style:name="T177" style:family="text">
      <style:text-properties fo:font-size="11pt" officeooo:rsid="0155d9f7" style:font-size-asian="10.5pt"/>
    </style:style>
    <style:style style:name="T178" style:family="text">
      <style:text-properties fo:font-size="11pt" officeooo:rsid="0157a833" style:font-size-asian="10.5pt"/>
    </style:style>
    <style:style style:name="T179" style:family="text">
      <style:text-properties fo:font-size="11pt" officeooo:rsid="0157f465" style:font-size-asian="10.5pt"/>
    </style:style>
    <style:style style:name="T180" style:family="text">
      <style:text-properties fo:font-size="11pt" officeooo:rsid="0158b4dd" style:font-size-asian="10.5pt"/>
    </style:style>
    <style:style style:name="T181" style:family="text">
      <style:text-properties fo:font-size="11pt" officeooo:rsid="015a7c06" style:font-size-asian="10.5pt"/>
    </style:style>
    <style:style style:name="T182" style:family="text">
      <style:text-properties fo:font-size="11pt" officeooo:rsid="015bcf1f" style:font-size-asian="10.5pt"/>
    </style:style>
    <style:style style:name="T183" style:family="text">
      <style:text-properties fo:font-size="11pt" officeooo:rsid="01653122" style:font-size-asian="10.5pt"/>
    </style:style>
    <style:style style:name="T184" style:family="text">
      <style:text-properties fo:font-size="11pt" officeooo:rsid="01c600fc" style:font-size-asian="10.5pt"/>
    </style:style>
    <style:style style:name="T185" style:family="text">
      <style:text-properties fo:font-size="11pt" officeooo:rsid="01d5d923" style:font-size-asian="10.5pt"/>
    </style:style>
    <style:style style:name="T186" style:family="text">
      <style:text-properties officeooo:rsid="00dfbbf5"/>
    </style:style>
    <style:style style:name="T187" style:family="text">
      <style:text-properties officeooo:rsid="00e1ab65"/>
    </style:style>
    <style:style style:name="T188" style:family="text">
      <style:text-properties officeooo:rsid="00e2be1e"/>
    </style:style>
    <style:style style:name="T189" style:family="text">
      <style:text-properties fo:color="#18a303" style:font-name="Liberation Sans2" fo:font-size="16pt" fo:font-style="normal" fo:font-weight="bold" officeooo:rsid="00e2be1e" style:font-size-asian="12.0500001907349pt" style:font-style-asian="normal" style:font-weight-asian="bold" style:font-size-complex="13.8000001907349pt" style:font-style-complex="normal" style:font-weight-complex="bold"/>
    </style:style>
    <style:style style:name="T190" style:family="text">
      <style:text-properties fo:color="#18a303" style:font-name="Liberation Sans2" fo:font-size="16pt" fo:font-style="normal" fo:font-weight="bold" officeooo:rsid="011a6afb" style:font-size-asian="12.0500001907349pt" style:font-style-asian="normal" style:font-weight-asian="bold" style:font-size-complex="13.8000001907349pt" style:font-style-complex="normal" style:font-weight-complex="bold"/>
    </style:style>
    <style:style style:name="T191" style:family="text">
      <style:text-properties fo:color="#18a303" style:font-name="Liberation Sans2" fo:font-size="16pt" fo:font-style="normal" fo:font-weight="bold" officeooo:rsid="0144195c" style:font-size-asian="12.0500001907349pt" style:font-style-asian="normal" style:font-weight-asian="bold" style:font-size-complex="13.8000001907349pt" style:font-style-complex="normal" style:font-weight-complex="bold"/>
    </style:style>
    <style:style style:name="T192" style:family="text">
      <style:text-properties fo:color="#18a303" style:font-name="Liberation Sans2" fo:font-size="16pt" fo:font-style="normal" fo:font-weight="bold" officeooo:rsid="01e3381b" style:font-size-asian="12.0500001907349pt" style:font-style-asian="normal" style:font-weight-asian="bold" style:font-size-complex="13.8000001907349pt" style:font-style-complex="normal" style:font-weight-complex="bold"/>
    </style:style>
    <style:style style:name="T193" style:family="text">
      <style:text-properties fo:color="#18a303" style:font-name="Liberation Sans2" fo:font-size="16pt" fo:font-weight="bold" officeooo:rsid="021b0cb4" style:font-size-asian="12.0500001907349pt" style:font-weight-asian="bold" style:font-size-complex="13.8000001907349pt" style:font-weight-complex="bold"/>
    </style:style>
    <style:style style:name="T194" style:family="text">
      <style:text-properties fo:color="#18a303" style:font-name="Liberation Sans2" fo:font-size="16pt" fo:font-weight="bold" officeooo:rsid="02264d86" style:font-size-asian="12.0500001907349pt" style:font-weight-asian="bold" style:font-size-complex="13.8000001907349pt" style:font-weight-complex="bold"/>
    </style:style>
    <style:style style:name="T195" style:family="text">
      <style:text-properties fo:color="#18a303" style:font-name="Liberation Sans2" fo:font-size="14pt" fo:font-style="normal" fo:font-weight="bold" officeooo:rsid="02c05ef5" style:font-size-asian="10.5pt" style:font-style-asian="italic" style:font-weight-asian="normal" style:font-size-complex="14pt" style:font-style-complex="italic" style:font-weight-complex="normal"/>
    </style:style>
    <style:style style:name="T196" style:family="text">
      <style:text-properties officeooo:rsid="00e384fa"/>
    </style:style>
    <style:style style:name="T197" style:family="text">
      <style:text-properties officeooo:rsid="00e50894"/>
    </style:style>
    <style:style style:name="T198" style:family="text">
      <style:text-properties officeooo:rsid="00e63786"/>
    </style:style>
    <style:style style:name="T199" style:family="text">
      <style:text-properties officeooo:rsid="00e66359"/>
    </style:style>
    <style:style style:name="T200" style:family="text">
      <style:text-properties officeooo:rsid="00e81d14"/>
    </style:style>
    <style:style style:name="T201" style:family="text">
      <style:text-properties officeooo:rsid="00e845a9"/>
    </style:style>
    <style:style style:name="T202" style:family="text">
      <style:text-properties officeooo:rsid="00ed56f9"/>
    </style:style>
    <style:style style:name="T203" style:family="text">
      <style:text-properties officeooo:rsid="00f28ffd"/>
    </style:style>
    <style:style style:name="T204" style:family="text">
      <style:text-properties officeooo:rsid="00f3867e"/>
    </style:style>
    <style:style style:name="T205" style:family="text">
      <style:text-properties officeooo:rsid="00f641fe"/>
    </style:style>
    <style:style style:name="T206" style:family="text">
      <style:text-properties officeooo:rsid="00f7b1f7"/>
    </style:style>
    <style:style style:name="T207" style:family="text">
      <style:text-properties officeooo:rsid="00ffab66"/>
    </style:style>
    <style:style style:name="T208" style:family="text">
      <style:text-properties officeooo:rsid="01011e6e"/>
    </style:style>
    <style:style style:name="T209" style:family="text">
      <style:text-properties style:font-name="Liberation Sans" fo:font-size="11pt" fo:font-style="italic" officeooo:rsid="00f59838" fo:background-color="transparent" loext:char-shading-value="0" style:font-size-asian="10.5pt" style:font-style-asian="italic" style:font-weight-asian="normal" style:font-style-complex="italic"/>
    </style:style>
    <style:style style:name="T210" style:family="text">
      <style:text-properties style:font-name="Liberation Sans" fo:font-size="11pt" fo:font-style="italic" officeooo:rsid="0115e2d5" fo:background-color="transparent" loext:char-shading-value="0" style:font-size-asian="10.5pt" style:font-style-asian="italic" style:font-weight-asian="normal" style:font-style-complex="italic"/>
    </style:style>
    <style:style style:name="T211" style:family="text">
      <style:text-properties style:font-name="Liberation Sans" fo:font-size="11pt" fo:font-style="italic" officeooo:rsid="011f83f5" fo:background-color="transparent" loext:char-shading-value="0" style:font-size-asian="10.5pt" style:font-style-asian="italic" style:font-weight-asian="normal" style:font-style-complex="italic"/>
    </style:style>
    <style:style style:name="T212" style:family="text">
      <style:text-properties style:font-name="Liberation Sans" fo:font-size="11pt" fo:font-style="italic" officeooo:rsid="01263360" fo:background-color="transparent" loext:char-shading-value="0" style:font-size-asian="10.5pt" style:font-style-asian="italic" style:font-weight-asian="normal" style:font-style-complex="italic"/>
    </style:style>
    <style:style style:name="T213" style:family="text">
      <style:text-properties style:font-name="Liberation Sans" fo:font-size="11pt" fo:font-style="italic" officeooo:rsid="013c9daf" fo:background-color="transparent" loext:char-shading-value="0" style:font-size-asian="10.5pt" style:font-style-asian="italic" style:font-weight-asian="normal" style:font-style-complex="italic"/>
    </style:style>
    <style:style style:name="T214" style:family="text">
      <style:text-properties style:font-name="Liberation Sans" fo:font-size="11pt" fo:font-style="italic" officeooo:rsid="013e70f6" fo:background-color="transparent" loext:char-shading-value="0" style:font-size-asian="10.5pt" style:font-style-asian="italic" style:font-weight-asian="normal" style:font-style-complex="italic"/>
    </style:style>
    <style:style style:name="T215" style:family="text">
      <style:text-properties style:font-name="Liberation Sans" fo:font-size="11pt" fo:font-style="italic" officeooo:rsid="01661ec8" fo:background-color="transparent" loext:char-shading-value="0" style:font-size-asian="10.5pt" style:font-style-asian="italic" style:font-weight-asian="normal" style:font-style-complex="italic"/>
    </style:style>
    <style:style style:name="T216" style:family="text">
      <style:text-properties style:font-name="Liberation Sans" fo:font-size="11pt" fo:font-style="italic" officeooo:rsid="0151bc30" fo:background-color="transparent" loext:char-shading-value="0" style:font-size-asian="10.5pt" style:font-style-asian="italic" style:font-weight-asian="normal" style:font-style-complex="italic"/>
    </style:style>
    <style:style style:name="T217" style:family="text">
      <style:text-properties style:font-name="Liberation Sans" fo:font-size="11pt" fo:font-style="italic" officeooo:rsid="0144d922" fo:background-color="transparent" loext:char-shading-value="0" style:font-size-asian="10.5pt" style:font-style-asian="italic" style:font-weight-asian="normal" style:font-style-complex="italic"/>
    </style:style>
    <style:style style:name="T218" style:family="text">
      <style:text-properties style:font-name="Liberation Sans" fo:font-size="11pt" fo:font-style="italic" officeooo:rsid="02b700cb" fo:background-color="transparent" loext:char-shading-value="0" style:font-size-asian="10.5pt" style:font-style-asian="italic" style:font-weight-asian="normal" style:font-style-complex="italic"/>
    </style:style>
    <style:style style:name="T219" style:family="text">
      <style:text-properties style:font-name="Liberation Sans" fo:font-size="11pt" fo:font-style="italic" officeooo:rsid="01e45eca" style:font-size-asian="10.5pt" style:font-style-asian="italic" style:font-weight-asian="normal" style:font-size-complex="12pt" style:font-style-complex="italic" style:font-weight-complex="normal"/>
    </style:style>
    <style:style style:name="T220" style:family="text">
      <style:text-properties style:font-name="Liberation Sans" fo:font-size="11pt" fo:font-style="italic" officeooo:rsid="021b0cb4" style:font-size-asian="10.5pt" style:font-style-asian="italic" style:font-weight-asian="normal" style:font-size-complex="12pt" style:font-style-complex="italic" style:font-weight-complex="normal"/>
    </style:style>
    <style:style style:name="T221" style:family="text">
      <style:text-properties style:font-name="Liberation Sans" fo:font-size="11pt" fo:font-style="italic" officeooo:rsid="02264d86" style:font-size-asian="10.5pt" style:font-style-asian="italic" style:font-weight-asian="normal" style:font-size-complex="12pt" style:font-style-complex="italic" style:font-weight-complex="normal"/>
    </style:style>
    <style:style style:name="T222" style:family="text">
      <style:text-properties style:font-name="Liberation Sans" fo:font-size="11pt" fo:font-style="italic" officeooo:rsid="02bdca14" style:font-size-asian="10.5pt" style:font-style-asian="italic" style:font-weight-asian="normal" style:font-size-complex="12pt" style:font-style-complex="italic" style:font-weight-complex="normal"/>
    </style:style>
    <style:style style:name="T223" style:family="text">
      <style:text-properties style:font-name="Liberation Sans" fo:font-size="11pt" fo:font-style="italic" officeooo:rsid="02c05ef5" style:font-size-asian="10.5pt" style:font-style-asian="italic" style:font-weight-asian="normal" style:font-size-complex="12pt" style:font-style-complex="italic" style:font-weight-complex="normal"/>
    </style:style>
    <style:style style:name="T224" style:family="text">
      <style:text-properties officeooo:rsid="0106aa47"/>
    </style:style>
    <style:style style:name="T225" style:family="text">
      <style:text-properties officeooo:rsid="0108ca75"/>
    </style:style>
    <style:style style:name="T226" style:family="text">
      <style:text-properties officeooo:rsid="0115e2d5"/>
    </style:style>
    <style:style style:name="T227" style:family="text">
      <style:text-properties officeooo:rsid="011f83f5"/>
    </style:style>
    <style:style style:name="T228" style:family="text">
      <style:text-properties officeooo:rsid="0125daf9"/>
    </style:style>
    <style:style style:name="T229" style:family="text">
      <style:text-properties officeooo:rsid="01263360"/>
    </style:style>
    <style:style style:name="T230" style:family="text">
      <style:text-properties officeooo:rsid="0126f967"/>
    </style:style>
    <style:style style:name="T231" style:family="text">
      <style:text-properties officeooo:rsid="012761cb"/>
    </style:style>
    <style:style style:name="T232" style:family="text">
      <style:text-properties officeooo:rsid="012b8777"/>
    </style:style>
    <style:style style:name="T233" style:family="text">
      <style:text-properties officeooo:rsid="012dfe6d"/>
    </style:style>
    <style:style style:name="T234" style:family="text">
      <style:text-properties officeooo:rsid="012f0198"/>
    </style:style>
    <style:style style:name="T235" style:family="text">
      <style:text-properties officeooo:rsid="0131bcb4"/>
    </style:style>
    <style:style style:name="T236" style:family="text">
      <style:text-properties officeooo:rsid="0135980d"/>
    </style:style>
    <style:style style:name="T237" style:family="text">
      <style:text-properties officeooo:rsid="0136f7a0"/>
    </style:style>
    <style:style style:name="T238" style:family="text">
      <style:text-properties officeooo:rsid="01370520"/>
    </style:style>
    <style:style style:name="T239" style:family="text">
      <style:text-properties officeooo:rsid="0139497e"/>
    </style:style>
    <style:style style:name="T240" style:family="text">
      <style:text-properties officeooo:rsid="013c9daf"/>
    </style:style>
    <style:style style:name="T241" style:family="text">
      <style:text-properties officeooo:rsid="013f7a82"/>
    </style:style>
    <style:style style:name="T242" style:family="text">
      <style:text-properties officeooo:rsid="0140ffb2"/>
    </style:style>
    <style:style style:name="T243" style:family="text">
      <style:text-properties officeooo:rsid="01426f8a"/>
    </style:style>
    <style:style style:name="T244" style:family="text">
      <style:text-properties officeooo:rsid="0144d922"/>
    </style:style>
    <style:style style:name="T245" style:family="text">
      <style:text-properties officeooo:rsid="01456f0e"/>
    </style:style>
    <style:style style:name="T246" style:family="text">
      <style:text-properties officeooo:rsid="0150d25b"/>
    </style:style>
    <style:style style:name="T247" style:family="text">
      <style:text-properties officeooo:rsid="0151bc30"/>
    </style:style>
    <style:style style:name="T248" style:family="text">
      <style:text-properties officeooo:rsid="0152a179"/>
    </style:style>
    <style:style style:name="T249" style:family="text">
      <style:text-properties officeooo:rsid="015589a0"/>
    </style:style>
    <style:style style:name="T250" style:family="text">
      <style:text-properties officeooo:rsid="0155d9f7"/>
    </style:style>
    <style:style style:name="T251" style:family="text">
      <style:text-properties officeooo:rsid="0157a833"/>
    </style:style>
    <style:style style:name="T252" style:family="text">
      <style:text-properties officeooo:rsid="0157f465"/>
    </style:style>
    <style:style style:name="T253" style:family="text">
      <style:text-properties officeooo:rsid="0158b4dd"/>
    </style:style>
    <style:style style:name="T254" style:family="text">
      <style:text-properties officeooo:rsid="015a7c06"/>
    </style:style>
    <style:style style:name="T255" style:family="text">
      <style:text-properties officeooo:rsid="015ac1f3"/>
    </style:style>
    <style:style style:name="T256" style:family="text">
      <style:text-properties officeooo:rsid="015b1351"/>
    </style:style>
    <style:style style:name="T257" style:family="text">
      <style:text-properties officeooo:rsid="015b7a4a"/>
    </style:style>
    <style:style style:name="T258" style:family="text">
      <style:text-properties officeooo:rsid="015bcf1f"/>
    </style:style>
    <style:style style:name="T259" style:family="text">
      <style:text-properties officeooo:rsid="015c4654"/>
    </style:style>
    <style:style style:name="T260" style:family="text">
      <style:text-properties officeooo:rsid="015e848d"/>
    </style:style>
    <style:style style:name="T261" style:family="text">
      <style:text-properties officeooo:rsid="01653122"/>
    </style:style>
    <style:style style:name="T262" style:family="text">
      <style:text-properties officeooo:rsid="01661ec8"/>
    </style:style>
    <style:style style:name="T263" style:family="text">
      <style:text-properties officeooo:rsid="016cccf8"/>
    </style:style>
    <style:style style:name="T264" style:family="text">
      <style:text-properties officeooo:rsid="01754202"/>
    </style:style>
    <style:style style:name="T265" style:family="text">
      <style:text-properties officeooo:rsid="0178b486"/>
    </style:style>
    <style:style style:name="T266" style:family="text">
      <style:text-properties officeooo:rsid="018175ae"/>
    </style:style>
    <style:style style:name="T267" style:family="text">
      <style:text-properties officeooo:rsid="0182d5a6"/>
    </style:style>
    <style:style style:name="T268" style:family="text">
      <style:text-properties officeooo:rsid="01849162"/>
    </style:style>
    <style:style style:name="T269" style:family="text">
      <style:text-properties officeooo:rsid="017265d0"/>
    </style:style>
    <style:style style:name="T270" style:family="text">
      <style:text-properties officeooo:rsid="01a0fbde"/>
    </style:style>
    <style:style style:name="T271" style:family="text">
      <style:text-properties officeooo:rsid="01aa6b1b"/>
    </style:style>
    <style:style style:name="T272" style:family="text">
      <style:text-properties officeooo:rsid="01ae4524"/>
    </style:style>
    <style:style style:name="T273" style:family="text">
      <style:text-properties officeooo:rsid="01aec2ad"/>
    </style:style>
    <style:style style:name="T274" style:family="text">
      <style:text-properties officeooo:rsid="01b09bd7"/>
    </style:style>
    <style:style style:name="T275" style:family="text">
      <style:text-properties officeooo:rsid="016f6a5c"/>
    </style:style>
    <style:style style:name="T276" style:family="text">
      <style:text-properties officeooo:rsid="01b26886"/>
    </style:style>
    <style:style style:name="T277" style:family="text">
      <style:text-properties officeooo:rsid="01b3e171"/>
    </style:style>
    <style:style style:name="T278" style:family="text">
      <style:text-properties officeooo:rsid="01b4f703"/>
    </style:style>
    <style:style style:name="T279" style:family="text">
      <style:text-properties officeooo:rsid="01b6a988"/>
    </style:style>
    <style:style style:name="T280" style:family="text">
      <style:text-properties officeooo:rsid="01b77b25"/>
    </style:style>
    <style:style style:name="T281" style:family="text">
      <style:text-properties officeooo:rsid="01bec931"/>
    </style:style>
    <style:style style:name="T282" style:family="text">
      <style:text-properties officeooo:rsid="01bffdbd"/>
    </style:style>
    <style:style style:name="T283" style:family="text">
      <style:text-properties officeooo:rsid="01c14b28"/>
    </style:style>
    <style:style style:name="T284" style:family="text">
      <style:text-properties officeooo:rsid="01c18474"/>
    </style:style>
    <style:style style:name="T285" style:family="text">
      <style:text-properties officeooo:rsid="01c7adb1"/>
    </style:style>
    <style:style style:name="T286" style:family="text">
      <style:text-properties officeooo:rsid="01cc0a7c"/>
    </style:style>
    <style:style style:name="T287" style:family="text">
      <style:text-properties officeooo:rsid="01cd97f3"/>
    </style:style>
    <style:style style:name="T288" style:family="text">
      <style:text-properties officeooo:rsid="01cf4712"/>
    </style:style>
    <style:style style:name="T289" style:family="text">
      <style:text-properties officeooo:rsid="01d06599"/>
    </style:style>
    <style:style style:name="T290" style:family="text">
      <style:text-properties officeooo:rsid="01daa6ff"/>
    </style:style>
    <style:style style:name="T291" style:family="text">
      <style:text-properties officeooo:rsid="01e5fdd1"/>
    </style:style>
    <style:style style:name="T292" style:family="text">
      <style:text-properties officeooo:rsid="01ed502f"/>
    </style:style>
    <style:style style:name="T293" style:family="text">
      <style:text-properties officeooo:rsid="01fa58db"/>
    </style:style>
    <style:style style:name="T294" style:family="text">
      <style:text-properties officeooo:rsid="0208b37d"/>
    </style:style>
    <style:style style:name="T295" style:family="text">
      <style:text-properties officeooo:rsid="020b4c98"/>
    </style:style>
    <style:style style:name="T296" style:family="text">
      <style:text-properties officeooo:rsid="020fdfef"/>
    </style:style>
    <style:style style:name="T297" style:family="text">
      <style:text-properties officeooo:rsid="02197568"/>
    </style:style>
    <style:style style:name="T298" style:family="text">
      <style:text-properties officeooo:rsid="0221371c"/>
    </style:style>
    <style:style style:name="T299" style:family="text">
      <style:text-properties officeooo:rsid="0224c2ba"/>
    </style:style>
    <style:style style:name="T300" style:family="text">
      <style:text-properties officeooo:rsid="023058b2"/>
    </style:style>
    <style:style style:name="T301" style:family="text">
      <style:text-properties officeooo:rsid="026d1106"/>
    </style:style>
    <style:style style:name="T302" style:family="text">
      <style:text-properties officeooo:rsid="027bf833"/>
    </style:style>
    <style:style style:name="T303" style:family="text">
      <style:text-properties officeooo:rsid="0297f018"/>
    </style:style>
    <style:style style:name="T304" style:family="text">
      <style:text-properties officeooo:rsid="029a3aa2"/>
    </style:style>
    <style:style style:name="T305" style:family="text">
      <style:text-properties officeooo:rsid="029b064e"/>
    </style:style>
    <style:style style:name="T306" style:family="text">
      <style:text-properties officeooo:rsid="029bd824"/>
    </style:style>
    <style:style style:name="T307" style:family="text">
      <style:text-properties officeooo:rsid="02abc5a9"/>
    </style:style>
    <style:style style:name="T308" style:family="text">
      <style:text-properties officeooo:rsid="02ae9597"/>
    </style:style>
    <style:style style:name="T309" style:family="text">
      <style:text-properties officeooo:rsid="02b4b594"/>
    </style:style>
    <style:style style:name="T310" style:family="text">
      <style:text-properties officeooo:rsid="02b700cb"/>
    </style:style>
    <style:style style:name="T311" style:family="text">
      <style:text-properties officeooo:rsid="02bed788"/>
    </style:style>
    <style:style style:name="T312" style:family="text">
      <style:text-properties officeooo:rsid="02bfc8fc"/>
    </style:style>
    <style:style style:name="T313" style:family="text">
      <style:text-properties officeooo:rsid="02c55cae"/>
    </style:style>
    <style:style style:name="T314" style:family="text">
      <style:text-properties officeooo:rsid="02c73815"/>
    </style:style>
    <style:style style:name="T315" style:family="text">
      <style:text-properties officeooo:rsid="02cbcf57"/>
    </style:style>
    <style:style style:name="T316" style:family="text">
      <style:text-properties officeooo:rsid="02ce6966"/>
    </style:style>
    <style:style style:name="T317" style:family="text">
      <style:text-properties officeooo:rsid="02d98f5f"/>
    </style:style>
    <style:style style:name="T318" style:family="text"/>
    <style:style style:name="T31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tracked-changes text:track-changes="false">
        <text:changed-region xml:id="ct599753184" text:id="ct599753184">
          <text:insertion>
            <office:change-info>
              <dc:creator>Steve Fanning</dc:creator>
              <dc:date>2019-12-22T19:29:51</dc:date>
            </office:change-info>
          </text:insertion>
        </text:changed-region>
        <text:changed-region xml:id="ct572263760" text:id="ct572263760">
          <text:insertion>
            <office:change-info>
              <dc:creator>Steve Fanning</dc:creator>
              <dc:date>2019-12-22T19:31:50</dc:date>
            </office:change-info>
          </text:insertion>
        </text:changed-region>
        <text:changed-region xml:id="ct503548688" text:id="ct503548688">
          <text:deletion>
            <office:change-info>
              <dc:creator>Steve Fanning</dc:creator>
              <dc:date>2019-12-22T19:58:03</dc:date>
            </office:change-info>
            <text:h text:style-name="Heading_20_1" text:outline-level="1"><office:annotation/><dc:creator>Zachary Parliman</dc:creator><dc:date>2019-09-23T12:32:31.763000000</dc:date><loext:sender-initials>ZP</loext:sender-initials><text:p text:style-name="P224"><text:span text:style-name="T319">I’m a little unsure whether to leave this here or put it in the copyright section.</text:span></text:p></text:h>
          </text:deletion>
        </text:changed-region>
        <text:changed-region xml:id="ct502672688" text:id="ct502672688">
          <text:insertion>
            <office:change-info>
              <dc:creator>Steve Fanning</dc:creator>
              <dc:date>2019-12-22T19:31:42</dc:date>
            </office:change-info>
          </text:insertion>
        </text:changed-region>
        <text:changed-region xml:id="ct568215760" text:id="ct568215760">
          <text:deletion>
            <office:change-info>
              <dc:creator>Steve Fanning</dc:creator>
              <dc:date>2019-12-22T19:31:41</dc:date>
            </office:change-info>
            <text:p text:style-name="Caption"><text:span text:style-name="T315">M</text:span></text:p>
          </text:deletion>
        </text:changed-region>
        <text:changed-region xml:id="ct405529296" text:id="ct405529296">
          <text:insertion>
            <office:change-info>
              <dc:creator>Steve Fanning</dc:creator>
              <dc:date>2019-12-22T19:35:12</dc:date>
            </office:change-info>
          </text:insertion>
        </text:changed-region>
        <text:changed-region xml:id="ct555976736" text:id="ct555976736">
          <text:deletion>
            <office:change-info>
              <dc:creator>Steve Fanning</dc:creator>
              <dc:date>2019-12-22T19:35:12</dc:date>
            </office:change-info>
            <text:p text:style-name="P140"><text:span text:style-name="T175">a</text:span></text:p>
          </text:deletion>
        </text:changed-region>
        <text:changed-region xml:id="ct615814368" text:id="ct615814368">
          <text:insertion>
            <office:change-info>
              <dc:creator>Steve Fanning</dc:creator>
              <dc:date>2019-12-22T19:35:14</dc:date>
            </office:change-info>
          </text:insertion>
        </text:changed-region>
        <text:changed-region xml:id="ct329082368" text:id="ct329082368">
          <text:deletion>
            <office:change-info>
              <dc:creator>Steve Fanning</dc:creator>
              <dc:date>2019-12-22T19:35:14</dc:date>
            </office:change-info>
            <text:p text:style-name="P139"><text:span text:style-name="T153">a</text:span></text:p>
          </text:deletion>
        </text:changed-region>
        <text:changed-region xml:id="ct539292384" text:id="ct539292384">
          <text:insertion>
            <office:change-info>
              <dc:creator>Steve Fanning</dc:creator>
              <dc:date>2019-12-22T19:35:20</dc:date>
            </office:change-info>
          </text:insertion>
        </text:changed-region>
        <text:changed-region xml:id="ct579073584" text:id="ct579073584">
          <text:deletion>
            <office:change-info>
              <dc:creator>Steve Fanning</dc:creator>
              <dc:date>2019-12-22T19:58:19</dc:date>
            </office:change-info>
            <text:p text:style-name="P157"><text:span text:style-name="T14"><office:annotation/><dc:creator>Zachary Parliman</dc:creator><dc:date>2019-09-30T11:19:24.268000000</dc:date><loext:sender-initials>ZP</loext:sender-initials><text:p text:style-name="P224"><text:span text:style-name="T319">This command, and related End commands, are described in the Help as moving the cursor to the last cell containing data in the current row. That’s not quite how it worked for me.</text:span></text:p><text:p text:style-name="P224"><text:span text:style-name="T319"/></text:p><text:p text:style-name="P224"><text:span text:style-name="T319">As a test example, put data in the range A1:C1 and in the cell D2. Then, set the cursor on A1 and hit End. It goes to D1, not C1 (the expected cell if the cursor was moving to the last data cell in the row).</text:span></text:p></text:span></text:p>
          </text:deletion>
        </text:changed-region>
        <text:changed-region xml:id="ct538200720" text:id="ct538200720">
          <text:insertion>
            <office:change-info>
              <dc:creator>Steve Fanning</dc:creator>
              <dc:date>2019-12-22T19:52:31</dc:date>
            </office:change-info>
          </text:insertion>
        </text:changed-region>
        <text:changed-region xml:id="ct167245664" text:id="ct167245664">
          <text:deletion>
            <office:change-info>
              <dc:creator>Steve Fanning</dc:creator>
              <dc:date>2019-12-22T19:58:34</dc:date>
            </office:change-info>
            <text:p text:style-name="P163"><text:span text:style-name="T88"><office:annotation/><dc:creator>Zachary Parliman</dc:creator><dc:date>2019-10-01T15:13:54.330000000</dc:date><loext:sender-initials>ZP</loext:sender-initials><text:p text:style-name="P224"><text:span text:style-name="T319">For example, if there is data in cells A4 and D1, this command will select the range A1:D4.</text:span></text:p></text:span></text:p>
          </text:deletion>
        </text:changed-region>
        <text:changed-region xml:id="ct691147968" text:id="ct691147968">
          <text:deletion>
            <office:change-info>
              <dc:creator>Steve Fanning</dc:creator>
              <dc:date>2019-12-22T19:53:01</dc:date>
            </office:change-info>
            <text:p text:style-name="P110"><text:span text:style-name="T208">, also known as the tilde (~) key,</text:span></text:p>
          </text:deletion>
        </text:changed-region>
        <text:changed-region xml:id="ct271079840" text:id="ct271079840">
          <text:deletion>
            <office:change-info>
              <dc:creator>Steve Fanning</dc:creator>
              <dc:date>2019-12-22T19:53:20</dc:date>
            </office:change-info>
            <text:p text:style-name="P151"><text:s/>When the help browser is already open, <text:span text:style-name="Keystroke"><text:span text:style-name="T228">F1</text:span></text:span> jumps to the main help page.</text:p>
          </text:deletion>
        </text:changed-region>
        <text:changed-region xml:id="ct712118976" text:id="ct712118976">
          <text:deletion>
            <office:change-info>
              <dc:creator>Steve Fanning</dc:creator>
              <dc:date>2019-12-22T19:51:32</dc:date>
            </office:change-info>
            <text:p text:style-name="P27"><text:span text:style-name="Keystroke"><text:span text:style-name="T233"><text:s/>(Shift</text:span></text:span><text:span text:style-name="Emphasis"><text:span text:style-name="T233"> </text:span></text:span><text:span text:style-name="Keystroke"><text:span text:style-name="T233">+ </text:span></text:span><text:span text:style-name="Keystroke"><text:span text:style-name="T9">⌘</text:span></text:span><text:span text:style-name="Emphasis"><text:span text:style-name="T22"> </text:span></text:span><text:span text:style-name="Keystroke"><text:span text:style-name="T233">+ F5 on Mac)</text:span></text:span></text:p>
          </text:deletion>
        </text:changed-region>
        <text:changed-region xml:id="ct554438400" text:id="ct554438400">
          <text:deletion>
            <office:change-info>
              <dc:creator>Steve Fanning</dc:creator>
              <dc:date>2019-12-22T19:54:51</dc:date>
            </office:change-info>
            <text:p text:style-name="P131"><text:span text:style-name="T126">formulas</text:span></text:p>
          </text:deletion>
        </text:changed-region>
        <text:changed-region xml:id="ct582192480" text:id="ct582192480">
          <text:insertion>
            <office:change-info>
              <dc:creator>Steve Fanning</dc:creator>
              <dc:date>2019-12-22T19:54:51</dc:date>
            </office:change-info>
          </text:insertion>
        </text:changed-region>
        <text:changed-region xml:id="ct132625488" text:id="ct132625488">
          <text:deletion>
            <office:change-info>
              <dc:creator>Steve Fanning</dc:creator>
              <dc:date>2019-12-22T19:58:44</dc:date>
            </office:change-info>
            <text:p text:style-name="P60"><office:annotation/><dc:creator>Zachary Parliman</dc:creator><dc:date>2019-09-30T12:36:32.998000000</dc:date><loext:sender-initials>ZP</loext:sender-initials><text:p text:style-name="P224"><text:span text:style-name="T319">This is not set up to a shortcut command in my version of Calc, but it is in the Help. Haven’t been able to get it to work.</text:span></text:p></text:p>
          </text:deletion>
        </text:changed-region>
        <text:changed-region xml:id="ct264737328" text:id="ct264737328">
          <text:deletion>
            <office:change-info>
              <dc:creator>Steve Fanning</dc:creator>
              <dc:date>2019-12-22T19:54:45</dc:date>
            </office:change-info>
            <text:p text:style-name="P132"><text:span text:style-name="T126">formulas</text:span></text:p>
          </text:deletion>
        </text:changed-region>
        <text:changed-region xml:id="ct754408464" text:id="ct754408464">
          <text:insertion>
            <office:change-info>
              <dc:creator>Steve Fanning</dc:creator>
              <dc:date>2019-12-22T19:54:45</dc:date>
            </office:change-info>
          </text:insertion>
        </text:changed-region>
        <text:changed-region xml:id="ct764423632" text:id="ct764423632">
          <text:deletion>
            <office:change-info>
              <dc:creator>Steve Fanning</dc:creator>
              <dc:date>2019-12-22T19:54:26</dc:date>
            </office:change-info>
            <text:p text:style-name="P69"><text:span text:style-name="Keystroke"><text:span text:style-name="T240"><text:s/>(</text:span></text:span><text:span text:style-name="Keystroke"><text:span text:style-name="T9">⌘</text:span></text:span><text:span text:style-name="Emphasis"><text:span text:style-name="T22"> </text:span></text:span><text:span text:style-name="Keystroke"><text:span text:style-name="T240">+ </text:span></text:span><text:span text:style-name="Keystroke"><text:span text:style-name="T213">T </text:span></text:span><text:span text:style-name="Keystroke"><text:span text:style-name="T214">on Mac)</text:span></text:span></text:p>
          </text:deletion>
        </text:changed-region>
        <text:changed-region xml:id="ct474365344" text:id="ct474365344">
          <text:deletion>
            <office:change-info>
              <dc:creator>Steve Fanning</dc:creator>
              <dc:date>2019-12-22T19:54:38</dc:date>
            </office:change-info>
            <text:p text:style-name="P133">and Formatting </text:p>
          </text:deletion>
        </text:changed-region>
        <text:changed-region xml:id="ct713394944" text:id="ct713394944">
          <text:insertion>
            <office:change-info>
              <dc:creator>Steve Fanning</dc:creator>
              <dc:date>2019-12-22T19:55:06</dc:date>
            </office:change-info>
          </text:insertion>
        </text:changed-region>
        <text:changed-region xml:id="ct505030176" text:id="ct505030176">
          <text:insertion>
            <office:change-info>
              <dc:creator>Steve Fanning</dc:creator>
              <dc:date>2019-12-22T19:55:13</dc:date>
            </office:change-info>
          </text:insertion>
        </text:changed-region>
        <text:changed-region xml:id="ct455560944" text:id="ct455560944">
          <text:deletion>
            <office:change-info>
              <dc:creator>Steve Fanning</dc:creator>
              <dc:date>2019-12-22T19:55:19</dc:date>
            </office:change-info>
            <text:p text:style-name="P86"><text:span text:style-name="T255"><text:s/></text:span></text:p>
          </text:deletion>
        </text:changed-region>
        <text:changed-region xml:id="ct570603872" text:id="ct570603872">
          <text:deletion>
            <office:change-info>
              <dc:creator>Steve Fanning</dc:creator>
              <dc:date>2019-12-22T19:55:38</dc:date>
            </office:change-info>
            <text:p text:style-name="P134"><text:span text:style-name="Emphasis"><text:span text:style-name="T258">or </text:span></text:span></text:p>
          </text:deletion>
        </text:changed-region>
        <text:changed-region xml:id="ct614966768" text:id="ct614966768">
          <text:insertion>
            <office:change-info>
              <dc:creator>Steve Fanning</dc:creator>
              <dc:date>2019-12-22T19:55:43</dc:date>
            </office:change-info>
          </text:insertion>
        </text:changed-region>
        <text:changed-region xml:id="ct122889072" text:id="ct122889072">
          <text:insertion>
            <office:change-info>
              <dc:creator>Steve Fanning</dc:creator>
              <dc:date>2019-12-22T19:56:00</dc:date>
            </office:change-info>
          </text:insertion>
        </text:changed-region>
        <text:changed-region xml:id="ct163038336" text:id="ct163038336">
          <text:insertion>
            <office:change-info>
              <dc:creator>Steve Fanning</dc:creator>
              <dc:date>2019-12-22T19:57:29</dc:date>
            </office:change-info>
          </text:insertion>
        </text:changed-region>
        <text:changed-region xml:id="ct668243680" text:id="ct668243680">
          <text:insertion>
            <office:change-info>
              <dc:creator>Steve Fanning</dc:creator>
              <dc:date>2019-12-22T20:28:01</dc:date>
            </office:change-info>
          </text:insertion>
        </text:changed-region>
        <text:changed-region xml:id="ct353441952" text:id="ct353441952">
          <text:insertion>
            <office:change-info>
              <dc:creator>Steve Fanning</dc:creator>
              <dc:date>2019-12-22T20:28:12</dc:date>
            </office:change-info>
          </text:insertion>
        </text:changed-region>
        <text:changed-region xml:id="ct186309472" text:id="ct186309472">
          <text:insertion>
            <office:change-info>
              <dc:creator>Steve Fanning</dc:creator>
              <dc:date>2019-12-22T20:28:07</dc:date>
            </office:change-info>
          </text:insertion>
        </text:changed-region>
        <text:changed-region xml:id="ct466140512" text:id="ct466140512">
          <text:insertion>
            <office:change-info>
              <dc:creator>Steve Fanning</dc:creator>
              <dc:date>2019-12-22T20:28: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7"><draw:frame draw:style-name="fr1" draw:name="Image1" text:anchor-type="as-char" svg:width="3.3335in" svg:height="0.7in" draw:z-index="0"><draw:image xlink:href="Pictures/10000201000003E8000000D2A7FE72F00FFCF111.png" xlink:type="simple" xlink:show="embed" xlink:actuate="onLoad" loext:mime-type="image/png"/></draw:frame></text:p>
      <text:p text:style-name="P186">Calc Guide</text:p>
      <text:p text:style-name="Title"><text:span text:style-name="T25">Appendix A</text:span><text:line-break/><text:span text:style-name="T24">Keyboard Shortcuts</text:span></text:p>
      <text:p text:style-name="Subtitle"/>
      <text:section text:style-name="Sect1" text:name="CG6217S1" text:condition="ooow:book eq 1" text:display="condition">
        <text:h text:style-name="P196" text:outline-level="1"><text:bookmark-start text:name="__RefHeading__5636_1566568644"/>Autorská práva<text:bookmark-end text:name="__RefHeading__5636_1566568644"/></text:h>
        <text:p text:style-name="Text_20_body">This document is Copyright <text:span text:style-name="T12">©</text:span> <text:creation-date style:data-style-name="N10121">2019</text:creation-date><text:s/>by <text:span text:style-name="T13">the LibreOffice Documentation Team. C</text:span>ontributors a<text:span text:style-name="T13">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3">http://creativecommons.org/licenses/by/4.0/</text:span></text:a>), version <text:span text:style-name="T13">4</text:span>.0 or later.</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23">the</text:span><text:span text:style-name="Emphasis"><text:span text:style-name="T23"> LibreOffice 4.1</text:span></text:span><text:span text:style-name="Emphasis"> </text:span><text:user-defined style:data-style-name="N0" text:name="Guide Name">Calc Guide</text:user-defined>.</text:p>
        <text:h text:style-name="P204" text:outline-level="3"><text:bookmark-start text:name="__RefHeading___Toc1847_1473846649"/>Pro <text:span text:style-name="T317">t</text:span>oto <text:span text:style-name="T317">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8">Zachary Parliman</text:p>
            </table:table-cell>
            <table:table-cell office:value-type="string">
              <text:p text:style-name="P165"><text:change-start text:change-id="ct599753184"/>Steve Fanning<text:change-end text:change-id="ct599753184"/></text:p>
            </table:table-cell>
            <table:table-cell office:value-type="string">
              <text:p text:style-name="Table_20_Contents"/>
            </table:table-cell>
          </table:table-row>
        </table:table>
        <text:h text:style-name="P204" text:outline-level="3"><text:bookmark-start text:name="__RefHeading___Toc28529_3211575895"/><text:span text:style-name="T7">To </text:span><text:span text:style-name="T11">p</text:span><text:span text:style-name="T8">revious</text:span><text:span text:style-name="T7"> </text:span><text:span text:style-name="T11">e</text:span><text:span text:style-name="T7">dition</text:span><text:span text:style-name="T8">s</text:span><text:bookmark-end text:name="__RefHeading___Toc28529_3211575895"/></text:h>
        <table:table table:name="Table3" table:style-name="Table3">
          <table:table-column table:style-name="Table3.A" table:number-columns-repeated="3"/>
          <table:table-row>
            <table:table-cell table:style-name="Table3.A1" office:value-type="string">
              <text:p text:style-name="P8">Barbara Duprey</text:p>
            </table:table-cell>
            <table:table-cell table:style-name="Table3.A1" office:value-type="string">
              <text:p text:style-name="P8">Jean Hollis Weber</text:p>
            </table:table-cell>
            <table:table-cell table:style-name="Table3.A1" office:value-type="string">
              <text:p text:style-name="P8">Simon Brydon</text:p>
            </table:table-cell>
          </table:table-row>
          <table:table-row>
            <table:table-cell table:style-name="Table3.A1" office:value-type="string">
              <text:p text:style-name="P9">Richard Barnes</text:p>
            </table:table-cell>
            <table:table-cell table:style-name="Table3.A1" office:value-type="string">
              <text:p text:style-name="P9">Peter Kupfer</text:p>
            </table:table-cell>
            <table:table-cell table:style-name="Table3.A1" office:value-type="string">
              <text:p text:style-name="P9">Iain Roberts</text:p>
            </table:table-cell>
          </table:table-row>
          <table:table-row>
            <table:table-cell table:style-name="Table3.A1" office:value-type="string">
              <text:p text:style-name="P9">Magnus Adielsson</text:p>
            </table:table-cell>
            <table:table-cell table:style-name="Table3.A1" office:value-type="string">
              <text:p text:style-name="P9">Sandeep Samuel Medikonda</text:p>
            </table:table-cell>
            <table:table-cell table:style-name="Table3.A1" office:value-type="string">
              <text:p text:style-name="P8"/>
            </table:table-cell>
          </table:table-row>
        </table:table>
        <text:h text:style-name="P198"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578906512" text:style-name="Heading_20_Note">
          <text:list-item>
            <text:p text:style-name="P206">Poznámka:</text:p>
          </text:list-item>
        </text:list>
        <text:p text:style-name="P4">Vše, co do e-mailové konference pošlete, včetně e-mailové adresy a dalších osobních informací uvedených ve zprávě, bude veřejně viditelné bez možnosti smazání.</text:p>
        <text:h text:style-name="P198" text:outline-level="2"><text:bookmark-start text:name="__RefHeading__5644_1566568644"/>Datum vydání a verze programu<text:bookmark-end text:name="__RefHeading__5644_1566568644"/></text:h>
        <text:p text:style-name="Text_20_body"><text:span text:style-name="LOEmphasis">Vydáno v </text:span><text:span text:style-name="LOEmphasis"><text:date style:data-style-name="N34" text:date-value="2019-12-27T07:15:59.615085599" text:fixed="true">lednu</text:date></text:span><text:span text:style-name="LOEmphasis"><text:s/></text:span><text:span text:style-name="LOEmphasis"><text:date style:data-style-name="N121" text:date-value="2019-12-27T07:16:02.593144783" text:fixed="true">2020</text:date></text:span><text:span text:style-name="LOEmphasis"> Based on LibreOffice </text:span><text:span text:style-name="LOEmphasis"><text:user-defined style:data-style-name="N0" text:name="LibreOffice Version">6.2</text:user-defined></text:span><text:span text:style-name="LOEmphasis">.</text:span></text:p>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88"><text:a xlink:type="simple" xlink:href="#__RefHeading__5636_1566568644" text:style-name="Index_20_Link" text:visited-style-name="Index_20_Link">Autorská práva<text:tab/>2</text:a></text:p>
            <text:p text:style-name="P189"><text:a xlink:type="simple" xlink:href="#__RefHeading__5638_1566568644" text:style-name="Index_20_Link" text:visited-style-name="Index_20_Link">Přispěvatelé<text:tab/>2</text:a></text:p>
            <text:p text:style-name="P190"><text:a xlink:type="simple" xlink:href="#__RefHeading___Toc1847_1473846649" text:style-name="Index_20_Link" text:visited-style-name="Index_20_Link">Pro toto vydání<text:tab/>2</text:a></text:p>
            <text:p text:style-name="P190"><text:a xlink:type="simple" xlink:href="#__RefHeading___Toc28529_3211575895" text:style-name="Index_20_Link" text:visited-style-name="Index_20_Link">Pro předchozí vydání<text:tab/>2</text:a></text:p>
            <text:p text:style-name="P189"><text:a xlink:type="simple" xlink:href="#__RefHeading___Toc4648_402817234" text:style-name="Index_20_Link" text:visited-style-name="Index_20_Link">Zpětná vazba<text:tab/>2</text:a></text:p>
            <text:p text:style-name="P189"><text:a xlink:type="simple" xlink:href="#__RefHeading__5644_1566568644" text:style-name="Index_20_Link" text:visited-style-name="Index_20_Link">Datum vydání a verze programu<text:tab/>2</text:a></text:p>
            <text:p text:style-name="P188"><text:a xlink:type="simple" xlink:href="#__RefHeading___Toc1331_4256543436" text:style-name="Index_20_Link" text:visited-style-name="Index_20_Link">Úvod<text:tab/>4</text:a></text:p>
            <text:p text:style-name="P188"><text:a xlink:type="simple" xlink:href="#__RefHeading___Toc42413_2362874678" text:style-name="Index_20_Link" text:visited-style-name="Index_20_Link">Používání LibreOffice na systému macOS<text:tab/>4</text:a></text:p>
            <text:p text:style-name="P188"><text:a xlink:type="simple" xlink:href="#__RefHeading___Toc19725_2410047456" text:style-name="Index_20_Link" text:visited-style-name="Index_20_Link">I</text:a><text:a xlink:type="simple" xlink:href="#__RefHeading___Toc19725_2410047456" text:style-name="Index_20_Link" text:visited-style-name="Index_20_Link">nsertion and editing</text:a><text:a xlink:type="simple" xlink:href="#__RefHeading___Toc19725_2410047456" text:style-name="Index_20_Link" text:visited-style-name="Index_20_Link"> shortcuts</text:a><text:a xlink:type="simple" xlink:href="#__RefHeading___Toc19725_2410047456" text:style-name="Index_20_Link" text:visited-style-name="Index_20_Link"><text:tab/>4</text:a></text:p>
            <text:p text:style-name="P188"><text:a xlink:type="simple" xlink:href="#__RefHeading___Toc42415_2362874678" text:style-name="Index_20_Link" text:visited-style-name="Index_20_Link">Navigat</text:a><text:a xlink:type="simple" xlink:href="#__RefHeading___Toc42415_2362874678" text:style-name="Index_20_Link" text:visited-style-name="Index_20_Link">io</text:a><text:a xlink:type="simple" xlink:href="#__RefHeading___Toc42415_2362874678" text:style-name="Index_20_Link" text:visited-style-name="Index_20_Link">n</text:a><text:a xlink:type="simple" xlink:href="#__RefHeading___Toc42415_2362874678" text:style-name="Index_20_Link" text:visited-style-name="Index_20_Link"> a</text:a><text:a xlink:type="simple" xlink:href="#__RefHeading___Toc42415_2362874678" text:style-name="Index_20_Link" text:visited-style-name="Index_20_Link">nd selection shortcuts</text:a><text:a xlink:type="simple" xlink:href="#__RefHeading___Toc42415_2362874678" text:style-name="Index_20_Link" text:visited-style-name="Index_20_Link"><text:tab/>5</text:a></text:p>
            <text:p text:style-name="P189"><text:a xlink:type="simple" xlink:href="#__RefHeading___Toc8127_4146204837" text:style-name="Index_20_Link" text:visited-style-name="Index_20_Link">Arrow key shortcuts<text:tab/>5</text:a></text:p>
            <text:p text:style-name="P189"><text:a xlink:type="simple" xlink:href="#__RefHeading___Toc8129_4146204837" text:style-name="Index_20_Link" text:visited-style-name="Index_20_Link">Home and End key shortcuts<text:tab/>6</text:a></text:p>
            <text:p text:style-name="P189"><text:a xlink:type="simple" xlink:href="#__RefHeading___Toc8131_4146204837" text:style-name="Index_20_Link" text:visited-style-name="Index_20_Link">Page key shortcuts<text:tab/>6</text:a></text:p>
            <text:p text:style-name="P189"><text:a xlink:type="simple" xlink:href="#__RefHeading___Toc8133_4146204837" text:style-name="Index_20_Link" text:visited-style-name="Index_20_Link">Other hotkey shortcuts<text:tab/>7</text:a></text:p>
            <text:p text:style-name="P189"><text:a xlink:type="simple" xlink:href="#__RefHeading___Toc8135_4146204837" text:style-name="Index_20_Link" text:visited-style-name="Index_20_Link">Mouse</text:a><text:a xlink:type="simple" xlink:href="#__RefHeading___Toc8135_4146204837" text:style-name="Index_20_Link" text:visited-style-name="Index_20_Link"> selection shortcuts<text:tab/>7</text:a></text:p>
            <text:p text:style-name="P188"><text:a xlink:type="simple" xlink:href="#__RefHeading___Toc42417_2362874678" text:style-name="Index_20_Link" text:visited-style-name="Index_20_Link">Function key shortcuts<text:tab/>7</text:a></text:p>
            <text:p text:style-name="P188"><text:a xlink:type="simple" xlink:href="#__RefHeading___Toc42421_2362874678" text:style-name="Index_20_Link" text:visited-style-name="Index_20_Link">Cell formatting shortcuts<text:tab/>9</text:a></text:p>
            <text:p text:style-name="P188"><text:a xlink:type="simple" xlink:href="#__RefHeading___Toc42423_2362874678" text:style-name="Index_20_Link" text:visited-style-name="Index_20_Link">Pivot table shortcuts<text:tab/>9</text:a></text:p>
            <text:p text:style-name="P188"><text:a xlink:type="simple" xlink:href="#__RefHeading___Toc42425_2362874678" text:style-name="Index_20_Link" text:visited-style-name="Index_20_Link">Chart shortcuts<text:tab/>9</text:a></text:p>
            <text:p text:style-name="P188"><text:a xlink:type="simple" xlink:href="#__RefHeading___Toc19727_2410047456" text:style-name="Index_20_Link" text:visited-style-name="Index_20_Link">Outline accessibility shortcuts<text:tab/>10</text:a></text:p>
          </text:index-body>
        </text:table-of-content>
        <text:p text:style-name="Text_20_body"/>
      </text:section>
      <text:h text:style-name="P197" text:outline-level="1"><text:bookmark-start text:name="__RefHeading___Toc1331_4256543436"/><text:alphabetical-index-mark text:string-value="introduction" text:key1="klávesové zkratky"/>Úvod<text:bookmark-end text:name="__RefHeading___Toc1331_4256543436"/></text:h>
      <text:p text:style-name="P180"><text:span text:style-name="T10">In this chapter, you will find a set of keyboard </text:span><text:span text:style-name="T32">shortcuts for LibreOffice </text:span><text:span text:style-name="T33">Calc</text:span><text:span text:style-name="T32">. </text:span><text:span text:style-name="T37">These shortcuts allow you to </text:span><text:span text:style-name="T38">q</text:span><text:span text:style-name="T39">uickly execute commands</text:span><text:span text:style-name="T37"> without u</text:span><text:span text:style-name="T43">sing</text:span><text:span text:style-name="T37"> a pointing device such as a mouse or </text:span><text:span text:style-name="T40">a</text:span><text:span text:style-name="T37"> trackball. </text:span><text:span text:style-name="T32">M</text:span><text:span text:style-name="T35">any of these</text:span><text:span text:style-name="T32"> shortcuts can also be found in LibreOffice Help, </text:span><text:span text:style-name="T33">which i</text:span><text:span text:style-name="T38">s</text:span><text:span text:style-name="T33"> accessed online at </text:span><text:a xlink:type="simple" xlink:href="http://help.libreoffice.org/" text:style-name="Internet_20_link" text:visited-style-name="Visited_20_Internet_20_Link"><text:span text:style-name="T36">http://help.libreoffice.org/</text:span></text:a><text:span text:style-name="T33">.</text:span></text:p>
      <text:p text:style-name="P181"><text:span text:style-name="T33">Y</text:span><text:span text:style-name="T41">ou</text:span><text:span text:style-name="T34"> can define your own </text:span><text:span text:style-name="T41">shortcuts or change existing shortcuts by going to </text:span><text:span text:style-name="MenuPath"><text:span text:style-name="T185">Tools &gt; Customize &gt; Keyboard</text:span></text:span> <text:span text:style-name="T306">in the Menu bar</text:span><text:span text:style-name="T34">. See Chapter 14, </text:span><text:change-start text:change-id="ct572263760"/><text:span text:style-name="T42">Setting up and </text:span><text:change-end text:change-id="ct572263760"/><text:span text:style-name="T34">Customizing Calc</text:span>, <text:span text:style-name="T186">for further </text:span><text:span text:style-name="T44">instructions</text:span><text:span text:style-name="T186">.</text:span><text:span text:style-name="T44"> </text:span><text:span text:style-name="T147">Some of the f</text:span><text:span text:style-name="T186">ormatting and editing shortcuts listed here are described in Chapter 2</text:span>, <text:span text:style-name="T187">Entering, Editing, and Formatting Data</text:span>.</text:p>
      <text:list xml:id="list4290722447" text:style-name="Heading_20_Caution">
        <text:list-item>
          <text:p text:style-name="P205">Upozornění</text:p>
        </text:list-item>
      </text:list>
      <text:p text:style-name="P7"><text:span text:style-name="T305">Be careful when reassigning predefined shortcuts. </text:span><text:span text:style-name="T145">A</text:span><text:span text:style-name="T146">lthough you can reset shortcut keys back to LibreOffice defaults, c</text:span><text:span text:style-name="T145">hanging common hotkeys</text:span><text:span text:style-name="T305">, such as </text:span><text:span text:style-name="Keystroke"><text:span text:style-name="T305">F1</text:span></text:span> <text:span text:style-name="T305">for Help, can cause confusion and frustration, especially if other users share your computer.</text:span></text:p>
      <text:h text:style-name="Heading_20_1" text:outline-level="1"><text:bookmark-start text:name="__RefHeading___Toc42413_2362874678"/>Používání LibreOffice na systému macOS<text:bookmark-end text:name="__RefHeading___Toc42413_2362874678"/><text:change text:change-id="ct503548688"/></text:h>
      <text:p text:style-name="P178">Některé klávesové zkratky a položky nabídek jsou v systému macOS jiné než v systémech Windows a Linux. <text:span text:style-name="T45">Table </text:span><text:span text:style-name="T45"><text:sequence-ref text:reference-format="value" text:ref-name="refTable0">1</text:sequence-ref></text:span><text:s/>gives some common substitutions for the instructions in this <text:span text:style-name="T30">chapter</text:span>. Podrobnější seznam se nachází v nápovědě k aplikaci.</text:p>
      <text:p text:style-name="Caption">Table <text:sequence text:ref-name="refTable0" text:name="Table" text:formula="ooow:Table+1" style:num-format="1">1</text:sequence>: <text:change-start text:change-id="ct502672688"/><text:span text:style-name="T315">m</text:span><text:change-end text:change-id="ct502672688"/><text:change text:change-id="ct568215760"/>acOS shortcut substitution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Heading">Windows nebo Linux</text:p>
          </table:table-cell>
          <table:table-cell table:style-name="Table1.A1" office:value-type="string">
            <text:p text:style-name="Table_20_Heading">Ekvivalent pro macOS</text:p>
          </table:table-cell>
          <table:table-cell table:style-name="Table1.A1" office:value-type="string">
            <text:p text:style-name="Table_20_Heading">Výsledek</text:p>
          </table:table-cell>
        </table:table-row>
        <table:table-row table:style-name="Table1.1">
          <table:table-cell table:style-name="Table1.A2" office:value-type="string">
            <text:p text:style-name="P10">Nabídka <text:span text:style-name="Strong_20_Emphasis">Nástroje &gt; Možnosti</text:span></text:p>
          </table:table-cell>
          <table:table-cell table:style-name="Table1.A2" office:value-type="string">
            <text:p text:style-name="P10"><text:span text:style-name="Strong_20_Emphasis">LibreOffice &gt; Předvolby</text:span></text:p>
          </table:table-cell>
          <table:table-cell table:style-name="Table1.A2" office:value-type="string">
            <text:p text:style-name="P10">Otevře nastavení s možnostmi</text:p>
          </table:table-cell>
        </table:table-row>
        <table:table-row table:style-name="Table1.1">
          <table:table-cell table:style-name="Table1.A2" office:value-type="string">
            <text:p text:style-name="P10"><text:span text:style-name="Keystroke">Kliknutí pravým tlačítkem</text:span></text:p>
          </table:table-cell>
          <table:table-cell table:style-name="Table1.A2" office:value-type="string">
            <text:p text:style-name="P10"><text:span text:style-name="Keystroke">Control</text:span><text:span text:style-name="Emphasis"> </text:span>+ <text:span text:style-name="Keystroke">click</text:span> or <text:span text:style-name="Keystroke">right-click</text:span>, depending on computer setup</text:p>
          </table:table-cell>
          <table:table-cell table:style-name="Table1.A2" office:value-type="string">
            <text:p text:style-name="P10">Otevře se místní nabídka</text:p>
          </table:table-cell>
        </table:table-row>
        <table:table-row table:style-name="Table1.1">
          <table:table-cell table:style-name="Table1.A2" office:value-type="string">
            <text:p text:style-name="P10"><text:span text:style-name="Keystroke">Ctrl (Control)</text:span></text:p>
          </table:table-cell>
          <table:table-cell table:style-name="Table1.A2" office:value-type="string">
            <text:p text:style-name="P10"><text:span text:style-name="Keystroke"><text:span text:style-name="T26">⌘</text:span></text:span><text:span text:style-name="Keystroke"><text:span text:style-name="T29"> (</text:span></text:span><text:span text:style-name="Keystroke">Command</text:span><text:span text:style-name="Keystroke"><text:span text:style-name="T29">)</text:span></text:span></text:p>
          </table:table-cell>
          <table:table-cell table:style-name="Table1.A2" office:value-type="string">
            <text:p text:style-name="P10">Používá se i s dalšími klávesami</text:p>
          </table:table-cell>
        </table:table-row>
        <table:table-row table:style-name="Table1.1">
          <table:table-cell table:style-name="Table1.A2" office:value-type="string">
            <text:p text:style-name="P10"><text:span text:style-name="Keystroke">F5</text:span></text:p>
          </table:table-cell>
          <table:table-cell table:style-name="Table1.A2" office:value-type="string">
            <text:p text:style-name="P10"><text:span text:style-name="Keystroke">Shift</text:span><text:span text:style-name="Emphasis"> </text:span>+ <text:span text:style-name="Keystroke"><text:span text:style-name="T9">⌘</text:span></text:span><text:span text:style-name="Emphasis"><text:span text:style-name="T22"> </text:span></text:span>+ <text:span text:style-name="Keystroke">F5</text:span></text:p>
          </table:table-cell>
          <table:table-cell table:style-name="Table1.A2" office:value-type="string">
            <text:p text:style-name="P10">Otevře se Navigátor</text:p>
          </table:table-cell>
        </table:table-row>
        <table:table-row table:style-name="Table1.1">
          <table:table-cell table:style-name="Table1.A2" office:value-type="string">
            <text:p text:style-name="P10"><text:span text:style-name="Keystroke">F11</text:span></text:p>
          </table:table-cell>
          <table:table-cell table:style-name="Table1.A2" office:value-type="string">
            <text:p text:style-name="P10"><text:span text:style-name="Keystroke"><text:span text:style-name="T26">⌘</text:span></text:span><text:span text:style-name="Emphasis"><text:span text:style-name="T28"> </text:span></text:span><text:span text:style-name="T27">+ </text:span><text:span text:style-name="Keystroke">T</text:span></text:p>
          </table:table-cell>
          <table:table-cell table:style-name="Table1.A2" office:value-type="string">
            <text:p text:style-name="P10">Open the <text:span text:style-name="T31">sidebar </text:span>Styles <text:span text:style-name="T31">panel</text:span></text:p>
          </table:table-cell>
        </table:table-row>
      </table:table>
      <text:h text:style-name="P191" text:outline-level="1"><text:bookmark-start text:name="__RefHeading___Toc19725_2410047456"/><text:alphabetical-index-mark text:string-value="insertion" text:key1="klávesové zkratky"/><text:span text:style-name="T189">I</text:span><text:span text:style-name="T192">nsertion and </text:span><text:alphabetical-index-mark text:string-value="úprava" text:key1="klávesové zkratky"/><text:span text:style-name="T192">editing</text:span><text:span text:style-name="T16"> shortcuts</text:span><text:bookmark-end text:name="__RefHeading___Toc19725_2410047456"/></text:h>
      <text:p text:style-name="Table">Table <text:sequence text:ref-name="refTable1" text:name="Table" text:formula="ooow:Table+1" style:num-format="1">2</text:sequence>: <text:span text:style-name="T219">Insertion and editing</text:span> shortcuts</text:p>
      <table:table table:name="Table11" table:style-name="Table11">
        <table:table-column table:style-name="Table11.A"/>
        <table:table-column table:style-name="Table11.B"/>
        <table:table-header-rows>
          <table:table-row table:style-name="Table11.1">
            <table:table-cell table:style-name="Table11.A1" office:value-type="string">
              <text:p text:style-name="P172">Klávesové zkratky</text:p>
            </table:table-cell>
            <table:table-cell table:style-name="Table11.A1" office:value-type="string">
              <text:p text:style-name="P172">Výsledek</text:p>
            </table:table-cell>
          </table:table-row>
        </table:table-header-rows>
        <table:table-row table:style-name="Table11.1">
          <table:table-cell table:style-name="Table11.A2" office:value-type="string">
            <text:p text:style-name="P102"><text:span text:style-name="Keystroke"><text:span text:style-name="T282">Esc</text:span></text:span></text:p>
          </table:table-cell>
          <table:table-cell table:style-name="Table11.A2" office:value-type="string">
            <text:p text:style-name="P107">Cancels <text:span text:style-name="T301">the current cell edit.</text:span></text:p>
          </table:table-cell>
        </table:table-row>
        <table:table-row table:style-name="Table11.1">
          <table:table-cell table:style-name="Table11.A2" office:value-type="string">
            <text:p text:style-name="P100"><text:span text:style-name="Keystroke">Backspace</text:span></text:p>
          </table:table-cell>
          <table:table-cell table:style-name="Table11.A2" office:value-type="string">
            <text:p text:style-name="P100">Opens the Delete Contents dialog.</text:p>
          </table:table-cell>
        </table:table-row>
        <table:table-row table:style-name="Table11.1">
          <table:table-cell table:style-name="Table11.A2" office:value-type="string">
            <text:p text:style-name="P101"><text:span text:style-name="Keystroke"><text:span text:style-name="T279">Delete</text:span></text:span></text:p>
          </table:table-cell>
          <table:table-cell table:style-name="Table11.A2" office:value-type="string">
            <text:p text:style-name="P106"><text:span text:style-name="T279">Deletes cell contents without a dialog. </text:span><text:span text:style-name="T110">Does not remove formatting.</text:span></text:p>
          </table:table-cell>
        </table:table-row>
        <table:table-row table:style-name="Table11.1">
          <table:table-cell table:style-name="Table11.A2" office:value-type="string">
            <text:p text:style-name="P103"><text:span text:style-name="Keystroke"><text:span text:style-name="T279">Insert</text:span></text:span></text:p>
            <text:p text:style-name="P145"><text:span text:style-name="Keystroke"><text:span text:style-name="T304">Ctrl + Shift+V</text:span></text:span></text:p>
            <text:p text:style-name="P146">(after copying data)</text:p>
          </table:table-cell>
          <table:table-cell table:style-name="Table11.A2" office:value-type="string">
            <text:p text:style-name="P144">Otevře se dialogové okno Vložit jinak.</text:p>
          </table:table-cell>
        </table:table-row>
        <table:table-row table:style-name="Table11.1">
          <table:table-cell table:style-name="Table11.A2" office:value-type="string">
            <text:p text:style-name="P97"><text:span text:style-name="Keystroke"><text:span text:style-name="T271">Alt+Enter </text:span></text:span><text:span text:style-name="T271">(after selecting a range)</text:span></text:p>
          </table:table-cell>
          <table:table-cell table:style-name="Table11.A2" office:value-type="string">
            <text:p text:style-name="P97"><text:span text:style-name="T271">Fills the selected</text:span><text:span text:style-name="T129"> </text:span><text:span text:style-name="T148">cell </text:span><text:span text:style-name="T133">r</text:span><text:span text:style-name="T271">ange with the formula that you entered on the input line.</text:span></text:p>
          </table:table-cell>
        </table:table-row>
        <table:table-row table:style-name="Table11.1">
          <table:table-cell table:style-name="Table11.A2" office:value-type="string">
            <text:p text:style-name="P99"><text:span text:style-name="Keystroke"><text:span text:style-name="T271">Ctrl+Enter </text:span></text:span><text:span text:style-name="T277">(while </text:span><text:span text:style-name="T111">e</text:span><text:span text:style-name="T112">diting</text:span><text:span text:style-name="T277"> a cell)</text:span></text:p>
          </table:table-cell>
          <table:table-cell table:style-name="Table11.A2" office:value-type="string">
            <text:p text:style-name="P98">Inserts a manual line break in the current cell.</text:p>
          </table:table-cell>
        </table:table-row>
        <text:soft-page-break/>
        <table:table-row table:style-name="Table11.1">
          <table:table-cell table:style-name="Table11.A2" office:value-type="string">
            <text:p text:style-name="P97"><text:span text:style-name="Keystroke"><text:span text:style-name="T271">Ctrl+Shift+Enter </text:span></text:span><text:span text:style-name="T271">(after selecting a cell range)</text:span></text:p>
          </table:table-cell>
          <table:table-cell table:style-name="Table11.A2" office:value-type="string">
            <text:p text:style-name="P97"><text:span text:style-name="T271">Creates a matrix </text:span><text:span text:style-name="T129">i</text:span><text:span text:style-name="T134">n the current range </text:span><text:span text:style-name="T149">using the </text:span><text:span text:style-name="T152">information entered</text:span><text:span text:style-name="T149"> on the input line</text:span><text:span text:style-name="T271">. </text:span><text:span text:style-name="T129">Y</text:span><text:span text:style-name="T151">ou</text:span><text:span text:style-name="T150"> cannot make </text:span><text:span text:style-name="T133">edits to the </text:span><text:span text:style-name="T134">individual m</text:span><text:span text:style-name="T151">atrix range</text:span><text:span text:style-name="T150"> cells.</text:span></text:p>
          </table:table-cell>
        </table:table-row>
        <table:table-row table:style-name="Table11.1">
          <table:table-cell table:style-name="Table11.A2" office:value-type="string">
            <text:p text:style-name="P138"><text:span text:style-name="Keystroke"><text:span text:style-name="T281">Ctrl+D </text:span></text:span><text:span text:style-name="T283">(after selecting a cell range)</text:span></text:p>
          </table:table-cell>
          <table:table-cell table:style-name="Table11.A2" office:value-type="string">
            <text:p text:style-name="P59">F<text:span text:style-name="T290">ills the selected range with the contents of its top-most cells.</text:span></text:p>
          </table:table-cell>
        </table:table-row>
        <table:table-row table:style-name="Table11.1">
          <table:table-cell table:style-name="Table11.A2" office:value-type="string">
            <text:p text:style-name="P139"><text:span text:style-name="Keystroke"><text:span text:style-name="T281">Ctrl+;</text:span></text:span></text:p>
          </table:table-cell>
          <table:table-cell table:style-name="Table11.A2" office:value-type="string">
            <text:p text:style-name="P140"><text:span text:style-name="T14">I</text:span><text:span text:style-name="T17">nserts </text:span><text:span text:style-name="T168">t</text:span><text:span text:style-name="T169">he current</text:span><text:span text:style-name="T17"> date into the </text:span><text:span text:style-name="T168">c</text:span><text:span text:style-name="T170">ursor </text:span><text:span text:style-name="T17">cell. </text:span><text:span text:style-name="T171">I</text:span><text:span text:style-name="T172">f the time has already been added, then </text:span><text:span text:style-name="T174">i</text:span><text:span text:style-name="T175">t is changed to a combined dat</text:span><text:change-start text:change-id="ct405529296"/><text:span text:style-name="T176">e</text:span><text:change-end text:change-id="ct405529296"/><text:change text:change-id="ct555976736"/><text:span text:style-name="T175"> and time stamp.</text:span></text:p>
          </table:table-cell>
        </table:table-row>
        <table:table-row table:style-name="Table11.1">
          <table:table-cell table:style-name="Table11.A2" office:value-type="string">
            <text:p text:style-name="P139"><text:span text:style-name="Keystroke"><text:span text:style-name="T281">Ctrl+Shift+;</text:span></text:span></text:p>
          </table:table-cell>
          <table:table-cell table:style-name="Table11.A2" office:value-type="string">
            <text:p text:style-name="P139"><text:span text:style-name="T281">Inserts the </text:span><text:span text:style-name="T107">l</text:span><text:span text:style-name="T113">ocal</text:span><text:span text:style-name="T281"> time into </text:span><text:span text:style-name="T107">t</text:span><text:span text:style-name="T108">he</text:span><text:span text:style-name="T281"> current cell. If </text:span><text:span text:style-name="T107">t</text:span><text:span text:style-name="T135">he date has already been added, </text:span><text:span text:style-name="T153">then it is changed to a combined dat</text:span><text:change-start text:change-id="ct615814368"/><text:span text:style-name="T164">e</text:span><text:change-end text:change-id="ct615814368"/><text:change text:change-id="ct329082368"/><text:span text:style-name="T153"> and time stamp.</text:span></text:p>
          </table:table-cell>
        </table:table-row>
        <table:table-row table:style-name="Table11.1">
          <table:table-cell table:style-name="Table11.A2" office:value-type="string">
            <text:p text:style-name="P138"><text:span text:style-name="Keystroke"><text:span text:style-name="T281">Ctrl+’ </text:span></text:span><text:span text:style-name="T281">(single apostrophe)</text:span></text:p>
          </table:table-cell>
          <table:table-cell table:style-name="Table11.A2" office:value-type="string">
            <text:p text:style-name="P141">Copies <text:span text:style-name="T284">the contents of the cell above the cursor into the current cell, but remains in Edit mode so that you can make further changes.</text:span></text:p>
          </table:table-cell>
        </table:table-row>
        <table:table-row table:style-name="Table11.1">
          <table:table-cell table:style-name="Table11.A2" office:value-type="string">
            <text:p text:style-name="P104"><text:span text:style-name="Keystroke"><text:span text:style-name="T227">Ctrl+</text:span></text:span><text:span text:style-name="Keystroke"><text:span text:style-name="T211">+</text:span></text:span></text:p>
          </table:table-cell>
          <table:table-cell table:style-name="Table11.A2" office:value-type="string">
            <text:p text:style-name="P104"><text:span text:style-name="T99">O</text:span><text:span text:style-name="T106">pens the Insert Cells dialog</text:span><text:span text:style-name="T227">. The plus sign (+) is the one on the num</text:span><text:span text:style-name="T99">b</text:span><text:span text:style-name="T100">er</text:span><text:span text:style-name="T227"> pad, </text:span><text:span text:style-name="Strong_20_Emphasis"><text:span text:style-name="T227">not</text:span></text:span><text:span text:style-name="T128"> the main keyboard.</text:span></text:p>
          </table:table-cell>
        </table:table-row>
        <table:table-row table:style-name="Table11.1">
          <table:table-cell table:style-name="Table11.A2" office:value-type="string">
            <text:p text:style-name="P104"><text:span text:style-name="Keystroke"><text:span text:style-name="T227">Ctrl+-</text:span></text:span></text:p>
          </table:table-cell>
          <table:table-cell table:style-name="Table11.A2" office:value-type="string">
            <text:p text:style-name="P105"><text:span text:style-name="T280">Opens the Delete </text:span><text:span text:style-name="T105">C</text:span><text:span text:style-name="T280">ells dialog.</text:span></text:p>
          </table:table-cell>
        </table:table-row>
      </table:table>
      <text:h text:style-name="P191" text:outline-level="1"><text:bookmark-start text:name="__RefHeading___Toc42415_2362874678"/><text:alphabetical-index-mark text:string-value="navigation" text:key1="klávesové zkratky"/><text:span text:style-name="T14">Navigat</text:span><text:span text:style-name="T189">io</text:span><text:span text:style-name="T191">n</text:span><text:span text:style-name="T189"> a</text:span><text:span text:style-name="T190">nd </text:span><text:alphabetical-index-mark text:string-value="selection" text:key1="klávesové zkratky"/><text:span text:style-name="T190">selection shortcuts</text:span><text:bookmark-end text:name="__RefHeading___Toc42415_2362874678"/></text:h>
      <text:list xml:id="list104827339076178" text:continue-list="list2578906512" text:style-name="Heading_20_Note">
        <text:list-item>
          <text:p text:style-name="P207">Poznámka</text:p>
        </text:list-item>
      </text:list>
      <text:p text:style-name="Text_20_Note"><text:span text:style-name="T225">In Table </text:span><text:span text:style-name="T225"><text:sequence-ref text:reference-format="value" text:ref-name="refTable2">3</text:sequence-ref></text:span><text:span text:style-name="T225"><text:s/>and following, the term </text:span><text:span text:style-name="Emphasis"><text:span text:style-name="T225">data range </text:span></text:span><text:span text:style-name="T225">refers specifically to a contiguous cell range </text:span><text:span text:style-name="T56">t</text:span><text:span text:style-name="T57">hat contains</text:span><text:span text:style-name="T225"> data and is bounded by empty rows and columns.</text:span></text:p>
      <text:h text:style-name="P199" text:outline-level="2"><text:bookmark-start text:name="__RefHeading___Toc8127_4146204837"/><text:alphabetical-index-mark text:string-value="klávesy šipek" text:key1="klávesové zkratky"/>Arrow key shortcuts<text:bookmark-end text:name="__RefHeading___Toc8127_4146204837"/></text:h>
      <text:p text:style-name="Table">Table <text:sequence text:ref-name="refTable2" text:name="Table" text:formula="ooow:Table+1" style:num-format="1">3</text:sequence>: Arrow key shortcuts</text:p>
      <table:table table:name="Table12" table:style-name="Table12">
        <table:table-column table:style-name="Table12.A"/>
        <table:table-column table:style-name="Table12.B"/>
        <table:table-header-rows>
          <table:table-row table:style-name="Table12.1">
            <table:table-cell table:style-name="Table12.A1" office:value-type="string">
              <text:p text:style-name="P174">Klávesové zkratky</text:p>
            </table:table-cell>
            <table:table-cell table:style-name="Table12.A1" office:value-type="string">
              <text:p text:style-name="P174">Výsledek</text:p>
            </table:table-cell>
          </table:table-row>
        </table:table-header-rows>
        <table:table-row table:style-name="Table12.1">
          <table:table-cell table:style-name="Table12.A2" office:value-type="string">
            <text:p text:style-name="P158"><text:span text:style-name="Keystroke"><text:span text:style-name="T275">Arrow</text:span></text:span> <text:span text:style-name="T291">keys (</text:span><text:span text:style-name="Emphasis"><text:span text:style-name="T291">Down, Up, Left, Right</text:span></text:span><text:span text:style-name="T291">)</text:span></text:p>
          </table:table-cell>
          <table:table-cell table:style-name="Table12.A2" office:value-type="string">
            <text:p text:style-name="P155">Moves the cursor one cell in the direction of the arrow.</text:p>
          </table:table-cell>
        </table:table-row>
        <table:table-row table:style-name="Table12.1">
          <table:table-cell table:style-name="Table12.A2" office:value-type="string">
            <text:p text:style-name="P159"><text:span text:style-name="Keystroke"><text:span text:style-name="T244">Alt + šipka dolů</text:span></text:span></text:p>
          </table:table-cell>
          <table:table-cell table:style-name="Table12.A2" office:value-type="string">
            <text:p text:style-name="P159"><text:span text:style-name="T173">Opens</text:span><text:span text:style-name="T19"> a </text:span><text:span text:style-name="T18">drop-down </text:span><text:span text:style-name="T19">selection list of </text:span><text:span text:style-name="T20">text items that have been previously typed into other cells in the same column.</text:span></text:p>
          </table:table-cell>
        </table:table-row>
        <table:table-row table:style-name="Table12.1">
          <table:table-cell table:style-name="Table12.A2" office:value-type="string">
            <text:p text:style-name="P160"><text:span text:style-name="Keystroke"><text:span text:style-name="T244">Alt+</text:span></text:span><text:span text:style-name="Keystroke"><text:span text:style-name="T217">L</text:span></text:span><text:span text:style-name="Keystroke"><text:span text:style-name="T218">eft </text:span></text:span><text:span text:style-name="Keystroke"><text:span text:style-name="T244">Arrow</text:span></text:span></text:p>
          </table:table-cell>
          <table:table-cell table:style-name="Table12.A2" office:value-type="string">
            <text:p text:style-name="P154"><text:span text:style-name="T160">D</text:span><text:span text:style-name="T161">ecreases </text:span><text:span text:style-name="T310">the width of the current column.</text:span></text:p>
          </table:table-cell>
        </table:table-row>
        <table:table-row table:style-name="Table12.1">
          <table:table-cell table:style-name="Table12.A2" office:value-type="string">
            <text:p text:style-name="P160"><text:span text:style-name="Keystroke"><text:span text:style-name="T244">Alt+</text:span></text:span><text:span text:style-name="Keystroke"><text:span text:style-name="T217">R</text:span></text:span><text:span text:style-name="Keystroke"><text:span text:style-name="T218">ight</text:span></text:span><text:span text:style-name="Keystroke"><text:span text:style-name="T244"> Arrow</text:span></text:span></text:p>
          </table:table-cell>
          <table:table-cell table:style-name="Table12.A2" office:value-type="string">
            <text:p text:style-name="P154"><text:span text:style-name="T160">I</text:span><text:span text:style-name="T161">ncreases</text:span><text:span text:style-name="T310"> the width of the current column</text:span><text:change-start text:change-id="ct539292384"/><text:span text:style-name="T310">.</text:span><text:change-end text:change-id="ct539292384"/></text:p>
          </table:table-cell>
        </table:table-row>
        <table:table-row table:style-name="Table12.1">
          <table:table-cell table:style-name="Table12.A2" office:value-type="string">
            <text:p text:style-name="P161"><text:span text:style-name="Keystroke"><text:span text:style-name="T245">Alt+Shift+Arrow</text:span></text:span></text:p>
          </table:table-cell>
          <table:table-cell table:style-name="Table12.A2" office:value-type="string">
            <text:p text:style-name="P39"><text:span text:style-name="T245">Optimizes the column width or row height based on the current cell</text:span>.</text:p>
          </table:table-cell>
        </table:table-row>
        <table:table-row table:style-name="Table12.1">
          <table:table-cell table:style-name="Table12.A2" office:value-type="string">
            <text:p text:style-name="P158"><text:span text:style-name="Keystroke"><text:span text:style-name="T201">Ctrl+Arrow</text:span></text:span></text:p>
          </table:table-cell>
          <table:table-cell table:style-name="Table12.A2" office:value-type="string">
            <text:p text:style-name="P158"><text:span text:style-name="T201">Moves the cursor</text:span><text:span text:style-name="T50"> </text:span><text:span text:style-name="T137">in the direction of the arrow </text:span><text:span text:style-name="T55">to the edge of the current data range. </text:span><text:span text:style-name="T58">If the cell </text:span><text:span text:style-name="T137">adjacent to the cursor </text:span><text:span text:style-name="T58">is empty, the cursor will move to the next cell that contains data.</text:span></text:p>
          </table:table-cell>
        </table:table-row>
        <table:table-row table:style-name="Table12.1">
          <table:table-cell table:style-name="Table12.A2" office:value-type="string">
            <text:p text:style-name="P156"><text:span text:style-name="Keystroke">Shift+Arrow</text:span></text:p>
          </table:table-cell>
          <table:table-cell table:style-name="Table12.A2" office:value-type="string">
            <text:p text:style-name="P158"><text:span text:style-name="T136">Selects</text:span><text:span text:style-name="T132"> the adjacent</text:span><text:span text:style-name="T114"> </text:span><text:span text:style-name="T292">cell or cells (if multiple are selected) located in the direction of the arrow. Pressing th</text:span><text:span text:style-name="T114">i</text:span><text:span text:style-name="T130">s</text:span><text:span text:style-name="T292"> shortcut again will extend the selection by one more cell.</text:span></text:p>
          </table:table-cell>
        </table:table-row>
        <table:table-row table:style-name="Table12.1">
          <table:table-cell table:style-name="Table12.A2" office:value-type="string">
            <text:p text:style-name="P158"><text:span text:style-name="Keystroke"><text:span text:style-name="T202">Ctrl+Shift+Arrow</text:span></text:span></text:p>
          </table:table-cell>
          <table:table-cell table:style-name="Table12.A2" office:value-type="string">
            <text:p text:style-name="P158"><text:span text:style-name="T51">S</text:span><text:span text:style-name="T52">elects all cells </text:span><text:span text:style-name="T138">containing data </text:span><text:span text:style-name="T52">from the c</text:span><text:span text:style-name="T131">ursor</text:span><text:span text:style-name="T52"> to the </text:span><text:span text:style-name="T59">ed</text:span><text:span text:style-name="T87">ge </text:span><text:span text:style-name="T59">of the current data range in the direction of the arrow</text:span><text:span text:style-name="T52">.</text:span><text:span text:style-name="T60"> </text:span><text:span text:style-name="T139">Can be used to select multiple rows or columns at once.</text:span></text:p>
          </table:table-cell>
        </table:table-row>
      </table:table>
      <text:h text:style-name="P200" text:outline-level="2"><text:bookmark-start text:name="__RefHeading___Toc8129_4146204837"/><text:soft-page-break/><text:alphabetical-index-mark text:string-value="home and end keys" text:key1="klávesové zkratky"/>Home and End key shortcuts<text:bookmark-end text:name="__RefHeading___Toc8129_4146204837"/></text:h>
      <text:p text:style-name="Table">Table <text:sequence text:ref-name="refTable3" text:name="Table" text:formula="ooow:Table+1" style:num-format="1">4</text:sequence>: Home and End key shortcuts</text:p>
      <table:table table:name="Table6" table:style-name="Table6">
        <table:table-column table:style-name="Table6.A"/>
        <table:table-column table:style-name="Table6.B"/>
        <table:table-header-rows>
          <table:table-row table:style-name="Table6.1">
            <table:table-cell table:style-name="Table6.A1" office:value-type="string">
              <text:p text:style-name="P175">Klávesové zkratky</text:p>
            </table:table-cell>
            <table:table-cell table:style-name="Table6.A1" office:value-type="string">
              <text:p text:style-name="P175">Výsledek</text:p>
            </table:table-cell>
          </table:table-row>
        </table:table-header-rows>
        <table:table-row table:style-name="Table6.1">
          <table:table-cell table:style-name="Table6.A2" office:value-type="string">
            <text:p text:style-name="P157"><text:span text:style-name="Keystroke"><text:span text:style-name="T188">Home</text:span></text:span></text:p>
          </table:table-cell>
          <table:table-cell table:style-name="Table6.A2" office:value-type="string">
            <text:p text:style-name="P157"><text:span text:style-name="T14">Moves the cursor to the first cell </text:span><text:span text:style-name="T167">of the current row.</text:span></text:p>
          </table:table-cell>
        </table:table-row>
        <table:table-row table:style-name="Table6.1">
          <table:table-cell table:style-name="Table6.A2" office:value-type="string">
            <text:p text:style-name="P157"><text:span text:style-name="Keystroke"><text:span text:style-name="T188">End</text:span></text:span></text:p>
          </table:table-cell>
          <table:table-cell table:style-name="Table6.A2" office:value-type="string">
            <text:p text:style-name="P157"><text:span text:style-name="T188">Moves the cursor along the current row to the cell </text:span><text:span text:style-name="T45">i</text:span><text:span text:style-name="T116">n the</text:span><text:span text:style-name="T188"> last column containing data in the </text:span><text:span text:style-name="T45">s</text:span><text:span text:style-name="T115">heet</text:span><text:span text:style-name="T188">.</text:span><text:change text:change-id="ct579073584"/></text:p>
          </table:table-cell>
        </table:table-row>
        <table:table-row table:style-name="Table6.1">
          <table:table-cell table:style-name="Table6.A2" office:value-type="string">
            <text:p text:style-name="P157"><text:span text:style-name="Keystroke"><text:span text:style-name="T188">Ctrl + Home</text:span></text:span></text:p>
          </table:table-cell>
          <table:table-cell table:style-name="Table6.A2" office:value-type="string">
            <text:p text:style-name="P34">Moves the cursor to the first cell <text:span text:style-name="T224">(A1) </text:span>in the current sheet<text:change-start text:change-id="ct538200720"/>.<text:change-end text:change-id="ct538200720"/></text:p>
          </table:table-cell>
        </table:table-row>
        <table:table-row table:style-name="Table6.1">
          <table:table-cell table:style-name="Table6.A2" office:value-type="string">
            <text:p text:style-name="P157"><text:span text:style-name="Keystroke"><text:span text:style-name="T188">Ctrl + End</text:span></text:span></text:p>
          </table:table-cell>
          <table:table-cell table:style-name="Table6.A2" office:value-type="string">
            <text:p text:style-name="P157"><text:span text:style-name="T188">Moves the cursor to the </text:span><text:span text:style-name="T45">c</text:span><text:span text:style-name="T88">ell </text:span><text:span text:style-name="T117">in</text:span><text:span text:style-name="T88"> the last column and row that contain data in the current sheet.</text:span></text:p>
          </table:table-cell>
        </table:table-row>
        <table:table-row table:style-name="Table6.1">
          <table:table-cell table:style-name="Table6.A2" office:value-type="string">
            <text:p text:style-name="P157"><text:span text:style-name="Keystroke"><text:span text:style-name="T263">Shift+Home</text:span></text:span></text:p>
          </table:table-cell>
          <table:table-cell table:style-name="Table6.A2" office:value-type="string">
            <text:p text:style-name="P157"><text:span text:style-name="T188">Selects cells from the </text:span><text:span text:style-name="T45">c</text:span><text:span text:style-name="T77">ursor</text:span><text:span text:style-name="T188"> to the first cell of the current row.</text:span></text:p>
          </table:table-cell>
        </table:table-row>
        <table:table-row table:style-name="Table6.1">
          <table:table-cell table:style-name="Table6.A2" office:value-type="string">
            <text:p text:style-name="P34"><text:span text:style-name="Keystroke">Shift+End</text:span></text:p>
          </table:table-cell>
          <table:table-cell table:style-name="Table6.A2" office:value-type="string">
            <text:p text:style-name="P157"><text:span text:style-name="T188">Selects cells along the current row from the </text:span><text:span text:style-name="T45">c</text:span><text:span text:style-name="T77">ursor to the cell</text:span><text:span text:style-name="T188"> </text:span><text:span text:style-name="T45">i</text:span><text:span text:style-name="T77">n </text:span><text:span text:style-name="T188">the last column containing data in the </text:span><text:span text:style-name="T45">s</text:span><text:span text:style-name="T76">heet.</text:span></text:p>
          </table:table-cell>
        </table:table-row>
        <table:table-row table:style-name="Table6.1">
          <table:table-cell table:style-name="Table6.A2" office:value-type="string">
            <text:p text:style-name="P157"><text:span text:style-name="Keystroke"><text:span text:style-name="T188">Ctrl+Shift+Home</text:span></text:span></text:p>
          </table:table-cell>
          <table:table-cell table:style-name="Table6.A2" office:value-type="string">
            <text:p text:style-name="P162">Selects all cells from the cursor to the first cell (A1) in the current sheet.</text:p>
          </table:table-cell>
        </table:table-row>
        <table:table-row table:style-name="Table6.1">
          <table:table-cell table:style-name="Table6.A2" office:value-type="string">
            <text:p text:style-name="P157"><text:span text:style-name="Keystroke"><text:span text:style-name="T188">Ctrl+Shift+End</text:span></text:span></text:p>
          </table:table-cell>
          <table:table-cell table:style-name="Table6.A2" office:value-type="string">
            <text:p text:style-name="P163"><text:span text:style-name="T269">Selects all cells</text:span><text:span text:style-name="T89"> from the cursor to the </text:span><text:span text:style-name="T118">cell in the</text:span><text:span text:style-name="T89"> last column and row that contain data in the current sheet</text:span><text:span text:style-name="T88">.</text:span><text:change text:change-id="ct167245664"/></text:p>
          </table:table-cell>
        </table:table-row>
      </table:table>
      <text:h text:style-name="P201" text:outline-level="2"><text:bookmark-start text:name="__RefHeading___Toc8131_4146204837"/><text:alphabetical-index-mark text:string-value="page up and down keys" text:key1="klávesové zkratky"/>Page key shortcuts<text:bookmark-end text:name="__RefHeading___Toc8131_4146204837"/></text:h>
      <text:p text:style-name="P182">Table <text:sequence text:ref-name="refTable4" text:name="Table" text:formula="ooow:Table+1" style:num-format="1">5</text:sequence>: <text:span text:style-name="T222">Page key shortcuts</text:span></text:p>
      <table:table table:name="Table4" table:style-name="Table4">
        <table:table-column table:style-name="Table4.A"/>
        <table:table-column table:style-name="Table4.B"/>
        <table:table-header-rows>
          <table:table-row table:style-name="Table4.1">
            <table:table-cell table:style-name="Table4.A1" office:value-type="string">
              <text:p text:style-name="P173">Klávesové zkratky</text:p>
            </table:table-cell>
            <table:table-cell table:style-name="Table4.A1" office:value-type="string">
              <text:p text:style-name="P173">Výsledek</text:p>
            </table:table-cell>
          </table:table-row>
        </table:table-header-rows>
        <table:table-row table:style-name="Table4.1">
          <table:table-cell table:style-name="Table4.A2" office:value-type="string">
            <text:p text:style-name="P53"><text:span text:style-name="Keystroke">P</text:span><text:span text:style-name="Keystroke"><text:span text:style-name="T263">age Up</text:span></text:span></text:p>
          </table:table-cell>
          <table:table-cell table:style-name="Table4.A2" office:value-type="string">
            <text:p text:style-name="P115"><text:span text:style-name="T263">Moves up </text:span><text:span text:style-name="T78">o</text:span><text:span text:style-name="T121">ne</text:span><text:span text:style-name="T96"> screen</text:span><text:span text:style-name="T263"> page.</text:span></text:p>
          </table:table-cell>
        </table:table-row>
        <table:table-row table:style-name="Table4.1">
          <table:table-cell table:style-name="Table4.A2" office:value-type="string">
            <text:p text:style-name="P53"><text:span text:style-name="Keystroke">P</text:span><text:span text:style-name="Keystroke"><text:span text:style-name="T263">age Down</text:span></text:span></text:p>
          </table:table-cell>
          <table:table-cell table:style-name="Table4.A2" office:value-type="string">
            <text:p text:style-name="P115"><text:span text:style-name="T263">Moves</text:span><text:span text:style-name="T90"> </text:span><text:span text:style-name="T121">down one screen page.</text:span></text:p>
          </table:table-cell>
        </table:table-row>
        <table:table-row table:style-name="Table4.1">
          <table:table-cell table:style-name="Table4.A2" office:value-type="string">
            <text:p text:style-name="P28"><text:span text:style-name="Keystroke"><text:span text:style-name="T204">Alt+Page Up</text:span></text:span></text:p>
          </table:table-cell>
          <table:table-cell table:style-name="Table4.A2" office:value-type="string">
            <text:p text:style-name="P135">Moves one screen page to the left.</text:p>
          </table:table-cell>
        </table:table-row>
        <table:table-row table:style-name="Table4.1">
          <table:table-cell table:style-name="Table4.A2" office:value-type="string">
            <text:p text:style-name="P28"><text:span text:style-name="Keystroke"><text:span text:style-name="T204">Alt+Page Down</text:span></text:span></text:p>
          </table:table-cell>
          <table:table-cell table:style-name="Table4.A2" office:value-type="string">
            <text:p text:style-name="P135">Moves one screen page to the right.</text:p>
          </table:table-cell>
        </table:table-row>
        <table:table-row table:style-name="Table4.1">
          <table:table-cell table:style-name="Table4.A2" office:value-type="string">
            <text:p text:style-name="P118"><text:span text:style-name="Keystroke"><text:span text:style-name="T203">Ctrl+Page Up Ctrl+Shift+Tab</text:span></text:span></text:p>
          </table:table-cell>
          <table:table-cell table:style-name="Table4.A2" office:value-type="string">
            <text:p text:style-name="P118"><text:span text:style-name="T203">Moves </text:span><text:span text:style-name="T53">t</text:span><text:span text:style-name="T83">o the previous sheet</text:span><text:span text:style-name="T203"> or to the </text:span><text:span text:style-name="T53">previous</text:span><text:span text:style-name="T203"> page if you are in the print preview.</text:span></text:p>
          </table:table-cell>
        </table:table-row>
        <table:table-row table:style-name="Table4.1">
          <table:table-cell table:style-name="Table4.A2" office:value-type="string">
            <text:p text:style-name="P29"><text:span text:style-name="Keystroke"><text:span text:style-name="T203">Ctrl + Page Down</text:span></text:span></text:p>
            <text:p text:style-name="P30"><text:span text:style-name="Keystroke"><text:span text:style-name="T268">Ctrl + Tab</text:span></text:span></text:p>
          </table:table-cell>
          <table:table-cell table:style-name="Table4.A2" office:value-type="string">
            <text:p text:style-name="P118"><text:span text:style-name="T203">Moves to the </text:span><text:span text:style-name="T83">n</text:span><text:span text:style-name="T84">ext</text:span><text:span text:style-name="T203"> sheet or to the next page if you are in the print preview.</text:span></text:p>
          </table:table-cell>
        </table:table-row>
        <table:table-row table:style-name="Table4.1">
          <table:table-cell table:style-name="Table4.A2" office:value-type="string">
            <text:p text:style-name="P22"><text:span text:style-name="Keystroke"><text:span text:style-name="T196">Shift+Page Up</text:span></text:span></text:p>
          </table:table-cell>
          <table:table-cell table:style-name="Table4.A2" office:value-type="string">
            <text:p text:style-name="P116"><text:span text:style-name="T46">Selects </text:span><text:span text:style-name="T61">cells</text:span><text:span text:style-name="T46"> </text:span><text:span text:style-name="T76">from the c</text:span><text:span text:style-name="T79">ursor</text:span><text:span text:style-name="T76"> to the r</text:span><text:span text:style-name="T119">ow</text:span><text:span text:style-name="T76"> one page up</text:span><text:span text:style-name="T46">. </text:span><text:span text:style-name="T49">If the shortcut is used again, it</text:span><text:span text:style-name="T47"> extends </text:span><text:span text:style-name="T46">the existing selection up one more page.</text:span></text:p>
          </table:table-cell>
        </table:table-row>
        <table:table-row table:style-name="Table4.1">
          <table:table-cell table:style-name="Table4.A2" office:value-type="string">
            <text:p text:style-name="P23"><text:span text:style-name="Keystroke"><text:span text:style-name="T197">Shift+Page Down</text:span></text:span></text:p>
          </table:table-cell>
          <table:table-cell table:style-name="Table4.A2" office:value-type="string">
            <text:p text:style-name="P117"><text:span text:style-name="T197">Selects </text:span><text:span text:style-name="T48">c</text:span><text:span text:style-name="T76">ells from the c</text:span><text:span text:style-name="T79">ursor</text:span><text:span text:style-name="T76"> to the r</text:span><text:span text:style-name="T119">ow</text:span><text:span text:style-name="T76"> one page down</text:span><text:span text:style-name="T264">. If the shortcut is used again, it extends the existing selection down one more page.</text:span></text:p>
          </table:table-cell>
        </table:table-row>
        <table:table-row table:style-name="Table4.1">
          <table:table-cell table:style-name="Table4.A2" office:value-type="string">
            <text:p text:style-name="P120"><text:span text:style-name="Keystroke"><text:span text:style-name="T307">Alt+Shift+Page Up</text:span></text:span></text:p>
          </table:table-cell>
          <table:table-cell table:style-name="Table4.A2" office:value-type="string">
            <text:p text:style-name="P148">Selects cells from the cursor to the column one page to the left. If the shortcut is used again, it extends the existing selection by one more page.</text:p>
          </table:table-cell>
        </table:table-row>
        <table:table-row table:style-name="Table4.1">
          <table:table-cell table:style-name="Table4.A2" office:value-type="string">
            <text:p text:style-name="P120"><text:span text:style-name="Keystroke"><text:span text:style-name="T307">Alt+Shift+Page Down</text:span></text:span></text:p>
          </table:table-cell>
          <table:table-cell table:style-name="Table4.A2" office:value-type="string">
            <text:p text:style-name="P149">Selects cells from the cursor to the column one page to the right. If the shortcut is used again, it extends the existing selection by one more page.</text:p>
          </table:table-cell>
        </table:table-row>
        <table:table-row table:style-name="Table4.1">
          <table:table-cell table:style-name="Table4.A2" office:value-type="string">
            <text:p text:style-name="P119"><text:span text:style-name="Keystroke">Ctrl+</text:span><text:span text:style-name="Keystroke"><text:span text:style-name="T226">Shift+</text:span></text:span><text:span text:style-name="Keystroke">Page Up</text:span></text:p>
          </table:table-cell>
          <table:table-cell table:style-name="Table4.A2" office:value-type="string">
            <text:p text:style-name="P121"><text:span text:style-name="T91">M</text:span><text:span text:style-name="T92">oves to</text:span><text:span text:style-name="T91"> the previous sheet and adds it</text:span><text:span text:style-name="T81"> to the current s</text:span><text:span text:style-name="T82">heet selection</text:span><text:span text:style-name="T81">. If e</text:span><text:span text:style-name="T92">very</text:span><text:span text:style-name="T81"> sheet</text:span><text:span text:style-name="T91"> </text:span><text:span text:style-name="T81">in t</text:span><text:span text:style-name="T93">he</text:span><text:span text:style-name="T81"> </text:span><text:span text:style-name="T91">d</text:span><text:span text:style-name="T94">ocument</text:span><text:span text:style-name="T91"> </text:span><text:span text:style-name="T92">i</text:span><text:span text:style-name="T154">s</text:span><text:span text:style-name="T92"> already</text:span><text:span text:style-name="T91"> </text:span><text:span text:style-name="T81">selected, t</text:span><text:span text:style-name="T95">hen only t</text:span><text:span text:style-name="T120">his</text:span><text:span text:style-name="T95"> sheet </text:span><text:span text:style-name="T140">will </text:span><text:span text:style-name="T95">remain selected.</text:span></text:p>
          </table:table-cell>
        </table:table-row>
        <table:table-row table:style-name="Table4.1">
          <table:table-cell table:style-name="Table4.A2" office:value-type="string">
            <text:p text:style-name="P122"><text:span text:style-name="Keystroke"><text:span text:style-name="T209">C</text:span></text:span><text:span text:style-name="Keystroke"><text:span text:style-name="T210">trl+Shift+</text:span></text:span><text:span text:style-name="Keystroke"><text:span text:style-name="T226">Page Down</text:span></text:span></text:p>
          </table:table-cell>
          <table:table-cell table:style-name="Table4.A2" office:value-type="string">
            <text:p text:style-name="P122"><text:span text:style-name="T80">M</text:span><text:span text:style-name="T82">oves to the next sheet and adds it to the current sheet selection</text:span><text:span text:style-name="T265">. </text:span><text:span text:style-name="T80">I</text:span><text:span text:style-name="T81">f every sheet in the d</text:span><text:span text:style-name="T94">ocument</text:span><text:span text:style-name="T81"> </text:span><text:span text:style-name="T154">is</text:span><text:span text:style-name="T81"> already selected, then only t</text:span><text:span text:style-name="T120">his</text:span><text:span text:style-name="T81"> sheet </text:span><text:span text:style-name="T140">will </text:span><text:span text:style-name="T81">remain selected.</text:span></text:p>
          </table:table-cell>
        </table:table-row>
      </table:table>
      <text:h text:style-name="P202" text:outline-level="2"><text:bookmark-start text:name="__RefHeading___Toc8133_4146204837"/><text:soft-page-break/><text:alphabetical-index-mark text:string-value="other navigation and selection hotkeys" text:key1="klávesové zkratky"/>Other hotkey shortcuts<text:bookmark-end text:name="__RefHeading___Toc8133_4146204837"/></text:h>
      <text:p text:style-name="Table">Table <text:sequence text:ref-name="refTable5" text:name="Table" text:formula="ooow:Table+1" style:num-format="1">6</text:sequence>: Other <text:span text:style-name="T311">hot</text:span>key shortcuts</text:p>
      <table:table table:name="Table13" table:style-name="Table13">
        <table:table-column table:style-name="Table13.A"/>
        <table:table-column table:style-name="Table13.B"/>
        <table:table-header-rows>
          <table:table-row table:style-name="Table13.1">
            <table:table-cell table:style-name="Table13.A1" office:value-type="string">
              <text:p text:style-name="P176">Klávesové zkratky</text:p>
            </table:table-cell>
            <table:table-cell table:style-name="Table13.A1" office:value-type="string">
              <text:p text:style-name="P176">Výsledek</text:p>
            </table:table-cell>
          </table:table-row>
        </table:table-header-rows>
        <table:table-row table:style-name="Table13.1">
          <table:table-cell table:style-name="Table13.A2" office:value-type="string">
            <text:p text:style-name="P136"><text:span text:style-name="Keystroke"><text:span text:style-name="T207">Enter</text:span></text:span><text:span text:style-name="T207"> (while in a selected range)</text:span></text:p>
          </table:table-cell>
          <table:table-cell table:style-name="Table13.A2" office:value-type="string">
            <text:p text:style-name="P136"><text:span text:style-name="T207">Moves the cursor </text:span><text:span text:style-name="T101">t</text:span><text:span text:style-name="T102">o the next</text:span><text:span text:style-name="T207"> cell in the selected range, from top to bottom, then left to right. To specify in which direction the cursor moves, go to </text:span><text:span text:style-name="MenuPath"><text:span text:style-name="T207">Tools &gt; Options &gt; LibreOffice Calc &gt; General</text:span></text:span><text:span text:style-name="T207"> in the Menu bar.</text:span></text:p>
          </table:table-cell>
        </table:table-row>
        <table:table-row table:style-name="Table13.1">
          <table:table-cell table:style-name="Table13.A2" office:value-type="string">
            <text:p text:style-name="P31"><text:span text:style-name="Keystroke"><text:span text:style-name="T199">Ctrl+Space</text:span></text:span></text:p>
          </table:table-cell>
          <table:table-cell table:style-name="Table13.A2" office:value-type="string">
            <text:p text:style-name="P137">Selects the current column <text:span text:style-name="T270">or extends the existing selection to all respective columns.</text:span></text:p>
          </table:table-cell>
        </table:table-row>
        <table:table-row table:style-name="Table13.1">
          <table:table-cell table:style-name="Table13.A2" office:value-type="string">
            <text:p text:style-name="P24"><text:span text:style-name="Keystroke"><text:span text:style-name="T198">Shift+Space</text:span></text:span></text:p>
          </table:table-cell>
          <table:table-cell table:style-name="Table13.A2" office:value-type="string">
            <text:p text:style-name="P123">Selects the current row <text:span text:style-name="T270">or extends the existing selection to all respective rows.</text:span></text:p>
          </table:table-cell>
        </table:table-row>
        <table:table-row table:style-name="Table13.1">
          <table:table-cell table:style-name="Table13.A2" office:value-type="string">
            <text:p text:style-name="P124"><text:span text:style-name="Keystroke"><text:span text:style-name="T200">Ctrl+Shift+Space</text:span></text:span></text:p>
          </table:table-cell>
          <table:table-cell table:style-name="Table13.A2" office:value-type="string">
            <text:p text:style-name="P125">Selects all cells in the current sheet.</text:p>
          </table:table-cell>
        </table:table-row>
        <table:table-row table:style-name="Table13.1">
          <table:table-cell table:style-name="Table13.A2" office:value-type="string">
            <text:p text:style-name="P142"><text:span text:style-name="Keystroke"><text:span text:style-name="T177">C</text:span></text:span><text:span text:style-name="Keystroke"><text:span text:style-name="T184">trl+]</text:span></text:span></text:p>
          </table:table-cell>
          <table:table-cell table:style-name="Table13.A2" office:value-type="string">
            <text:p text:style-name="P64">Selects the cells that are dependent on the current cell.</text:p>
          </table:table-cell>
        </table:table-row>
        <table:table-row table:style-name="Table13.1">
          <table:table-cell table:style-name="Table13.A2" office:value-type="string">
            <text:p text:style-name="P142"><text:span text:style-name="Keystroke"><text:span text:style-name="T177">C</text:span></text:span><text:span text:style-name="Keystroke"><text:span text:style-name="T184">trl+[</text:span></text:span></text:p>
          </table:table-cell>
          <table:table-cell table:style-name="Table13.A2" office:value-type="string">
            <text:p text:style-name="P143"><text:span text:style-name="T285">Selects the cells </text:span><text:span text:style-name="T109">on which the current cell is dependent.</text:span></text:p>
          </table:table-cell>
        </table:table-row>
        <table:table-row table:style-name="Table13.1">
          <table:table-cell table:style-name="Table13.A2" office:value-type="string">
            <text:p text:style-name="P25"><text:span text:style-name="Keystroke"><text:span text:style-name="T266">Shift+Backspace</text:span></text:span></text:p>
          </table:table-cell>
          <table:table-cell table:style-name="Table13.A2" office:value-type="string">
            <text:p text:style-name="P126"><text:span text:style-name="T85">D</text:span><text:span text:style-name="T86">e</text:span><text:span text:style-name="T85">selects</text:span><text:span text:style-name="T266"> the current </text:span><text:span text:style-name="T85">c</text:span><text:span text:style-name="T97">ell selection </text:span><text:span text:style-name="T98">without deleting contents.</text:span></text:p>
          </table:table-cell>
        </table:table-row>
        <table:table-row table:style-name="Table13.1">
          <table:table-cell table:style-name="Table13.A2" office:value-type="string">
            <text:p text:style-name="P26"><text:span text:style-name="Keystroke"><text:span text:style-name="T267">Ctrl+Backspace</text:span></text:span></text:p>
          </table:table-cell>
          <table:table-cell table:style-name="Table13.A2" office:value-type="string">
            <text:p text:style-name="P127">Refocuses the view back on the cursor <text:span text:style-name="T302">if it is not currently in view</text:span>.</text:p>
          </table:table-cell>
        </table:table-row>
        <table:table-row table:style-name="Table13.1">
          <table:table-cell table:style-name="Table13.A2" office:value-type="string">
            <text:p text:style-name="P118"><text:span text:style-name="Keystroke"><text:span text:style-name="T203">Ctrl+*</text:span></text:span></text:p>
          </table:table-cell>
          <table:table-cell table:style-name="Table13.A2" office:value-type="string">
            <text:p text:style-name="P128"><text:span text:style-name="T206">Selects the data range that contains the cursor. The asterisk (*) is the multiplication sign on the num</text:span><text:span text:style-name="T54">b</text:span><text:span text:style-name="T100">er</text:span><text:span text:style-name="T206"> pad, </text:span><text:span text:style-name="Strong_20_Emphasis"><text:span text:style-name="T205">not</text:span></text:span> <text:span text:style-name="T205">the one </text:span><text:span text:style-name="T141">o</text:span><text:span text:style-name="T142">n the main keyboard.</text:span></text:p>
          </table:table-cell>
        </table:table-row>
        <table:table-row table:style-name="Table13.1">
          <table:table-cell table:style-name="Table13.A2" office:value-type="string">
            <text:p text:style-name="P129"><text:span text:style-name="Keystroke"><text:span text:style-name="T206">Ctrl+/</text:span></text:span></text:p>
          </table:table-cell>
          <table:table-cell table:style-name="Table13.A2" office:value-type="string">
            <text:p text:style-name="P147">Selects the matrix formula range that contains the cursor.</text:p>
          </table:table-cell>
        </table:table-row>
        <table:table-row table:style-name="Table13.1">
          <table:table-cell table:style-name="Table13.A2" office:value-type="string">
            <text:p text:style-name="P110"><text:span text:style-name="Keystroke"><text:span text:style-name="T208">Ctrl+`</text:span></text:span></text:p>
          </table:table-cell>
          <table:table-cell table:style-name="Table13.A2" office:value-type="string">
            <text:p text:style-name="P110"><text:span text:style-name="T208">Shows or hides formulas instead of values in all formula cells. The ` key</text:span><text:change text:change-id="ct691147968"/><text:span text:style-name="T208"> is next to the </text:span><text:span text:style-name="Keystroke"><text:span text:style-name="T278">1</text:span></text:span> <text:span text:style-name="T278">key on most English keyboards.</text:span></text:p>
          </table:table-cell>
        </table:table-row>
      </table:table>
      <text:h text:style-name="P203" text:outline-level="2"><text:bookmark-start text:name="__RefHeading___Toc8135_4146204837"/><text:alphabetical-index-mark text:string-value="Mouse selection" text:key1="klávesové zkratky"/><text:span text:style-name="T195">Mouse</text:span><text:span text:style-name="T312"> selection shortcuts</text:span><text:bookmark-end text:name="__RefHeading___Toc8135_4146204837"/></text:h>
      <text:p text:style-name="Table">Table <text:sequence text:ref-name="refTable6" text:name="Table" text:formula="ooow:Table+1" style:num-format="1">7</text:sequence>: <text:span text:style-name="T223">Mouse selection</text:span> shortcuts</text:p>
      <table:table table:name="Table14" table:style-name="Table14">
        <table:table-column table:style-name="Table14.A"/>
        <table:table-column table:style-name="Table14.B"/>
        <table:table-header-rows>
          <table:table-row table:style-name="Table14.1">
            <table:table-cell table:style-name="Table14.A1" office:value-type="string">
              <text:p text:style-name="P177">Klávesové zkratky</text:p>
            </table:table-cell>
            <table:table-cell table:style-name="Table14.A1" office:value-type="string">
              <text:p text:style-name="P177">Výsledek</text:p>
            </table:table-cell>
          </table:table-row>
        </table:table-header-rows>
        <table:table-row table:style-name="Table14.1">
          <table:table-cell table:style-name="Table14.A2" office:value-type="string">
            <text:p text:style-name="P111"><text:span text:style-name="T272">Hold </text:span><text:span text:style-name="Keystroke"><text:span text:style-name="T201">Ctrl</text:span></text:span> <text:span text:style-name="T272">and select cells with the mouse</text:span></text:p>
          </table:table-cell>
          <table:table-cell table:style-name="Table14.A2" office:value-type="string">
            <text:p text:style-name="P112">Allows you to select multiple cell <text:span text:style-name="T273">ranges</text:span> in different areas of <text:span text:style-name="T293">the current </text:span>sheet.</text:p>
          </table:table-cell>
        </table:table-row>
        <table:table-row table:style-name="Table14.1">
          <table:table-cell table:style-name="Table14.A2" office:value-type="string">
            <text:p text:style-name="P113"><text:span text:style-name="T273">Hold </text:span><text:span text:style-name="Keystroke"><text:span text:style-name="T201">Ctrl</text:span></text:span> <text:span text:style-name="T273">and select sheet tabs</text:span></text:p>
          </table:table-cell>
          <table:table-cell table:style-name="Table14.A2" office:value-type="string">
            <text:p text:style-name="P113"><text:span text:style-name="T273">Allows you to select multiple sheets in </text:span><text:span text:style-name="T122">t</text:span><text:span text:style-name="T123">he current</text:span><text:span text:style-name="T273"> document. Clicking on a sheet that is not in view, but is selected, will remove it from the current </text:span><text:span text:style-name="T122">s</text:span><text:span text:style-name="T143">heet </text:span><text:span text:style-name="T273">selection.</text:span></text:p>
          </table:table-cell>
        </table:table-row>
        <table:table-row table:style-name="Table14.1">
          <table:table-cell table:style-name="Table14.A2" office:value-type="string">
            <text:p text:style-name="P114"><text:span text:style-name="T274">Hold </text:span><text:span text:style-name="Keystroke"><text:span text:style-name="T275">Shift</text:span></text:span> <text:span text:style-name="T274">and select a sheet tab</text:span></text:p>
          </table:table-cell>
          <table:table-cell table:style-name="Table14.A2" office:value-type="string">
            <text:p text:style-name="P114"><text:span text:style-name="T103">A</text:span><text:span text:style-name="T104">dds</text:span><text:span text:style-name="T276"> all sheets from the sheet in view to the </text:span><text:span text:style-name="T104">selected sheet into the current sheet selection.</text:span></text:p>
          </table:table-cell>
        </table:table-row>
      </table:table>
      <text:h text:style-name="P192" text:outline-level="1"><text:bookmark-start text:name="__RefHeading___Toc42417_2362874678"/><text:alphabetical-index-mark text:string-value="function keys" text:key1="klávesové zkratky"/>Function key shortcuts<text:bookmark-end text:name="__RefHeading___Toc42417_2362874678"/></text:h>
      <text:p text:style-name="Table">Table <text:sequence text:ref-name="refTable7" text:name="Table" text:formula="ooow:Table+1" style:num-format="1">8</text:sequence>: Function key shortcuts</text:p>
      <table:table table:name="Table5" table:style-name="Table5">
        <table:table-column table:style-name="Table5.A"/>
        <table:table-column table:style-name="Table5.B"/>
        <table:table-header-rows>
          <table:table-row table:style-name="Table5.1">
            <table:table-cell table:style-name="Table5.A1" office:value-type="string">
              <text:p text:style-name="P167">Klávesové zkratky</text:p>
            </table:table-cell>
            <table:table-cell table:style-name="Table5.A1" office:value-type="string">
              <text:p text:style-name="P167">Výsledek</text:p>
            </table:table-cell>
          </table:table-row>
        </table:table-header-rows>
        <table:table-row table:style-name="Table5.1">
          <table:table-cell table:style-name="Table5.A2" office:value-type="string">
            <text:p text:style-name="P150"><text:span text:style-name="Keystroke"><text:span text:style-name="T228">F1</text:span></text:span></text:p>
          </table:table-cell>
          <table:table-cell table:style-name="Table5.A2" office:value-type="string">
            <text:p text:style-name="P151">Displays the LibreOffice help browser.<text:change text:change-id="ct271079840"/></text:p>
          </table:table-cell>
        </table:table-row>
        <table:table-row table:style-name="Table5.1">
          <table:table-cell table:style-name="Table5.A2" office:value-type="string">
            <text:p text:style-name="P150"><text:span text:style-name="Keystroke"><text:span text:style-name="T308">Shift + F1</text:span></text:span></text:p>
          </table:table-cell>
          <table:table-cell table:style-name="Table5.A2" office:value-type="string">
            <text:p text:style-name="P151">Displays context help.</text:p>
          </table:table-cell>
        </table:table-row>
        <table:table-row table:style-name="Table5.1">
          <table:table-cell table:style-name="Table5.A2" office:value-type="string">
            <text:p text:style-name="P37"><text:span text:style-name="Keystroke"><text:span text:style-name="T228">Ctrl+F1</text:span></text:span></text:p>
          </table:table-cell>
          <table:table-cell table:style-name="Table5.A2" office:value-type="string">
            <text:p text:style-name="P38">Displays the comment attached to the current cell.</text:p>
          </table:table-cell>
        </table:table-row>
        <table:table-row table:style-name="Table5.1">
          <table:table-cell table:style-name="Table5.A2" office:value-type="string">
            <text:p text:style-name="P11"><text:span text:style-name="Keystroke"><text:span text:style-name="T229">F2</text:span></text:span></text:p>
          </table:table-cell>
          <table:table-cell table:style-name="Table5.A2" office:value-type="string">
            <text:p text:style-name="P40"><text:span text:style-name="T229">Switches to Edit mode and places the cursor at the end of the current cell’s contents. If the cursor is in a dialog input box that has a minimize</text:span> <text:span text:style-name="T229">button associated with it, the dialog will be hidden while the input box remains visible. Press </text:span><text:span text:style-name="Keystroke"><text:span text:style-name="T229">F2</text:span></text:span> <text:span text:style-name="T229">again to show the whole dialog.</text:span></text:p>
          </table:table-cell>
        </table:table-row>
        <text:soft-page-break/>
        <table:table-row table:style-name="Table5.1">
          <table:table-cell table:style-name="Table5.A2" office:value-type="string">
            <text:p text:style-name="P41"><text:span text:style-name="Keystroke">C</text:span><text:span text:style-name="Keystroke"><text:span text:style-name="T230">trl+F2</text:span></text:span></text:p>
          </table:table-cell>
          <table:table-cell table:style-name="Table5.A2" office:value-type="string">
            <text:p text:style-name="P54">Opens the Function Wizard.</text:p>
          </table:table-cell>
        </table:table-row>
        <table:table-row table:style-name="Table5.1">
          <table:table-cell table:style-name="Table5.A2" office:value-type="string">
            <text:p text:style-name="P42"><text:span text:style-name="Keystroke">C</text:span><text:span text:style-name="Keystroke"><text:span text:style-name="T231">trl+Shift+F2</text:span></text:span></text:p>
          </table:table-cell>
          <table:table-cell table:style-name="Table5.A2" office:value-type="string">
            <text:p text:style-name="P55"><text:span text:style-name="T231">Moves the cursor to the </text:span><text:span text:style-name="T63">i</text:span><text:span text:style-name="T231">nput line, where you can enter a formula for the current cell.</text:span></text:p>
          </table:table-cell>
        </table:table-row>
        <table:table-row table:style-name="Table5.1">
          <table:table-cell table:style-name="Table5.A2" office:value-type="string">
            <text:p text:style-name="P12"><text:span text:style-name="Keystroke"><text:span text:style-name="T232">Ctrl+F3</text:span></text:span></text:p>
          </table:table-cell>
          <table:table-cell table:style-name="Table5.A2" office:value-type="string">
            <text:p text:style-name="P56"><text:span text:style-name="T232">Opens the </text:span><text:span text:style-name="Emphasis"><text:span text:style-name="T62">Manage</text:span></text:span><text:span text:style-name="Emphasis"><text:span text:style-name="T232"> Names</text:span></text:span> <text:span text:style-name="T232">dialog.</text:span></text:p>
          </table:table-cell>
        </table:table-row>
        <table:table-row table:style-name="Table5.1">
          <table:table-cell table:style-name="Table5.A2" office:value-type="string">
            <text:p text:style-name="P40"><text:span text:style-name="Keystroke"><text:span text:style-name="T229">F</text:span></text:span><text:span text:style-name="Keystroke"><text:span text:style-name="T212">4</text:span></text:span></text:p>
          </table:table-cell>
          <table:table-cell table:style-name="Table5.A2" office:value-type="string">
            <text:p text:style-name="P130"><text:span text:style-name="T62">C</text:span><text:span text:style-name="T124">ycles through relative a</text:span><text:span text:style-name="T144">nd</text:span><text:span text:style-name="T124"> absolute references </text:span><text:span text:style-name="T155">in the input field</text:span><text:span text:style-name="T124"> (for example, A1, $A$1, $A1, or A$1).</text:span></text:p>
          </table:table-cell>
        </table:table-row>
        <table:table-row table:style-name="Table5.1">
          <table:table-cell table:style-name="Table5.A2" office:value-type="string">
            <text:p text:style-name="P13"><text:span text:style-name="Keystroke"><text:span text:style-name="T233">Ctrl+Shift+F4</text:span></text:span></text:p>
          </table:table-cell>
          <table:table-cell table:style-name="Table5.A2" office:value-type="string">
            <text:p text:style-name="P65"><text:span text:style-name="T233">Hides or shows the </text:span><text:span text:style-name="Emphasis"><text:span text:style-name="T64">Data Sources</text:span></text:span><text:span text:style-name="T233"> explorer.</text:span></text:p>
          </table:table-cell>
        </table:table-row>
        <table:table-row table:style-name="Table5.1">
          <table:table-cell table:style-name="Table5.A2" office:value-type="string">
            <text:p text:style-name="P27"><text:span text:style-name="Keystroke"><text:span text:style-name="T233">F5</text:span></text:span><text:change text:change-id="ct712118976"/></text:p>
          </table:table-cell>
          <table:table-cell table:style-name="Table5.A2" office:value-type="string">
            <text:p text:style-name="P65"><text:span text:style-name="T233">Hides or shows the </text:span><text:span text:style-name="Emphasis"><text:span text:style-name="T233">Navigator</text:span></text:span>.</text:p>
          </table:table-cell>
        </table:table-row>
        <table:table-row table:style-name="Table5.1">
          <table:table-cell table:style-name="Table5.A2" office:value-type="string">
            <text:p text:style-name="P14"><text:span text:style-name="Keystroke"><text:span text:style-name="T234">Shift+F5</text:span></text:span></text:p>
          </table:table-cell>
          <table:table-cell table:style-name="Table5.A2" office:value-type="string">
            <text:p text:style-name="P66"><text:span text:style-name="T234">Traces dependents. A</text:span><text:span text:style-name="T65">r</text:span><text:span text:style-name="T66">rows</text:span><text:span text:style-name="T234"> will point from source cells to dependent formula cells.</text:span></text:p>
          </table:table-cell>
        </table:table-row>
        <table:table-row table:style-name="Table5.1">
          <table:table-cell table:style-name="Table5.A2" office:value-type="string">
            <text:p text:style-name="P33"><text:span text:style-name="Keystroke"><text:span text:style-name="T237">Shift+F9</text:span></text:span></text:p>
          </table:table-cell>
          <table:table-cell table:style-name="Table5.A2" office:value-type="string">
            <text:p text:style-name="P62">Traces precedents. <text:span text:style-name="T295">Arrows will point from source cells to dependent formula cells.</text:span></text:p>
          </table:table-cell>
        </table:table-row>
        <table:table-row table:style-name="Table5.1">
          <table:table-cell table:style-name="Table5.A2" office:value-type="string">
            <text:p text:style-name="P20"><text:span text:style-name="Keystroke"><text:span text:style-name="T235">Ctrl+F5</text:span></text:span></text:p>
          </table:table-cell>
          <table:table-cell table:style-name="Table5.A2" office:value-type="string">
            <text:p text:style-name="P109"><text:span text:style-name="T287">Hides or shows </text:span>the Sidebar.</text:p>
          </table:table-cell>
        </table:table-row>
        <table:table-row table:style-name="Table5.1">
          <table:table-cell table:style-name="Table5.A2" office:value-type="string">
            <text:p text:style-name="P19"><text:span text:style-name="Keystroke"><text:span text:style-name="T235">Ctrl+Shift+F5</text:span></text:span></text:p>
            <text:p text:style-name="P20"><text:span text:style-name="Keystroke"><text:span text:style-name="T286">Ctrl+Shift+T</text:span></text:span></text:p>
          </table:table-cell>
          <table:table-cell table:style-name="Table5.A2" office:value-type="string">
            <text:p text:style-name="P67"><text:span text:style-name="T235">Moves the cursor to the sheet area</text:span><text:span text:style-name="T67"> drop-down box</text:span><text:span text:style-name="T235">.</text:span></text:p>
          </table:table-cell>
        </table:table-row>
        <table:table-row table:style-name="Table5.1">
          <table:table-cell table:style-name="Table5.A2" office:value-type="string">
            <text:p text:style-name="P11"><text:span text:style-name="Keystroke"><text:span text:style-name="T229">F7</text:span></text:span></text:p>
          </table:table-cell>
          <table:table-cell table:style-name="Table5.A2" office:value-type="string">
            <text:p text:style-name="P68">Checks spelling in the current sheet.</text:p>
          </table:table-cell>
        </table:table-row>
        <table:table-row table:style-name="Table5.1">
          <table:table-cell table:style-name="Table5.A2" office:value-type="string">
            <text:p text:style-name="P15"><text:span text:style-name="Keystroke"><text:span text:style-name="T237">Ctrl+F7</text:span></text:span></text:p>
          </table:table-cell>
          <table:table-cell table:style-name="Table5.A2" office:value-type="string">
            <text:p text:style-name="P57">O<text:span text:style-name="T236">pens the Thesaurus if the current cell contains text.</text:span></text:p>
          </table:table-cell>
        </table:table-row>
        <table:table-row table:style-name="Table5.1">
          <table:table-cell table:style-name="Table5.A2" office:value-type="string">
            <text:p text:style-name="P15"><text:span text:style-name="Keystroke"><text:span text:style-name="T237">F8</text:span></text:span></text:p>
          </table:table-cell>
          <table:table-cell table:style-name="Table5.A2" office:value-type="string">
            <text:p text:style-name="P152"><text:span text:style-name="T157">S</text:span><text:span text:style-name="T156">witches between the standard and extended selection modes</text:span><text:span text:style-name="T157">. In this mode, you can use the arrow keys to extend a selection of cells. You can also click in another cell to extend the selection.</text:span></text:p>
          </table:table-cell>
        </table:table-row>
        <table:table-row table:style-name="Table5.1">
          <table:table-cell table:style-name="Table5.A2" office:value-type="string">
            <text:p text:style-name="P32"><text:span text:style-name="Keystroke"><text:span text:style-name="T238">Ctrl+F8</text:span></text:span></text:p>
          </table:table-cell>
          <table:table-cell table:style-name="Table5.A2" office:value-type="string">
            <text:p text:style-name="P153"><text:span text:style-name="T158">Highlights cells </text:span><text:span text:style-name="T159">using different font colors. Text is black, formulas are green, and numbers are blue.</text:span></text:p>
          </table:table-cell>
        </table:table-row>
        <table:table-row table:style-name="Table5.1">
          <table:table-cell table:style-name="Table5.A2" office:value-type="string">
            <text:p text:style-name="P21"><text:span text:style-name="Keystroke"><text:span text:style-name="T288">Shift+F8</text:span></text:span></text:p>
          </table:table-cell>
          <table:table-cell table:style-name="Table5.A2" office:value-type="string">
            <text:p text:style-name="P61">S<text:span text:style-name="T309">witches between the standard and add selection modes. In this mode, you can add individual cells to a range with the mouse.</text:span></text:p>
          </table:table-cell>
        </table:table-row>
        <table:table-row table:style-name="Table5.1">
          <table:table-cell table:style-name="Table5.A2" office:value-type="string">
            <text:p text:style-name="P16"><text:span text:style-name="Keystroke"><text:span text:style-name="T239">F9</text:span></text:span></text:p>
          </table:table-cell>
          <table:table-cell table:style-name="Table5.A2" office:value-type="string">
            <text:p text:style-name="P131"><text:span text:style-name="T125">Recalculates changed formulas in the current sheet. </text:span><text:span text:style-name="T126">If AutoCalculate is enabled, then this shortcut will only affect </text:span><text:change text:change-id="ct554438400"/><text:change-start text:change-id="ct582192480"/><text:span text:style-name="T165">functions</text:span><text:change-end text:change-id="ct582192480"/><text:span text:style-name="T126"> like </text:span><text:span text:style-name="Code"><text:span text:style-name="T294">RAND</text:span></text:span> <text:span text:style-name="T294">and </text:span><text:span text:style-name="Code"><text:span text:style-name="T294">NOW</text:span></text:span>. <text:span text:style-name="T296">To </text:span><text:span text:style-name="T127">toggle</text:span><text:span text:style-name="T296"> AutoCalculate, </text:span><text:span text:style-name="T127">click on</text:span><text:span text:style-name="T296"> </text:span><text:span text:style-name="MenuPath"><text:span text:style-name="T296">Data &gt; Calculate &gt; AutoCalculate</text:span></text:span> <text:span text:style-name="T296">in the Menu bar.</text:span></text:p>
          </table:table-cell>
        </table:table-row>
        <table:table-row table:style-name="Table5.1">
          <table:table-cell table:style-name="Table5.A2" office:value-type="string">
            <text:p text:style-name="P15"><text:span text:style-name="Keystroke"><text:span text:style-name="T237">Ctrl+F9</text:span></text:span></text:p>
          </table:table-cell>
          <table:table-cell table:style-name="Table5.A2" office:value-type="string">
            <text:p text:style-name="P60">Updates the selected chart.<text:change text:change-id="ct132625488"/></text:p>
          </table:table-cell>
        </table:table-row>
        <table:table-row table:style-name="Table5.1">
          <table:table-cell table:style-name="Table5.A2" office:value-type="string">
            <text:p text:style-name="P15"><text:span text:style-name="Keystroke"><text:span text:style-name="T237">Ctrl+Shift+F9</text:span></text:span></text:p>
          </table:table-cell>
          <table:table-cell table:style-name="Table5.A2" office:value-type="string">
            <text:p text:style-name="P132"><text:span text:style-name="T68">Recalculates all formulas i</text:span><text:span text:style-name="T69">n</text:span><text:span text:style-name="T68"> all sheets. </text:span><text:span text:style-name="T126">If AutoCalculate is enabled, then this shortcut will only affect </text:span><text:change text:change-id="ct264737328"/><text:change-start text:change-id="ct754408464"/><text:span text:style-name="T165">functions</text:span><text:change-end text:change-id="ct754408464"/><text:span text:style-name="T126"> like </text:span><text:span text:style-name="Code"><text:span text:style-name="T294">RAND</text:span></text:span><text:span text:style-name="T68"> </text:span><text:span text:style-name="T126">and </text:span><text:span text:style-name="Code"><text:span text:style-name="T294">NOW</text:span></text:span><text:span text:style-name="T68">.</text:span></text:p>
          </table:table-cell>
        </table:table-row>
        <table:table-row table:style-name="Table5.1">
          <table:table-cell table:style-name="Table5.A2" office:value-type="string">
            <text:p text:style-name="P69"><text:span text:style-name="Keystroke"><text:span text:style-name="T240">F11</text:span></text:span><text:change text:change-id="ct764423632"/></text:p>
          </table:table-cell>
          <table:table-cell table:style-name="Table5.A2" office:value-type="string">
            <text:p text:style-name="P133">Opens the Styles <text:change text:change-id="ct474365344"/>window, where you can apply a formatting style to the contents of the cell or to the current sheet.</text:p>
          </table:table-cell>
        </table:table-row>
        <table:table-row table:style-name="Table5.1">
          <table:table-cell table:style-name="Table5.A2" office:value-type="string">
            <text:p text:style-name="P43"><text:span text:style-name="Keystroke">S</text:span><text:span text:style-name="Keystroke"><text:span text:style-name="T241">hift+F11</text:span></text:span></text:p>
          </table:table-cell>
          <table:table-cell table:style-name="Table5.A2" office:value-type="string">
            <text:p text:style-name="P70"><text:span text:style-name="T70">Opens the </text:span><text:span text:style-name="Emphasis"><text:span text:style-name="T70">Save As Template</text:span></text:span> <text:span text:style-name="T241">dialog, where you can create a document template.</text:span></text:p>
          </table:table-cell>
        </table:table-row>
        <table:table-row table:style-name="Table5.1">
          <table:table-cell table:style-name="Table5.A2" office:value-type="string">
            <text:p text:style-name="P44"><text:span text:style-name="Keystroke">C</text:span><text:span text:style-name="Keystroke"><text:span text:style-name="T242">trl+Shift+F11</text:span></text:span></text:p>
          </table:table-cell>
          <table:table-cell table:style-name="Table5.A2" office:value-type="string">
            <text:p text:style-name="P71">Updates the templates.</text:p>
          </table:table-cell>
        </table:table-row>
        <table:table-row table:style-name="Table5.1">
          <table:table-cell table:style-name="Table5.A2" office:value-type="string">
            <text:p text:style-name="P17"><text:span text:style-name="Keystroke"><text:span text:style-name="T239">F12</text:span></text:span></text:p>
          </table:table-cell>
          <table:table-cell table:style-name="Table5.A2" office:value-type="string">
            <text:p text:style-name="P72">Groups the selected data range <text:span text:style-name="T297">as part of an outline</text:span>.</text:p>
          </table:table-cell>
        </table:table-row>
        <table:table-row table:style-name="Table5.1">
          <table:table-cell table:style-name="Table5.A2" office:value-type="string">
            <text:p text:style-name="P18"><text:span text:style-name="Keystroke"><text:span text:style-name="T243">Ctrl+F12</text:span></text:span></text:p>
          </table:table-cell>
          <table:table-cell table:style-name="Table5.A2" office:value-type="string">
            <text:p text:style-name="P164"><text:span text:style-name="T243">Ungroups the selected data range </text:span><text:span text:style-name="T162">f</text:span><text:span text:style-name="T163">rom an</text:span><text:span text:style-name="T243"> outline.</text:span></text:p>
          </table:table-cell>
        </table:table-row>
      </table:table>
      <text:h text:style-name="P193" text:outline-level="1"><text:bookmark-start text:name="__RefHeading___Toc42421_2362874678"/><text:soft-page-break/><text:alphabetical-index-mark text:string-value="cell formatting" text:key1="klávesové zkratky"/>Cell formatting shortcuts<text:bookmark-end text:name="__RefHeading___Toc42421_2362874678"/></text:h>
      <text:list xml:id="list104828978512540" text:continue-numbering="true" text:style-name="Heading_20_Note">
        <text:list-item>
          <text:p text:style-name="P208">Poznámka</text:p>
        </text:list-item>
      </text:list>
      <text:p text:style-name="P5"><text:span text:style-name="T248">The numbered shortcut keys in Table </text:span><text:span text:style-name="T248"><text:sequence-ref text:reference-format="value" text:ref-name="refTable8">9</text:sequence-ref></text:span><text:span text:style-name="T248">, apart from</text:span><text:span text:style-name="Keystroke"><text:span text:style-name="T248"> Ctrl+1, </text:span></text:span><text:span text:style-name="T303">do </text:span><text:span text:style-name="Strong_20_Emphasis"><text:span text:style-name="T248">not</text:span></text:span> <text:span text:style-name="T248">use the number keys on the number pad, but rather those on the main keyboard.</text:span></text:p>
      <text:p text:style-name="Table">Table <text:sequence text:ref-name="refTable8" text:name="Table" text:formula="ooow:Table+1" style:num-format="1">9</text:sequence>: Cell formatting shortcuts</text:p>
      <table:table table:name="Table7" table:style-name="Table7">
        <table:table-column table:style-name="Table7.A"/>
        <table:table-column table:style-name="Table7.B"/>
        <table:table-header-rows>
          <table:table-row table:style-name="Table7.1">
            <table:table-cell table:style-name="Table7.A1" office:value-type="string">
              <text:p text:style-name="P168">Klávesové zkratky</text:p>
            </table:table-cell>
            <table:table-cell table:style-name="Table7.A1" office:value-type="string">
              <text:p text:style-name="P168">Výsledek</text:p>
            </table:table-cell>
          </table:table-row>
        </table:table-header-rows>
        <table:table-row table:style-name="Table7.1">
          <table:table-cell table:style-name="Table7.A2" office:value-type="string">
            <text:p text:style-name="P73"><text:span text:style-name="Keystroke"><text:span text:style-name="T246">Ctrl+1</text:span></text:span></text:p>
          </table:table-cell>
          <table:table-cell table:style-name="Table7.A2" office:value-type="string">
            <text:p text:style-name="P35">Opens the Format Cells dialog.</text:p>
          </table:table-cell>
        </table:table-row>
        <table:table-row table:style-name="Table7.1">
          <table:table-cell table:style-name="Table7.A2" office:value-type="string">
            <text:p text:style-name="P74"><text:span text:style-name="Keystroke"><text:span text:style-name="T247">Ctrl+Shift+1</text:span></text:span></text:p>
          </table:table-cell>
          <table:table-cell table:style-name="Table7.A2" office:value-type="string">
            <text:p text:style-name="P75">Number format with two decimal places and the thousands separator</text:p>
          </table:table-cell>
        </table:table-row>
        <table:table-row table:style-name="Table7.1">
          <table:table-cell table:style-name="Table7.A2" office:value-type="string">
            <text:p text:style-name="P74"><text:span text:style-name="Keystroke"><text:span text:style-name="T247">Ctrl+Shift+2</text:span></text:span></text:p>
          </table:table-cell>
          <table:table-cell table:style-name="Table7.A2" office:value-type="string">
            <text:p text:style-name="P74"><text:span text:style-name="T71">S</text:span><text:span text:style-name="T247">tandard exponential format</text:span></text:p>
          </table:table-cell>
        </table:table-row>
        <table:table-row table:style-name="Table7.1">
          <table:table-cell table:style-name="Table7.A2" office:value-type="string">
            <text:p text:style-name="P74"><text:span text:style-name="Keystroke"><text:span text:style-name="T247">Ctrl+Shift+3</text:span></text:span></text:p>
          </table:table-cell>
          <table:table-cell table:style-name="Table7.A2" office:value-type="string">
            <text:p text:style-name="P74"><text:span text:style-name="T247">Standard dat</text:span><text:span text:style-name="T71">e</text:span><text:span text:style-name="T247"> format</text:span></text:p>
          </table:table-cell>
        </table:table-row>
        <table:table-row table:style-name="Table7.1">
          <table:table-cell table:style-name="Table7.A2" office:value-type="string">
            <text:p text:style-name="P75"><text:span text:style-name="Keystroke">Ctrl+Shift+4</text:span></text:p>
          </table:table-cell>
          <table:table-cell table:style-name="Table7.A2" office:value-type="string">
            <text:p text:style-name="P75">Standard currency format</text:p>
          </table:table-cell>
        </table:table-row>
        <table:table-row table:style-name="Table7.1">
          <table:table-cell table:style-name="Table7.A2" office:value-type="string">
            <text:p text:style-name="P74"><text:span text:style-name="Keystroke"><text:span text:style-name="T247">Ctrl+Shift+</text:span></text:span><text:span text:style-name="Keystroke"><text:span text:style-name="T216">5</text:span></text:span></text:p>
          </table:table-cell>
          <table:table-cell table:style-name="Table7.A2" office:value-type="string">
            <text:p text:style-name="P75">Standard percentage format with two decimal places</text:p>
          </table:table-cell>
        </table:table-row>
        <table:table-row table:style-name="Table7.1">
          <table:table-cell table:style-name="Table7.A2" office:value-type="string">
            <text:p text:style-name="P74"><text:span text:style-name="Keystroke"><text:span text:style-name="T247">Ctrl+Shift+</text:span></text:span><text:span text:style-name="Keystroke"><text:span text:style-name="T216">6</text:span></text:span></text:p>
          </table:table-cell>
          <table:table-cell table:style-name="Table7.A2" office:value-type="string">
            <text:p text:style-name="P75">Standard format</text:p>
          </table:table-cell>
        </table:table-row>
        <table:table-row table:style-name="Table7.1">
          <table:table-cell table:style-name="Table7.A2" office:value-type="string">
            <text:p text:style-name="P108"><text:span text:style-name="Keystroke"><text:span text:style-name="T247">Ctrl+</text:span></text:span><text:span text:style-name="Keystroke">M</text:span></text:p>
          </table:table-cell>
          <table:table-cell table:style-name="Table7.A2" office:value-type="string">
            <text:p text:style-name="P108">Clears all formatting in the current cell.</text:p>
          </table:table-cell>
        </table:table-row>
      </table:table>
      <text:h text:style-name="P194" text:outline-level="1"><text:bookmark-start text:name="__RefHeading___Toc42423_2362874678"/><text:alphabetical-index-mark text:string-value="pivot tables" text:key1="klávesové zkratky"/>Pivot table shortcuts<text:bookmark-end text:name="__RefHeading___Toc42423_2362874678"/></text:h>
      <table:table table:name="Table8" table:style-name="Table8">
        <table:table-column table:style-name="Table8.A"/>
        <table:table-column table:style-name="Table8.B"/>
        <table:table-header-rows>
          <table:table-row table:style-name="Table8.1">
            <table:table-cell table:style-name="Table8.A1" office:value-type="string">
              <text:p text:style-name="P169">Klávesové zkratky</text:p>
            </table:table-cell>
            <table:table-cell table:style-name="Table8.A1" office:value-type="string">
              <text:p text:style-name="P169">Výsledek</text:p>
            </table:table-cell>
          </table:table-row>
        </table:table-header-rows>
        <table:table-row table:style-name="Table8.1">
          <table:table-cell table:style-name="Table8.A2" office:value-type="string">
            <text:p text:style-name="P45"><text:span text:style-name="Keystroke">T</text:span><text:span text:style-name="Keystroke"><text:span text:style-name="T249">ab</text:span></text:span></text:p>
          </table:table-cell>
          <table:table-cell table:style-name="Table8.A2" office:value-type="string">
            <text:p text:style-name="P86"><text:span text:style-name="T15">Changes the focus by moving forwards through the </text:span><text:span text:style-name="T166">elements</text:span><text:span text:style-name="T15"> of the</text:span><text:change-start text:change-id="ct713394944"/><text:span text:style-name="T15"> </text:span><text:span text:style-name="T21">Pivot Table Layout</text:span><text:change-end text:change-id="ct713394944"/><text:span text:style-name="T15"> dialog.</text:span></text:p>
          </table:table-cell>
        </table:table-row>
        <table:table-row table:style-name="Table8.1">
          <table:table-cell table:style-name="Table8.A2" office:value-type="string">
            <text:p text:style-name="P86"><text:span text:style-name="Keystroke"><text:span text:style-name="T255">Shift + tabulátor</text:span></text:span></text:p>
          </table:table-cell>
          <table:table-cell table:style-name="Table8.A2" office:value-type="string">
            <text:p text:style-name="P86"><text:span text:style-name="T255">Changes the focus by moving backwards through the </text:span><text:span text:style-name="T73">elements</text:span><text:span text:style-name="T255"> of the</text:span><text:change-start text:change-id="ct505030176"/><text:span text:style-name="T255"> Pivot Table Layout </text:span><text:change-end text:change-id="ct505030176"/><text:change text:change-id="ct455560944"/><text:span text:style-name="T255">dialog.</text:span></text:p>
          </table:table-cell>
        </table:table-row>
        <table:table-row table:style-name="Table8.1">
          <table:table-cell table:style-name="Table8.A2" office:value-type="string">
            <text:p text:style-name="P87"><text:span text:style-name="Keystroke"><text:span text:style-name="T256">Arrow</text:span></text:span> <text:span text:style-name="T256">keys</text:span></text:p>
          </table:table-cell>
          <table:table-cell table:style-name="Table8.A2" office:value-type="string">
            <text:p text:style-name="P88">Moves the focus one item in the direction of the arrow in the current dialog area.</text:p>
          </table:table-cell>
        </table:table-row>
        <table:table-row table:style-name="Table8.1">
          <table:table-cell table:style-name="Table8.A2" office:value-type="string">
            <text:p text:style-name="P89"><text:span text:style-name="Keystroke"><text:span text:style-name="T257">Home</text:span></text:span></text:p>
          </table:table-cell>
          <table:table-cell table:style-name="Table8.A2" office:value-type="string">
            <text:p text:style-name="P90">Selects the first item in the current dialog area.</text:p>
          </table:table-cell>
        </table:table-row>
        <table:table-row table:style-name="Table8.1">
          <table:table-cell table:style-name="Table8.A2" office:value-type="string">
            <text:p text:style-name="P48"><text:span text:style-name="Keystroke"><text:span text:style-name="T258">End</text:span></text:span></text:p>
          </table:table-cell>
          <table:table-cell table:style-name="Table8.A2" office:value-type="string">
            <text:p text:style-name="P91">Selects the last item in the current dialog area.</text:p>
          </table:table-cell>
        </table:table-row>
        <table:table-row table:style-name="Table8.1">
          <table:table-cell table:style-name="Table8.A2" office:value-type="string">
            <text:p text:style-name="P92"><text:span text:style-name="Keystroke"><text:span text:style-name="T182">Alt</text:span></text:span> <text:span text:style-name="T258">and the underlined character in one of the dialog field names.</text:span></text:p>
          </table:table-cell>
          <table:table-cell table:style-name="Table8.A2" office:value-type="string">
            <text:p text:style-name="P134"><text:span text:style-name="T258">Copies or moves the current field into the </text:span><text:span text:style-name="Emphasis"><text:span text:style-name="T258">Row</text:span></text:span><text:span text:style-name="T258"> (</text:span><text:span text:style-name="Keystroke"><text:span text:style-name="T298">Alt+R</text:span></text:span><text:span text:style-name="T298">)</text:span><text:span text:style-name="Emphasis"><text:span text:style-name="T258">, Column </text:span></text:span><text:span text:style-name="T298">(</text:span><text:span text:style-name="Keystroke"><text:span text:style-name="T298">Alt+F</text:span></text:span><text:span text:style-name="T298">)</text:span><text:span text:style-name="Emphasis"><text:span text:style-name="T258">, </text:span></text:span><text:change text:change-id="ct570603872"/><text:span text:style-name="Emphasis"><text:span text:style-name="T258">Data</text:span></text:span><text:span text:style-name="Keystroke"><text:span text:style-name="T259"> </text:span></text:span><text:span text:style-name="T259">(</text:span><text:span text:style-name="Keystroke"><text:span text:style-name="T259">Alt+D</text:span></text:span><text:span text:style-name="T259">)</text:span><text:change-start text:change-id="ct614966768"/><text:span text:style-name="T259">, </text:span><text:span text:style-name="Emphasis"><text:span text:style-name="T259">Page (Alt+P)</text:span></text:span><text:span text:style-name="T259">, or </text:span><text:span text:style-name="Emphasis"><text:span text:style-name="T259">Available (A</text:span></text:span><text:change-end text:change-id="ct614966768"/><text:change-start text:change-id="ct122889072"/><text:span text:style-name="Emphasis"><text:span text:style-name="T259">lt+A)</text:span></text:span><text:change-end text:change-id="ct122889072"/><text:span text:style-name="Keystroke"> </text:span><text:change-start text:change-id="ct163038336"/><text:span text:style-name="Keystroke"><text:span text:style-name="T316">Fields </text:span></text:span><text:change-end text:change-id="ct163038336"/><text:span text:style-name="T259">areas, depending on which one you select.</text:span></text:p>
          </table:table-cell>
        </table:table-row>
        <table:table-row table:style-name="Table8.1">
          <table:table-cell table:style-name="Table8.A2" office:value-type="string">
            <text:p text:style-name="P166"><text:change-start text:change-id="ct668243680"/><text:span text:style-name="Keystroke">Alt+O</text:span><text:change-end text:change-id="ct668243680"/></text:p>
          </table:table-cell>
          <table:table-cell table:style-name="Table8.A2" office:value-type="string">
            <text:p text:style-name="P166"><text:change-start text:change-id="ct353441952"/>Opens / closes the <text:span text:style-name="Emphasis">Options</text:span> area on the Pivot Table Layout dialog.<text:change-end text:change-id="ct353441952"/></text:p>
          </table:table-cell>
        </table:table-row>
        <table:table-row table:style-name="Table8.1">
          <table:table-cell table:style-name="Table8.A2" office:value-type="string">
            <text:p text:style-name="P166"><text:change-start text:change-id="ct186309472"/><text:span text:style-name="Keystroke">Alt+S</text:span><text:change-end text:change-id="ct186309472"/></text:p>
          </table:table-cell>
          <table:table-cell table:style-name="Table8.A2" office:value-type="string">
            <text:p text:style-name="P166"><text:change-start text:change-id="ct466140512"/>Opens / closes the <text:span text:style-name="Emphasis">Source and Destination</text:span> area on the Pivot Table Layout dialog.<text:change-end text:change-id="ct466140512"/></text:p>
          </table:table-cell>
        </table:table-row>
        <table:table-row table:style-name="Table8.1">
          <table:table-cell table:style-name="Table8.A2" office:value-type="string">
            <text:p text:style-name="P49"><text:span text:style-name="Keystroke"><text:span text:style-name="T260">Delete</text:span></text:span></text:p>
          </table:table-cell>
          <table:table-cell table:style-name="Table8.A2" office:value-type="string">
            <text:p text:style-name="P93">Removes the current field from the area.</text:p>
          </table:table-cell>
        </table:table-row>
      </table:table>
      <text:h text:style-name="P194" text:outline-level="1"><text:bookmark-start text:name="__RefHeading___Toc42425_2362874678"/><text:alphabetical-index-mark text:string-value="charts" text:key1="klávesové zkratky"/>Chart shortcuts<text:bookmark-end text:name="__RefHeading___Toc42425_2362874678"/></text:h>
      <text:list xml:id="list4127167610" text:style-name="Heading_20_Tip">
        <text:list-item>
          <text:p text:style-name="P209">Tip</text:p>
        </text:list-item>
      </text:list>
      <text:p text:style-name="P6"><text:span text:style-name="T251">You can use the </text:span><text:span text:style-name="Keystroke"><text:span text:style-name="T251">Alt</text:span></text:span> <text:span text:style-name="T251">keys with the Arrow keys and plus (+) and minus (-) keys to move elements with a finer degree of movement for more accuracy.</text:span></text:p>
      <text:p text:style-name="Table"><text:soft-page-break/>Table <text:sequence text:ref-name="refTable9" text:name="Table" text:formula="ooow:Table+1" style:num-format="1">10</text:sequence>: Chart shortcuts</text:p>
      <table:table table:name="Table9" table:style-name="Table9">
        <table:table-column table:style-name="Table9.A"/>
        <table:table-column table:style-name="Table9.B"/>
        <table:table-header-rows>
          <table:table-row table:style-name="Table9.1">
            <table:table-cell table:style-name="Table9.A1" office:value-type="string">
              <text:p text:style-name="P170">Klávesové zkratky</text:p>
            </table:table-cell>
            <table:table-cell table:style-name="Table9.A1" office:value-type="string">
              <text:p text:style-name="P170">Výsledek</text:p>
            </table:table-cell>
          </table:table-row>
        </table:table-header-rows>
        <table:table-row table:style-name="Table9.1">
          <table:table-cell table:style-name="Table9.A2" office:value-type="string">
            <text:p text:style-name="P46"><text:span text:style-name="Keystroke"><text:span text:style-name="T250">Tabulátor</text:span></text:span></text:p>
          </table:table-cell>
          <table:table-cell table:style-name="Table9.A2" office:value-type="string">
            <text:p text:style-name="P36">Selects <text:span text:style-name="T299">the </text:span>next chart element.</text:p>
          </table:table-cell>
        </table:table-row>
        <table:table-row table:style-name="Table9.1">
          <table:table-cell table:style-name="Table9.A2" office:value-type="string">
            <text:p text:style-name="P76"><text:span text:style-name="Keystroke"><text:span text:style-name="T250">Shift + tabulátor</text:span></text:span></text:p>
          </table:table-cell>
          <table:table-cell table:style-name="Table9.A2" office:value-type="string">
            <text:p text:style-name="P77">Selects <text:span text:style-name="T299">the </text:span>previous chart element.</text:p>
          </table:table-cell>
        </table:table-row>
        <table:table-row table:style-name="Table9.1">
          <table:table-cell table:style-name="Table9.A2" office:value-type="string">
            <text:p text:style-name="P76"><text:span text:style-name="Keystroke"><text:span text:style-name="T250">Home</text:span></text:span></text:p>
          </table:table-cell>
          <table:table-cell table:style-name="Table9.A2" office:value-type="string">
            <text:p text:style-name="P77">Selects <text:span text:style-name="T299">the</text:span> first chart element.</text:p>
          </table:table-cell>
        </table:table-row>
        <table:table-row table:style-name="Table9.1">
          <table:table-cell table:style-name="Table9.A2" office:value-type="string">
            <text:p text:style-name="P76"><text:span text:style-name="Keystroke"><text:span text:style-name="T250">End</text:span></text:span></text:p>
          </table:table-cell>
          <table:table-cell table:style-name="Table9.A2" office:value-type="string">
            <text:p text:style-name="P77">Selects <text:span text:style-name="T299">the </text:span>last chart element.</text:p>
          </table:table-cell>
        </table:table-row>
        <table:table-row table:style-name="Table9.1">
          <table:table-cell table:style-name="Table9.A2" office:value-type="string">
            <text:p text:style-name="P51"><text:span text:style-name="Keystroke">Esc</text:span></text:p>
          </table:table-cell>
          <table:table-cell table:style-name="Table9.A2" office:value-type="string">
            <text:p text:style-name="P77">Cancels selection.</text:p>
          </table:table-cell>
        </table:table-row>
        <table:table-row table:style-name="Table9.1">
          <table:table-cell table:style-name="Table9.A2" office:value-type="string">
            <text:p text:style-name="P46"><text:span text:style-name="Keystroke"><text:span text:style-name="T250">Arrow keys</text:span></text:span></text:p>
          </table:table-cell>
          <table:table-cell table:style-name="Table9.A2" office:value-type="string">
            <text:p text:style-name="P76"><text:span text:style-name="T250">Moves the </text:span><text:span text:style-name="T72">element</text:span><text:span text:style-name="T250"> in the direction of the arrow.</text:span></text:p>
          </table:table-cell>
        </table:table-row>
        <table:table-row table:style-name="Table9.1">
          <table:table-cell table:style-name="Table9.A2" office:value-type="string">
            <text:p text:style-name="P78"><text:span text:style-name="Keystroke"><text:span text:style-name="T177">A</text:span></text:span><text:span text:style-name="Keystroke"><text:span text:style-name="T178">rrow keys </text:span></text:span><text:span text:style-name="T251">in pie charts</text:span></text:p>
          </table:table-cell>
          <table:table-cell table:style-name="Table9.A2" office:value-type="string">
            <text:p text:style-name="P79">Moves the selected pie segment in the direction of the arrow.</text:p>
          </table:table-cell>
        </table:table-row>
        <table:table-row table:style-name="Table9.1">
          <table:table-cell table:style-name="Table9.A2" office:value-type="string">
            <text:p text:style-name="P80"><text:span text:style-name="Keystroke"><text:span text:style-name="T179">F2 </text:span></text:span><text:span text:style-name="T252">in titles</text:span></text:p>
          </table:table-cell>
          <table:table-cell table:style-name="Table9.A2" office:value-type="string">
            <text:p text:style-name="P81">Enters text input mode.</text:p>
          </table:table-cell>
        </table:table-row>
        <table:table-row table:style-name="Table9.1">
          <table:table-cell table:style-name="Table9.A2" office:value-type="string">
            <text:p text:style-name="P80"><text:span text:style-name="Keystroke"><text:span text:style-name="T179">F3 </text:span></text:span><text:span text:style-name="T252">in legends and data series</text:span></text:p>
          </table:table-cell>
          <table:table-cell table:style-name="Table9.A2" office:value-type="string">
            <text:p text:style-name="P81">Opens groups so that you can edit the individual components.</text:p>
          </table:table-cell>
        </table:table-row>
        <table:table-row table:style-name="Table9.1">
          <table:table-cell table:style-name="Table9.A2" office:value-type="string">
            <text:p text:style-name="P82"><text:span text:style-name="Keystroke"><text:span text:style-name="T180">Ctrl+F3 </text:span></text:span><text:span text:style-name="T253">in legends and data series</text:span></text:p>
          </table:table-cell>
          <table:table-cell table:style-name="Table9.A2" office:value-type="string">
            <text:p text:style-name="P83">Exits group<text:span text:style-name="T313">s</text:span>.</text:p>
          </table:table-cell>
        </table:table-row>
        <table:table-row table:style-name="Table9.1">
          <table:table-cell table:style-name="Table9.A2" office:value-type="string">
            <text:p text:style-name="P47"><text:span text:style-name="Keystroke"><text:span text:style-name="T254">+/-</text:span></text:span></text:p>
          </table:table-cell>
          <table:table-cell table:style-name="Table9.A2" office:value-type="string">
            <text:p text:style-name="P84">Enlarges or shrinks the chart.</text:p>
          </table:table-cell>
        </table:table-row>
        <table:table-row table:style-name="Table9.1">
          <table:table-cell table:style-name="Table9.A2" office:value-type="string">
            <text:p text:style-name="P85"><text:span text:style-name="Keystroke"><text:span text:style-name="T181">+/-</text:span></text:span> <text:span text:style-name="T254">in pie charts</text:span></text:p>
          </table:table-cell>
          <table:table-cell table:style-name="Table9.A2" office:value-type="string">
            <text:p text:style-name="P84">Moves the selected pie segment off or into the pie chart.</text:p>
          </table:table-cell>
        </table:table-row>
      </table:table>
      <text:h text:style-name="P195" text:outline-level="1"><text:bookmark-start text:name="__RefHeading___Toc19727_2410047456"/><text:alphabetical-index-mark text:string-value="outline accessibility" text:key1="klávesové zkratky"/><text:span text:style-name="T261">Outline </text:span><text:span text:style-name="T193">a</text:span><text:span text:style-name="T194">ccessibility</text:span><text:span text:style-name="T261"> shortcuts</text:span><text:bookmark-end text:name="__RefHeading___Toc19727_2410047456"/></text:h>
      <text:p text:style-name="P179"><text:span text:style-name="T289">To use these shortcuts, press </text:span><text:span text:style-name="Keystroke"><text:span text:style-name="T289">F6</text:span></text:span> <text:span text:style-name="T289">or </text:span><text:span text:style-name="Keystroke"><text:span text:style-name="T289">Shift+F6</text:span></text:span> <text:span text:style-name="T289">until the vertical or horizontal outline window has the focus.</text:span></text:p>
      <text:p text:style-name="Table">Table <text:sequence text:ref-name="refTable10" text:name="Table" text:formula="ooow:Table+1" style:num-format="1">11</text:sequence>: Outline <text:span text:style-name="T220">a</text:span><text:span text:style-name="T221">ccessibility</text:span> shortcuts</text:p>
      <table:table table:name="Table10" table:style-name="Table10">
        <table:table-column table:style-name="Table10.A"/>
        <table:table-column table:style-name="Table10.B"/>
        <table:table-header-rows>
          <table:table-row table:style-name="Table10.1">
            <table:table-cell table:style-name="Table10.A1" office:value-type="string">
              <text:p text:style-name="P171">Klávesové zkratky</text:p>
            </table:table-cell>
            <table:table-cell table:style-name="Table10.A1" office:value-type="string">
              <text:p text:style-name="P171">Výsledek</text:p>
            </table:table-cell>
          </table:table-row>
        </table:table-header-rows>
        <table:table-row table:style-name="Table10.1">
          <table:table-cell table:style-name="Table10.A2" office:value-type="string">
            <text:p text:style-name="P50"><text:span text:style-name="Keystroke"><text:span text:style-name="T250">Tabulátor</text:span></text:span></text:p>
          </table:table-cell>
          <table:table-cell table:style-name="Table10.A2" office:value-type="string">
            <text:p text:style-name="P63">C<text:span text:style-name="T261">ycles through each outline indicator from top to bottom or left to right.</text:span></text:p>
          </table:table-cell>
        </table:table-row>
        <table:table-row table:style-name="Table10.1">
          <table:table-cell table:style-name="Table10.A2" office:value-type="string">
            <text:p text:style-name="P94"><text:span text:style-name="Keystroke"><text:span text:style-name="T250">Shift + tabulátor</text:span></text:span></text:p>
          </table:table-cell>
          <table:table-cell table:style-name="Table10.A2" office:value-type="string">
            <text:p text:style-name="P95">Cycle<text:span text:style-name="T300">s</text:span> through each outline indicator in the opposite direction.</text:p>
          </table:table-cell>
        </table:table-row>
        <table:table-row table:style-name="Table10.1">
          <table:table-cell table:style-name="Table10.A2" office:value-type="string">
            <text:p text:style-name="P94"><text:span text:style-name="Keystroke"><text:span text:style-name="T177">C</text:span></text:span><text:span text:style-name="Keystroke"><text:span text:style-name="T183">trl+1 </text:span></text:span><text:span text:style-name="T261">to </text:span><text:span text:style-name="Emphasis"><text:span text:style-name="T261">Ctrl+8</text:span></text:span></text:p>
          </table:table-cell>
          <table:table-cell table:style-name="Table10.A2" office:value-type="string">
            <text:p text:style-name="P95">Show all levels up <text:span text:style-name="T314">to </text:span>the specified number while hiding all higher-numbered levels in the outline.</text:p>
          </table:table-cell>
        </table:table-row>
        <table:table-row table:style-name="Table10.1">
          <table:table-cell table:style-name="Table10.A2" office:value-type="string">
            <text:p text:style-name="P96"><text:span text:style-name="Keystroke"><text:span text:style-name="T262">+/-</text:span></text:span></text:p>
          </table:table-cell>
          <table:table-cell table:style-name="Table10.A2" office:value-type="string">
            <text:p text:style-name="P58">Shows (+) or hides (-) the focused outline group.</text:p>
          </table:table-cell>
        </table:table-row>
        <table:table-row table:style-name="Table10.1">
          <table:table-cell table:style-name="Table10.A2" office:value-type="string">
            <text:p text:style-name="P52"><text:span text:style-name="Keystroke">E</text:span><text:span text:style-name="Keystroke"><text:span text:style-name="T262">nter</text:span></text:span></text:p>
          </table:table-cell>
          <table:table-cell table:style-name="Table10.A2" office:value-type="string">
            <text:p text:style-name="P58">Activates the focused indicator button.</text:p>
          </table:table-cell>
        </table:table-row>
        <table:table-row table:style-name="Table10.1">
          <table:table-cell table:style-name="Table10.A2" office:value-type="string">
            <text:p text:style-name="P96"><text:span text:style-name="T215">Arrow</text:span> <text:span text:style-name="T262">keys</text:span></text:p>
          </table:table-cell>
          <table:table-cell table:style-name="Table10.A2" office:value-type="string">
            <text:p text:style-name="P96"><text:span text:style-name="T74">Cycles through i</text:span><text:span text:style-name="T75">ndicator buttons in the direction of the arrow.</text:span></text:p>
          </table:table-cell>
        </table:table-row>
      </table:table>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Sans4"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3"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style:paragraph-properties fo:margin-top="0.05in" fo:margin-bottom="0.05in"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paragraph-properties fo:margin-left="0in" fo:margin-right="0in" fo:margin-top="0in" fo:margin-bottom="0.0783in" loext:contextual-spacing="false" fo:text-indent="0in" style:auto-text-indent="false"/>
      <style:text-properties style:font-name="Liberation Mono" fo:font-family="'Liberation Mono'" style:font-family-generic="modern" style:font-pitch="fixed"/>
    </style:style>
    <style:style style:name="Table" style:family="paragraph" style:parent-style-name="Caption" style:class="extra">
      <style:paragraph-properties fo:keep-with-next="alway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text-properties officeooo:rsid="005c7339"/>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0783in" loext:padding-right="0.0783in" loext:padding-top="0.0193in" loext:padding-bottom="0.0193in" loext:border="0.06pt solid #000000"/>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2d3e0a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Chart shortcuts</text:chapter> <text:span text:style-name="MT1">| </text:span><text:page-number text:select-page="current">9</text:page-number></text:p>
      </style:footer>
      <style:footer-left>
        <text:p text:style-name="Footer"><text:page-number text:select-page="current">10</text:page-number><text:s/><text:span text:style-name="MT3">| </text:span><text:chapter text:display="name" text:outline-level="2">Outline accessibility shortcuts</text:chapter></text:p>
      </style:footer-left>
      <loext:footer-first>
        <text:p text:style-name="Footer"><text:span text:style-name="Internet_20_link"><text:span text:style-name="MT2"><text:page-number text:select-page="current">4</text:page-number></text:span></text:span><text:span text:style-name="Internet_20_link"><text:span text:style-name="MT2"><text:s/>| </text:span></text:span><text:span text:style-name="MT2"><text:chapter text:display="name" text:outline-level="2">Insertion and editing shortcuts</text:chapter></text:span></text:p>
      </loext:footer-first>
    </style:master-page>
    <style:master-page style:name="First_20_Page" style:display-name="First Page" style:page-layout-name="Mpm2" style:next-style-name="Standard"/>
    <style:master-page style:name="LOFrontMatter" style:page-layout-name="Mpm3">
      <style:footer>
        <text:p text:style-name="MP1"><text:title>Příloha A Klávesové zkratky</text:title><text:s/><text:span text:style-name="MT4">| </text:span><text:page-number text:select-page="current">3</text:page-number></text:p>
      </style:footer>
      <style:footer-left>
        <text:p text:style-name="MP3"><text:span text:style-name="MT4"><text:page-number text:select-page="current">4</text:page-number></text:span><text:span text:style-name="MT4">| </text:span><text:title>Appendix A  Keyboard Shortcuts</text:title></text:p>
      </style:footer-left>
      <loext:footer-first>
        <text:p text:style-name="MP2"><text:span text:style-name="MT5">Dokumentace LibreOffice je dostupná na stránce </text:span><text:a xlink:type="simple" xlink:href="https://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3T12:04:23.450000000</meta:creation-date>
    <meta:editing-duration>PT19H9M38S</meta:editing-duration>
    <meta:editing-cycles>456</meta:editing-cycles>
    <meta:generator>LibreOffice/6.3.4.2$Linux_X86_64 LibreOffice_project/60da17e045e08f1793c57c00ba83cdfce946d0aa</meta:generator>
    <dc:title>Příloha A Klávesové zkratky</dc:title>
    <dc:date>2020-01-09T10:48:27.063105439</dc:date>
    <dc:creator>Olivier Hallot</dc:creator>
    <meta:printed-by>Steve Fanning</meta:printed-by>
    <meta:print-date>2019-12-22T20:02:21.527000000</meta:print-date>
    <meta:document-statistic meta:table-count="14" meta:image-count="1" meta:object-count="0" meta:page-count="10" meta:paragraph-count="368" meta:word-count="2575" meta:character-count="15324" meta:non-whitespace-character-count="13117"/>
    <meta:user-defined meta:name="Guide Name">Calc Guide</meta:user-defined>
    <meta:user-defined meta:name="LibreOffice Version" meta:value-type="float">6.2</meta:user-defined>
    <meta:template xlink:type="simple" xlink:actuate="onRequest" xlink:title="LibreOffice_6.x_Draft_Template" xlink:href="../../../../../AppData/Roaming/LibreOffice/4/user/template/LibreOffice_6.x_Draft_Template.ott" meta:date="2019-09-23T12:04:23.187000000"/>
  </office:meta>
</office:document-meta>
</file>